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lib_result_max_dssd3" table:style-name="ta1">
        <table:table-column table:style-name="co1" table:number-columns-repeated="30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9"/>
          <table:table-cell office:value-type="string" calcext:value-type="string">
            <text:p>OLD</text:p>
          </table:table-cell>
          <table:table-cell table:number-columns-repeated="7"/>
          <table:table-cell office:value-type="string" calcext:value-type="string">
            <text:p>NEW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New calib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.72" calcext:value-type="float">
            <text:p>66.72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15" calcext:value-type="float">
            <text:p>15</text:p>
          </table:table-cell>
          <table:table-cell table:formula="of:=[.N6]" office:value-type="float" office:value="66.72" calcext:value-type="float">
            <text:p>66.72</text:p>
          </table:table-cell>
          <table:table-cell table:formula="of:=[.O6]" office:value-type="float" office:value="-6.84413" calcext:value-type="float">
            <text:p>-6.84413</text:p>
          </table:table-cell>
          <table:table-cell table:formula="of:=[.P6]" office:value-type="float" office:value="0.785257" calcext:value-type="float">
            <text:p>0.7852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2.975" calcext:value-type="float">
            <text:p>62.97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1" calcext:value-type="float">
            <text:p>1</text:p>
          </table:table-cell>
          <table:table-cell table:formula="of:=[.M7]" office:value-type="float" office:value="14" calcext:value-type="float">
            <text:p>14</text:p>
          </table:table-cell>
          <table:table-cell table:formula="of:=[.N7]" office:value-type="float" office:value="62.975" calcext:value-type="float">
            <text:p>62.975</text:p>
          </table:table-cell>
          <table:table-cell table:formula="of:=[.O7]" office:value-type="float" office:value="1.19313" calcext:value-type="float">
            <text:p>1.19313</text:p>
          </table:table-cell>
          <table:table-cell table:formula="of:=[.P7]" office:value-type="float" office:value="0.835639" calcext:value-type="float">
            <text:p>0.835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9.9281" calcext:value-type="float">
            <text:p>19.9281</text:p>
          </table:table-cell>
          <table:table-cell office:value-type="float" office:value="0.807201" calcext:value-type="float">
            <text:p>0.807201</text:p>
          </table:table-cell>
          <table:table-cell office:value-type="float" office:value="9.42669" calcext:value-type="float">
            <text:p>9.426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.8645" calcext:value-type="float">
            <text:p>60.8645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table:formula="of:=[.J8]" office:value-type="float" office:value="2" calcext:value-type="float">
            <text:p>2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2" calcext:value-type="float">
            <text:p>2</text:p>
          </table:table-cell>
          <table:table-cell table:formula="of:=[.M8]" office:value-type="float" office:value="13" calcext:value-type="float">
            <text:p>13</text:p>
          </table:table-cell>
          <table:table-cell table:formula="of:=[.N8]" office:value-type="float" office:value="60.8645" calcext:value-type="float">
            <text:p>60.8645</text:p>
          </table:table-cell>
          <table:table-cell table:formula="of:=[.O8]" office:value-type="float" office:value="1.28792" calcext:value-type="float">
            <text:p>1.28792</text:p>
          </table:table-cell>
          <table:table-cell table:formula="of:=[.P8]" office:value-type="float" office:value="0.848819" calcext:value-type="float">
            <text:p>0.848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32.6117" calcext:value-type="float">
            <text:p>32.6117</text:p>
          </table:table-cell>
          <table:table-cell office:value-type="float" office:value="1.4094" calcext:value-type="float">
            <text:p>1.4094</text:p>
          </table:table-cell>
          <table:table-cell office:value-type="float" office:value="10.4537" calcext:value-type="float">
            <text:p>10.45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.711" calcext:value-type="float">
            <text:p>61.711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table:formula="of:=[.J9]" office:value-type="float" office:value="3" calcext:value-type="float">
            <text:p>3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3" calcext:value-type="float">
            <text:p>3</text:p>
          </table:table-cell>
          <table:table-cell table:formula="of:=[.M9]" office:value-type="float" office:value="12" calcext:value-type="float">
            <text:p>12</text:p>
          </table:table-cell>
          <table:table-cell table:formula="of:=[.N9]" office:value-type="float" office:value="61.711" calcext:value-type="float">
            <text:p>61.711</text:p>
          </table:table-cell>
          <table:table-cell table:formula="of:=[.O9]" office:value-type="float" office:value="0.835898" calcext:value-type="float">
            <text:p>0.835898</text:p>
          </table:table-cell>
          <table:table-cell table:formula="of:=[.P9]" office:value-type="float" office:value="0.804517" calcext:value-type="float">
            <text:p>0.804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0.817975" calcext:value-type="float">
            <text:p>0.817975</text:p>
          </table:table-cell>
          <table:table-cell office:value-type="float" office:value="7.63904" calcext:value-type="float">
            <text:p>7.639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.213" calcext:value-type="float">
            <text:p>62.213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4" calcext:value-type="float">
            <text:p>4</text:p>
          </table:table-cell>
          <table:table-cell table:formula="of:=[.M10]" office:value-type="float" office:value="11" calcext:value-type="float">
            <text:p>11</text:p>
          </table:table-cell>
          <table:table-cell table:formula="of:=[.N10]" office:value-type="float" office:value="62.213" calcext:value-type="float">
            <text:p>62.213</text:p>
          </table:table-cell>
          <table:table-cell table:formula="of:=[.O10]" office:value-type="float" office:value="1.01203" calcext:value-type="float">
            <text:p>1.01203</text:p>
          </table:table-cell>
          <table:table-cell table:formula="of:=[.P10]" office:value-type="float" office:value="0.86653" calcext:value-type="float">
            <text:p>0.86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18.434" calcext:value-type="float">
            <text:p>18.434</text:p>
          </table:table-cell>
          <table:table-cell office:value-type="float" office:value="0.796711" calcext:value-type="float">
            <text:p>0.796711</text:p>
          </table:table-cell>
          <table:table-cell office:value-type="float" office:value="3.26632" calcext:value-type="float">
            <text:p>3.2663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.4125" calcext:value-type="float">
            <text:p>60.4125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table:formula="of:=[.J11]" office:value-type="float" office:value="5" calcext:value-type="float">
            <text:p>5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5" calcext:value-type="float">
            <text:p>5</text:p>
          </table:table-cell>
          <table:table-cell table:formula="of:=[.M11]" office:value-type="float" office:value="10" calcext:value-type="float">
            <text:p>10</text:p>
          </table:table-cell>
          <table:table-cell table:formula="of:=[.N11]" office:value-type="float" office:value="60.4125" calcext:value-type="float">
            <text:p>60.4125</text:p>
          </table:table-cell>
          <table:table-cell table:formula="of:=[.O11]" office:value-type="float" office:value="0.485815" calcext:value-type="float">
            <text:p>0.485815</text:p>
          </table:table-cell>
          <table:table-cell table:formula="of:=[.P11]" office:value-type="float" office:value="0.876004" calcext:value-type="float">
            <text:p>0.876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1547" calcext:value-type="float">
            <text:p>21.1547</text:p>
          </table:table-cell>
          <table:table-cell office:value-type="float" office:value="0.788303" calcext:value-type="float">
            <text:p>0.788303</text:p>
          </table:table-cell>
          <table:table-cell office:value-type="float" office:value="5.9108" calcext:value-type="float">
            <text:p>5.91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711" calcext:value-type="float">
            <text:p>63.711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table:formula="of:=[.J12]" office:value-type="float" office:value="6" calcext:value-type="float">
            <text:p>6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6" calcext:value-type="float">
            <text:p>6</text:p>
          </table:table-cell>
          <table:table-cell table:formula="of:=[.M12]" office:value-type="float" office:value="9" calcext:value-type="float">
            <text:p>9</text:p>
          </table:table-cell>
          <table:table-cell table:formula="of:=[.N12]" office:value-type="float" office:value="63.711" calcext:value-type="float">
            <text:p>63.711</text:p>
          </table:table-cell>
          <table:table-cell table:formula="of:=[.O12]" office:value-type="float" office:value="0.281128" calcext:value-type="float">
            <text:p>0.281128</text:p>
          </table:table-cell>
          <table:table-cell table:formula="of:=[.P12]" office:value-type="float" office:value="0.81932" calcext:value-type="float">
            <text:p>0.81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9.10726" calcext:value-type="float">
            <text:p>9.107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7025" calcext:value-type="float">
            <text:p>60.70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table:formula="of:=[.J13]" office:value-type="float" office:value="7" calcext:value-type="float">
            <text:p>7</text:p>
          </table:table-cell>
          <table:table-cell table:formula="of:=[.K13]" office:value-type="float" office:value="0" calcext:value-type="float">
            <text:p>0</text:p>
          </table:table-cell>
          <table:table-cell table:formula="of:=[.L13]" office:value-type="float" office:value="7" calcext:value-type="float">
            <text:p>7</text:p>
          </table:table-cell>
          <table:table-cell table:formula="of:=[.M13]" office:value-type="float" office:value="8" calcext:value-type="float">
            <text:p>8</text:p>
          </table:table-cell>
          <table:table-cell table:formula="of:=[.N13]" office:value-type="float" office:value="60.7025" calcext:value-type="float">
            <text:p>60.7025</text:p>
          </table:table-cell>
          <table:table-cell table:formula="of:=[.O13]" office:value-type="float" office:value="0.000000015" calcext:value-type="float">
            <text:p>0.000000015</text:p>
          </table:table-cell>
          <table:table-cell table:formula="of:=[.P13]" office:value-type="float" office:value="0.863165" calcext:value-type="float">
            <text:p>0.863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808551" calcext:value-type="float">
            <text:p>0.808551</text:p>
          </table:table-cell>
          <table:table-cell office:value-type="float" office:value="6.73191" calcext:value-type="float">
            <text:p>6.7319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157" calcext:value-type="float">
            <text:p>63.157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table:formula="of:=[.J14]" office:value-type="float" office:value="8" calcext:value-type="float">
            <text:p>8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8" calcext:value-type="float">
            <text:p>8</text:p>
          </table:table-cell>
          <table:table-cell table:formula="of:=[.M14]" office:value-type="float" office:value="7" calcext:value-type="float">
            <text:p>7</text:p>
          </table:table-cell>
          <table:table-cell table:formula="of:=[.N14]" office:value-type="float" office:value="63.157" calcext:value-type="float">
            <text:p>63.157</text:p>
          </table:table-cell>
          <table:table-cell table:formula="of:=[.O14]" office:value-type="float" office:value="-0.284322" calcext:value-type="float">
            <text:p>-0.284322</text:p>
          </table:table-cell>
          <table:table-cell table:formula="of:=[.P14]" office:value-type="float" office:value="0.803255" calcext:value-type="float">
            <text:p>0.803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19.9834" calcext:value-type="float">
            <text:p>19.9834</text:p>
          </table:table-cell>
          <table:table-cell office:value-type="float" office:value="0.764435" calcext:value-type="float">
            <text:p>0.764435</text:p>
          </table:table-cell>
          <table:table-cell office:value-type="float" office:value="0.05111" calcext:value-type="float">
            <text:p>0.05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1.7475" calcext:value-type="float">
            <text:p>61.7475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table:formula="of:=[.J15]" office:value-type="float" office:value="9" calcext:value-type="float">
            <text:p>9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9" calcext:value-type="float">
            <text:p>9</text:p>
          </table:table-cell>
          <table:table-cell table:formula="of:=[.M15]" office:value-type="float" office:value="6" calcext:value-type="float">
            <text:p>6</text:p>
          </table:table-cell>
          <table:table-cell table:formula="of:=[.N15]" office:value-type="float" office:value="61.7475" calcext:value-type="float">
            <text:p>61.7475</text:p>
          </table:table-cell>
          <table:table-cell table:formula="of:=[.O15]" office:value-type="float" office:value="-0.691094" calcext:value-type="float">
            <text:p>-0.691094</text:p>
          </table:table-cell>
          <table:table-cell table:formula="of:=[.P15]" office:value-type="float" office:value="0.843596" calcext:value-type="float">
            <text:p>0.84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17.5392" calcext:value-type="float">
            <text:p>17.5392</text:p>
          </table:table-cell>
          <table:table-cell office:value-type="float" office:value="0.801976" calcext:value-type="float">
            <text:p>0.801976</text:p>
          </table:table-cell>
          <table:table-cell office:value-type="float" office:value="26.4586" calcext:value-type="float">
            <text:p>26.458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.6155" calcext:value-type="float">
            <text:p>59.6155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table:formula="of:=[.J16]" office:value-type="float" office:value="10" calcext:value-type="float">
            <text:p>1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0" calcext:value-type="float">
            <text:p>10</text:p>
          </table:table-cell>
          <table:table-cell table:formula="of:=[.M16]" office:value-type="float" office:value="5" calcext:value-type="float">
            <text:p>5</text:p>
          </table:table-cell>
          <table:table-cell table:formula="of:=[.N16]" office:value-type="float" office:value="59.6155" calcext:value-type="float">
            <text:p>59.6155</text:p>
          </table:table-cell>
          <table:table-cell table:formula="of:=[.O16]" office:value-type="float" office:value="-0.830047" calcext:value-type="float">
            <text:p>-0.830047</text:p>
          </table:table-cell>
          <table:table-cell table:formula="of:=[.P16]" office:value-type="float" office:value="0.865077" calcext:value-type="float">
            <text:p>0.865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8.55297" calcext:value-type="float">
            <text:p>8.55297</text:p>
          </table:table-cell>
          <table:table-cell office:value-type="float" office:value="0.781123" calcext:value-type="float">
            <text:p>0.781123</text:p>
          </table:table-cell>
          <table:table-cell office:value-type="float" office:value="9.55872" calcext:value-type="float">
            <text:p>9.5587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2.293" calcext:value-type="float">
            <text:p>62.293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table:formula="of:=[.J17]" office:value-type="float" office:value="11" calcext:value-type="float">
            <text:p>1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11" calcext:value-type="float">
            <text:p>11</text:p>
          </table:table-cell>
          <table:table-cell table:formula="of:=[.M17]" office:value-type="float" office:value="4" calcext:value-type="float">
            <text:p>4</text:p>
          </table:table-cell>
          <table:table-cell table:formula="of:=[.N17]" office:value-type="float" office:value="62.293" calcext:value-type="float">
            <text:p>62.293</text:p>
          </table:table-cell>
          <table:table-cell table:formula="of:=[.O17]" office:value-type="float" office:value="-0.709181" calcext:value-type="float">
            <text:p>-0.709181</text:p>
          </table:table-cell>
          <table:table-cell table:formula="of:=[.P17]" office:value-type="float" office:value="0.841159" calcext:value-type="float">
            <text:p>0.841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0.3147" calcext:value-type="float">
            <text:p>20.3147</text:p>
          </table:table-cell>
          <table:table-cell office:value-type="float" office:value="0.786864" calcext:value-type="float">
            <text:p>0.786864</text:p>
          </table:table-cell>
          <table:table-cell office:value-type="float" office:value="1.31382" calcext:value-type="float">
            <text:p>1.313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.445" calcext:value-type="float">
            <text:p>62.445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table:formula="of:=[.J18]" office:value-type="float" office:value="12" calcext:value-type="float">
            <text:p>12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2" calcext:value-type="float">
            <text:p>12</text:p>
          </table:table-cell>
          <table:table-cell table:formula="of:=[.M18]" office:value-type="float" office:value="3" calcext:value-type="float">
            <text:p>3</text:p>
          </table:table-cell>
          <table:table-cell table:formula="of:=[.N18]" office:value-type="float" office:value="62.445" calcext:value-type="float">
            <text:p>62.445</text:p>
          </table:table-cell>
          <table:table-cell table:formula="of:=[.O18]" office:value-type="float" office:value="-0.334952" calcext:value-type="float">
            <text:p>-0.334952</text:p>
          </table:table-cell>
          <table:table-cell table:formula="of:=[.P18]" office:value-type="float" office:value="0.832383" calcext:value-type="float">
            <text:p>0.83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0.1722" calcext:value-type="float">
            <text:p>20.1722</text:p>
          </table:table-cell>
          <table:table-cell office:value-type="float" office:value="0.810409" calcext:value-type="float">
            <text:p>0.810409</text:p>
          </table:table-cell>
          <table:table-cell office:value-type="float" office:value="2.58458" calcext:value-type="float">
            <text:p>2.5845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515" calcext:value-type="float">
            <text:p>63.4515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table:formula="of:=[.J19]" office:value-type="float" office:value="13" calcext:value-type="float">
            <text:p>13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13" calcext:value-type="float">
            <text:p>13</text:p>
          </table:table-cell>
          <table:table-cell table:formula="of:=[.M19]" office:value-type="float" office:value="2" calcext:value-type="float">
            <text:p>2</text:p>
          </table:table-cell>
          <table:table-cell table:formula="of:=[.N19]" office:value-type="float" office:value="63.4515" calcext:value-type="float">
            <text:p>63.4515</text:p>
          </table:table-cell>
          <table:table-cell table:formula="of:=[.O19]" office:value-type="float" office:value="-0.059627" calcext:value-type="float">
            <text:p>-0.059627</text:p>
          </table:table-cell>
          <table:table-cell table:formula="of:=[.P19]" office:value-type="float" office:value="0.869815" calcext:value-type="float">
            <text:p>0.869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8.6576" calcext:value-type="float">
            <text:p>18.6576</text:p>
          </table:table-cell>
          <table:table-cell office:value-type="float" office:value="0.781995" calcext:value-type="float">
            <text:p>0.781995</text:p>
          </table:table-cell>
          <table:table-cell office:value-type="float" office:value="0.965197" calcext:value-type="float">
            <text:p>0.96519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.9655" calcext:value-type="float">
            <text:p>67.9655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table:formula="of:=[.J20]" office:value-type="float" office:value="14" calcext:value-type="float">
            <text:p>1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14" calcext:value-type="float">
            <text:p>14</text:p>
          </table:table-cell>
          <table:table-cell table:formula="of:=[.M20]" office:value-type="float" office:value="1" calcext:value-type="float">
            <text:p>1</text:p>
          </table:table-cell>
          <table:table-cell table:formula="of:=[.N20]" office:value-type="float" office:value="67.9655" calcext:value-type="float">
            <text:p>67.9655</text:p>
          </table:table-cell>
          <table:table-cell table:formula="of:=[.O20]" office:value-type="float" office:value="-0.568811" calcext:value-type="float">
            <text:p>-0.568811</text:p>
          </table:table-cell>
          <table:table-cell table:formula="of:=[.P20]" office:value-type="float" office:value="0.860715" calcext:value-type="float">
            <text:p>0.860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4.7776" calcext:value-type="float">
            <text:p>24.7776</text:p>
          </table:table-cell>
          <table:table-cell office:value-type="float" office:value="0.762087" calcext:value-type="float">
            <text:p>0.762087</text:p>
          </table:table-cell>
          <table:table-cell office:value-type="float" office:value="3.75037" calcext:value-type="float">
            <text:p>3.7503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.263" calcext:value-type="float">
            <text:p>63.263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table:formula="of:=[.J21]" office:value-type="float" office:value="15" calcext:value-type="float">
            <text:p>15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15" calcext:value-type="float">
            <text:p>15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63.263" calcext:value-type="float">
            <text:p>63.263</text:p>
          </table:table-cell>
          <table:table-cell table:formula="of:=[.O21]" office:value-type="float" office:value="0.687154" calcext:value-type="float">
            <text:p>0.687154</text:p>
          </table:table-cell>
          <table:table-cell table:formula="of:=[.P21]" office:value-type="float" office:value="0.829296" calcext:value-type="float">
            <text:p>0.829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0.7888" calcext:value-type="float">
            <text:p>0.7888</text:p>
          </table:table-cell>
          <table:table-cell office:value-type="float" office:value="1.01275" calcext:value-type="float">
            <text:p>1.0127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6.8245" calcext:value-type="float">
            <text:p>66.8245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table:formula="of:=[.J22]" office:value-type="float" office:value="16" calcext:value-type="float">
            <text:p>16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16" calcext:value-type="float">
            <text:p>16</text:p>
          </table:table-cell>
          <table:table-cell table:formula="of:=[.M22]" office:value-type="float" office:value="71" calcext:value-type="float">
            <text:p>71</text:p>
          </table:table-cell>
          <table:table-cell table:formula="of:=[.N22]" office:value-type="float" office:value="66.8245" calcext:value-type="float">
            <text:p>66.8245</text:p>
          </table:table-cell>
          <table:table-cell table:formula="of:=[.O22]" office:value-type="float" office:value="1.79353" calcext:value-type="float">
            <text:p>1.79353</text:p>
          </table:table-cell>
          <table:table-cell table:formula="of:=[.P22]" office:value-type="float" office:value="0.645401" calcext:value-type="float">
            <text:p>0.64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32.4468" calcext:value-type="float">
            <text:p>32.4468</text:p>
          </table:table-cell>
          <table:table-cell office:value-type="float" office:value="0.798532" calcext:value-type="float">
            <text:p>0.798532</text:p>
          </table:table-cell>
          <table:table-cell office:value-type="float" office:value="7.03907" calcext:value-type="float">
            <text:p>7.0390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7.898" calcext:value-type="float">
            <text:p>67.898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table:formula="of:=[.J23]" office:value-type="float" office:value="17" calcext:value-type="float">
            <text:p>17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17" calcext:value-type="float">
            <text:p>17</text:p>
          </table:table-cell>
          <table:table-cell table:formula="of:=[.M23]" office:value-type="float" office:value="70" calcext:value-type="float">
            <text:p>70</text:p>
          </table:table-cell>
          <table:table-cell table:formula="of:=[.N23]" office:value-type="float" office:value="67.898" calcext:value-type="float">
            <text:p>67.898</text:p>
          </table:table-cell>
          <table:table-cell table:formula="of:=[.O23]" office:value-type="float" office:value="-0.765159" calcext:value-type="float">
            <text:p>-0.765159</text:p>
          </table:table-cell>
          <table:table-cell table:formula="of:=[.P23]" office:value-type="float" office:value="0.631742" calcext:value-type="float">
            <text:p>0.6317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4.598" calcext:value-type="float">
            <text:p>64.598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table:formula="of:=[.J24]" office:value-type="float" office:value="18" calcext:value-type="float">
            <text:p>18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18" calcext:value-type="float">
            <text:p>18</text:p>
          </table:table-cell>
          <table:table-cell table:formula="of:=[.M24]" office:value-type="float" office:value="69" calcext:value-type="float">
            <text:p>69</text:p>
          </table:table-cell>
          <table:table-cell table:formula="of:=[.N24]" office:value-type="float" office:value="64.598" calcext:value-type="float">
            <text:p>64.598</text:p>
          </table:table-cell>
          <table:table-cell table:formula="of:=[.O24]" office:value-type="float" office:value="-1.34872" calcext:value-type="float">
            <text:p>-1.34872</text:p>
          </table:table-cell>
          <table:table-cell table:formula="of:=[.P24]" office:value-type="float" office:value="0.635886" calcext:value-type="float">
            <text:p>0.6358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5.9525" calcext:value-type="float">
            <text:p>65.9525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table:formula="of:=[.J25]" office:value-type="float" office:value="19" calcext:value-type="float">
            <text:p>19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19" calcext:value-type="float">
            <text:p>19</text:p>
          </table:table-cell>
          <table:table-cell table:formula="of:=[.M25]" office:value-type="float" office:value="68" calcext:value-type="float">
            <text:p>68</text:p>
          </table:table-cell>
          <table:table-cell table:formula="of:=[.N25]" office:value-type="float" office:value="65.9525" calcext:value-type="float">
            <text:p>65.9525</text:p>
          </table:table-cell>
          <table:table-cell table:formula="of:=[.O25]" office:value-type="float" office:value="-1.52376" calcext:value-type="float">
            <text:p>-1.52376</text:p>
          </table:table-cell>
          <table:table-cell table:formula="of:=[.P25]" office:value-type="float" office:value="0.643668" calcext:value-type="float">
            <text:p>0.64366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6.23" calcext:value-type="float">
            <text:p>66.23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table:formula="of:=[.J26]" office:value-type="float" office:value="20" calcext:value-type="float">
            <text:p>2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20" calcext:value-type="float">
            <text:p>20</text:p>
          </table:table-cell>
          <table:table-cell table:formula="of:=[.M26]" office:value-type="float" office:value="67" calcext:value-type="float">
            <text:p>67</text:p>
          </table:table-cell>
          <table:table-cell table:formula="of:=[.N26]" office:value-type="float" office:value="66.23" calcext:value-type="float">
            <text:p>66.23</text:p>
          </table:table-cell>
          <table:table-cell table:formula="of:=[.O26]" office:value-type="float" office:value="-1.56406" calcext:value-type="float">
            <text:p>-1.56406</text:p>
          </table:table-cell>
          <table:table-cell table:formula="of:=[.P26]" office:value-type="float" office:value="0.64218" calcext:value-type="float">
            <text:p>0.642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.9655" calcext:value-type="float">
            <text:p>64.9655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table:formula="of:=[.J27]" office:value-type="float" office:value="21" calcext:value-type="float">
            <text:p>21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21" calcext:value-type="float">
            <text:p>21</text:p>
          </table:table-cell>
          <table:table-cell table:formula="of:=[.M27]" office:value-type="float" office:value="66" calcext:value-type="float">
            <text:p>66</text:p>
          </table:table-cell>
          <table:table-cell table:formula="of:=[.N27]" office:value-type="float" office:value="64.9655" calcext:value-type="float">
            <text:p>64.9655</text:p>
          </table:table-cell>
          <table:table-cell table:formula="of:=[.O27]" office:value-type="float" office:value="-1.54343" calcext:value-type="float">
            <text:p>-1.54343</text:p>
          </table:table-cell>
          <table:table-cell table:formula="of:=[.P27]" office:value-type="float" office:value="0.653631" calcext:value-type="float">
            <text:p>0.653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0.5865" calcext:value-type="float">
            <text:p>50.5865</text:p>
          </table:table-cell>
          <table:table-cell office:value-type="float" office:value="0.714792" calcext:value-type="float">
            <text:p>0.714792</text:p>
          </table:table-cell>
          <table:table-cell office:value-type="float" office:value="83.2106" calcext:value-type="float">
            <text:p>83.21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2.268" calcext:value-type="float">
            <text:p>62.268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table:formula="of:=[.J28]" office:value-type="float" office:value="22" calcext:value-type="float">
            <text:p>22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22" calcext:value-type="float">
            <text:p>22</text:p>
          </table:table-cell>
          <table:table-cell table:formula="of:=[.M28]" office:value-type="float" office:value="65" calcext:value-type="float">
            <text:p>65</text:p>
          </table:table-cell>
          <table:table-cell table:formula="of:=[.N28]" office:value-type="float" office:value="62.268" calcext:value-type="float">
            <text:p>62.268</text:p>
          </table:table-cell>
          <table:table-cell table:formula="of:=[.O28]" office:value-type="float" office:value="-1.65777" calcext:value-type="float">
            <text:p>-1.65777</text:p>
          </table:table-cell>
          <table:table-cell table:formula="of:=[.P28]" office:value-type="float" office:value="0.688703" calcext:value-type="float">
            <text:p>0.688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53.5897" calcext:value-type="float">
            <text:p>53.5897</text:p>
          </table:table-cell>
          <table:table-cell office:value-type="float" office:value="0.720808" calcext:value-type="float">
            <text:p>0.720808</text:p>
          </table:table-cell>
          <table:table-cell office:value-type="float" office:value="20.1074" calcext:value-type="float">
            <text:p>20.107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4.6555" calcext:value-type="float">
            <text:p>64.6555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table:formula="of:=[.J29]" office:value-type="float" office:value="23" calcext:value-type="float">
            <text:p>23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23" calcext:value-type="float">
            <text:p>23</text:p>
          </table:table-cell>
          <table:table-cell table:formula="of:=[.M29]" office:value-type="float" office:value="64" calcext:value-type="float">
            <text:p>64</text:p>
          </table:table-cell>
          <table:table-cell table:formula="of:=[.N29]" office:value-type="float" office:value="64.6555" calcext:value-type="float">
            <text:p>64.6555</text:p>
          </table:table-cell>
          <table:table-cell table:formula="of:=[.O29]" office:value-type="float" office:value="-1.42487" calcext:value-type="float">
            <text:p>-1.42487</text:p>
          </table:table-cell>
          <table:table-cell table:formula="of:=[.P29]" office:value-type="float" office:value="0.639074" calcext:value-type="float">
            <text:p>0.639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0.708531" calcext:value-type="float">
            <text:p>0.708531</text:p>
          </table:table-cell>
          <table:table-cell office:value-type="float" office:value="42.6084" calcext:value-type="float">
            <text:p>42.608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4.8925" calcext:value-type="float">
            <text:p>64.8925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table:formula="of:=[.J30]" office:value-type="float" office:value="24" calcext:value-type="float">
            <text:p>24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24" calcext:value-type="float">
            <text:p>24</text:p>
          </table:table-cell>
          <table:table-cell table:formula="of:=[.M30]" office:value-type="float" office:value="72" calcext:value-type="float">
            <text:p>72</text:p>
          </table:table-cell>
          <table:table-cell table:formula="of:=[.N30]" office:value-type="float" office:value="64.8925" calcext:value-type="float">
            <text:p>64.8925</text:p>
          </table:table-cell>
          <table:table-cell table:formula="of:=[.O30]" office:value-type="float" office:value="-1.3037" calcext:value-type="float">
            <text:p>-1.3037</text:p>
          </table:table-cell>
          <table:table-cell table:formula="of:=[.P30]" office:value-type="float" office:value="0.651338" calcext:value-type="float">
            <text:p>0.651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32.3006" calcext:value-type="float">
            <text:p>32.3006</text:p>
          </table:table-cell>
          <table:table-cell office:value-type="float" office:value="0.704989" calcext:value-type="float">
            <text:p>0.704989</text:p>
          </table:table-cell>
          <table:table-cell office:value-type="float" office:value="1.67204" calcext:value-type="float">
            <text:p>1.672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6.853" calcext:value-type="float">
            <text:p>66.853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table:formula="of:=[.J31]" office:value-type="float" office:value="25" calcext:value-type="float">
            <text:p>25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25" calcext:value-type="float">
            <text:p>25</text:p>
          </table:table-cell>
          <table:table-cell table:formula="of:=[.M31]" office:value-type="float" office:value="73" calcext:value-type="float">
            <text:p>73</text:p>
          </table:table-cell>
          <table:table-cell table:formula="of:=[.N31]" office:value-type="float" office:value="66.853" calcext:value-type="float">
            <text:p>66.853</text:p>
          </table:table-cell>
          <table:table-cell table:formula="of:=[.O31]" office:value-type="float" office:value="-1.29303" calcext:value-type="float">
            <text:p>-1.29303</text:p>
          </table:table-cell>
          <table:table-cell table:formula="of:=[.P31]" office:value-type="float" office:value="0.632605" calcext:value-type="float">
            <text:p>0.632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2739" calcext:value-type="float">
            <text:p>21.2739</text:p>
          </table:table-cell>
          <table:table-cell office:value-type="float" office:value="0.706488" calcext:value-type="float">
            <text:p>0.706488</text:p>
          </table:table-cell>
          <table:table-cell office:value-type="float" office:value="0.788512" calcext:value-type="float">
            <text:p>0.78851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4.703" calcext:value-type="float">
            <text:p>64.703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table:formula="of:=[.J32]" office:value-type="float" office:value="26" calcext:value-type="float">
            <text:p>26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26" calcext:value-type="float">
            <text:p>26</text:p>
          </table:table-cell>
          <table:table-cell table:formula="of:=[.M32]" office:value-type="float" office:value="74" calcext:value-type="float">
            <text:p>74</text:p>
          </table:table-cell>
          <table:table-cell table:formula="of:=[.N32]" office:value-type="float" office:value="64.703" calcext:value-type="float">
            <text:p>64.703</text:p>
          </table:table-cell>
          <table:table-cell table:formula="of:=[.O32]" office:value-type="float" office:value="-1.23454" calcext:value-type="float">
            <text:p>-1.23454</text:p>
          </table:table-cell>
          <table:table-cell table:formula="of:=[.P32]" office:value-type="float" office:value="0.6515" calcext:value-type="float">
            <text:p>0.6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24.9395" calcext:value-type="float">
            <text:p>24.9395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1.95114" calcext:value-type="float">
            <text:p>1.95114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5.756" calcext:value-type="float">
            <text:p>65.756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table:formula="of:=[.J33]" office:value-type="float" office:value="27" calcext:value-type="float">
            <text:p>27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27" calcext:value-type="float">
            <text:p>27</text:p>
          </table:table-cell>
          <table:table-cell table:formula="of:=[.M33]" office:value-type="float" office:value="75" calcext:value-type="float">
            <text:p>75</text:p>
          </table:table-cell>
          <table:table-cell table:formula="of:=[.N33]" office:value-type="float" office:value="65.756" calcext:value-type="float">
            <text:p>65.756</text:p>
          </table:table-cell>
          <table:table-cell table:formula="of:=[.O33]" office:value-type="float" office:value="-1.36128" calcext:value-type="float">
            <text:p>-1.36128</text:p>
          </table:table-cell>
          <table:table-cell table:formula="of:=[.P33]" office:value-type="float" office:value="0.636246" calcext:value-type="float">
            <text:p>0.636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21.8577" calcext:value-type="float">
            <text:p>21.8577</text:p>
          </table:table-cell>
          <table:table-cell office:value-type="float" office:value="0.702041" calcext:value-type="float">
            <text:p>0.702041</text:p>
          </table:table-cell>
          <table:table-cell office:value-type="float" office:value="5.09316" calcext:value-type="float">
            <text:p>5.09316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table:formula="of:=[.J34]" office:value-type="float" office:value="28" calcext:value-type="float">
            <text:p>28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28" calcext:value-type="float">
            <text:p>28</text:p>
          </table:table-cell>
          <table:table-cell table:formula="of:=[.M34]" office:value-type="float" office:value="76" calcext:value-type="float">
            <text:p>76</text:p>
          </table:table-cell>
          <table:table-cell table:formula="of:=[.N34]" office:value-type="float" office:value="63.5405" calcext:value-type="float">
            <text:p>63.5405</text:p>
          </table:table-cell>
          <table:table-cell table:formula="of:=[.O34]" office:value-type="float" office:value="-1.109" calcext:value-type="float">
            <text:p>-1.109</text:p>
          </table:table-cell>
          <table:table-cell table:formula="of:=[.P34]" office:value-type="float" office:value="0.658854" calcext:value-type="float">
            <text:p>0.658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24.8911" calcext:value-type="float">
            <text:p>24.8911</text:p>
          </table:table-cell>
          <table:table-cell office:value-type="float" office:value="0.702244" calcext:value-type="float">
            <text:p>0.702244</text:p>
          </table:table-cell>
          <table:table-cell office:value-type="float" office:value="1.12759" calcext:value-type="float">
            <text:p>1.1275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table:formula="of:=[.J35]" office:value-type="float" office:value="29" calcext:value-type="float">
            <text:p>29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29" calcext:value-type="float">
            <text:p>29</text:p>
          </table:table-cell>
          <table:table-cell table:formula="of:=[.M35]" office:value-type="float" office:value="77" calcext:value-type="float">
            <text:p>77</text:p>
          </table:table-cell>
          <table:table-cell table:formula="of:=[.N35]" office:value-type="float" office:value="64.5425" calcext:value-type="float">
            <text:p>64.5425</text:p>
          </table:table-cell>
          <table:table-cell table:formula="of:=[.O35]" office:value-type="float" office:value="-1.38706" calcext:value-type="float">
            <text:p>-1.38706</text:p>
          </table:table-cell>
          <table:table-cell table:formula="of:=[.P35]" office:value-type="float" office:value="0.633579" calcext:value-type="float">
            <text:p>0.633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23.116" calcext:value-type="float">
            <text:p>23.116</text:p>
          </table:table-cell>
          <table:table-cell office:value-type="float" office:value="0.701847" calcext:value-type="float">
            <text:p>0.701847</text:p>
          </table:table-cell>
          <table:table-cell office:value-type="float" office:value="1.1477" calcext:value-type="float">
            <text:p>1.147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3.934" calcext:value-type="float">
            <text:p>63.934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table:formula="of:=[.J36]" office:value-type="float" office:value="30" calcext:value-type="float">
            <text:p>3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30" calcext:value-type="float">
            <text:p>30</text:p>
          </table:table-cell>
          <table:table-cell table:formula="of:=[.M36]" office:value-type="float" office:value="78" calcext:value-type="float">
            <text:p>78</text:p>
          </table:table-cell>
          <table:table-cell table:formula="of:=[.N36]" office:value-type="float" office:value="63.934" calcext:value-type="float">
            <text:p>63.934</text:p>
          </table:table-cell>
          <table:table-cell table:formula="of:=[.O36]" office:value-type="float" office:value="-1.27886" calcext:value-type="float">
            <text:p>-1.27886</text:p>
          </table:table-cell>
          <table:table-cell table:formula="of:=[.P36]" office:value-type="float" office:value="0.644159" calcext:value-type="float">
            <text:p>0.644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23.6289" calcext:value-type="float">
            <text:p>23.6289</text:p>
          </table:table-cell>
          <table:table-cell office:value-type="float" office:value="0.69839" calcext:value-type="float">
            <text:p>0.69839</text:p>
          </table:table-cell>
          <table:table-cell office:value-type="float" office:value="2.63289" calcext:value-type="float">
            <text:p>2.6328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66.4235" calcext:value-type="float">
            <text:p>66.4235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table:formula="of:=[.J37]" office:value-type="float" office:value="31" calcext:value-type="float">
            <text:p>31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31" calcext:value-type="float">
            <text:p>31</text:p>
          </table:table-cell>
          <table:table-cell table:formula="of:=[.M37]" office:value-type="float" office:value="79" calcext:value-type="float">
            <text:p>79</text:p>
          </table:table-cell>
          <table:table-cell table:formula="of:=[.N37]" office:value-type="float" office:value="66.4235" calcext:value-type="float">
            <text:p>66.4235</text:p>
          </table:table-cell>
          <table:table-cell table:formula="of:=[.O37]" office:value-type="float" office:value="-5.63472" calcext:value-type="float">
            <text:p>-5.63472</text:p>
          </table:table-cell>
          <table:table-cell table:formula="of:=[.P37]" office:value-type="float" office:value="0.68241" calcext:value-type="float">
            <text:p>0.68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7.348" calcext:value-type="float">
            <text:p>27.348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6.77253" calcext:value-type="float">
            <text:p>6.7725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.8005" calcext:value-type="float">
            <text:p>57.8005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table:formula="of:=[.J38]" office:value-type="float" office:value="32" calcext:value-type="float">
            <text:p>32</text:p>
          </table:table-cell>
          <table:table-cell table:formula="of:=[.K38]" office:value-type="float" office:value="1" calcext:value-type="float">
            <text:p>1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16" calcext:value-type="float">
            <text:p>16</text:p>
          </table:table-cell>
          <table:table-cell table:formula="of:=[.N38]" office:value-type="float" office:value="57.8005" calcext:value-type="float">
            <text:p>57.8005</text:p>
          </table:table-cell>
          <table:table-cell table:formula="of:=[.O38]" office:value-type="float" office:value="-0.290954" calcext:value-type="float">
            <text:p>-0.290954</text:p>
          </table:table-cell>
          <table:table-cell table:formula="of:=[.P38]" office:value-type="float" office:value="0.725723" calcext:value-type="float">
            <text:p>0.725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2.8551" calcext:value-type="float">
            <text:p>22.8551</text:p>
          </table:table-cell>
          <table:table-cell office:value-type="float" office:value="0.725238" calcext:value-type="float">
            <text:p>0.725238</text:p>
          </table:table-cell>
          <table:table-cell office:value-type="float" office:value="3.07116" calcext:value-type="float">
            <text:p>3.0711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4.107" calcext:value-type="float">
            <text:p>64.107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table:formula="of:=[.J39]" office:value-type="float" office:value="33" calcext:value-type="float">
            <text:p>33</text:p>
          </table:table-cell>
          <table:table-cell table:formula="of:=[.K39]" office:value-type="float" office:value="1" calcext:value-type="float">
            <text:p>1</text:p>
          </table:table-cell>
          <table:table-cell table:formula="of:=[.L39]" office:value-type="float" office:value="1" calcext:value-type="float">
            <text:p>1</text:p>
          </table:table-cell>
          <table:table-cell table:formula="of:=[.M39]" office:value-type="float" office:value="17" calcext:value-type="float">
            <text:p>17</text:p>
          </table:table-cell>
          <table:table-cell table:formula="of:=[.N39]" office:value-type="float" office:value="64.107" calcext:value-type="float">
            <text:p>64.107</text:p>
          </table:table-cell>
          <table:table-cell table:formula="of:=[.O39]" office:value-type="float" office:value="0.725169" calcext:value-type="float">
            <text:p>0.725169</text:p>
          </table:table-cell>
          <table:table-cell table:formula="of:=[.P39]" office:value-type="float" office:value="0.700204" calcext:value-type="float">
            <text:p>0.700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0.727344" calcext:value-type="float">
            <text:p>0.727344</text:p>
          </table:table-cell>
          <table:table-cell office:value-type="float" office:value="17.4159" calcext:value-type="float">
            <text:p>17.415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4.8345" calcext:value-type="float">
            <text:p>64.8345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table:formula="of:=[.J40]" office:value-type="float" office:value="34" calcext:value-type="float">
            <text:p>34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2" calcext:value-type="float">
            <text:p>2</text:p>
          </table:table-cell>
          <table:table-cell table:formula="of:=[.M40]" office:value-type="float" office:value="18" calcext:value-type="float">
            <text:p>18</text:p>
          </table:table-cell>
          <table:table-cell table:formula="of:=[.N40]" office:value-type="float" office:value="64.8345" calcext:value-type="float">
            <text:p>64.8345</text:p>
          </table:table-cell>
          <table:table-cell table:formula="of:=[.O40]" office:value-type="float" office:value="-0.0899209" calcext:value-type="float">
            <text:p>-0.0899209</text:p>
          </table:table-cell>
          <table:table-cell table:formula="of:=[.P40]" office:value-type="float" office:value="0.70132" calcext:value-type="float">
            <text:p>0.70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0.741908" calcext:value-type="float">
            <text:p>0.741908</text:p>
          </table:table-cell>
          <table:table-cell office:value-type="float" office:value="1.61563" calcext:value-type="float">
            <text:p>1.6156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.3125" calcext:value-type="float">
            <text:p>63.3125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table:formula="of:=[.J41]" office:value-type="float" office:value="35" calcext:value-type="float">
            <text:p>35</text:p>
          </table:table-cell>
          <table:table-cell table:formula="of:=[.K41]" office:value-type="float" office:value="1" calcext:value-type="float">
            <text:p>1</text:p>
          </table:table-cell>
          <table:table-cell table:formula="of:=[.L41]" office:value-type="float" office:value="3" calcext:value-type="float">
            <text:p>3</text:p>
          </table:table-cell>
          <table:table-cell table:formula="of:=[.M41]" office:value-type="float" office:value="19" calcext:value-type="float">
            <text:p>19</text:p>
          </table:table-cell>
          <table:table-cell table:formula="of:=[.N41]" office:value-type="float" office:value="63.3125" calcext:value-type="float">
            <text:p>63.3125</text:p>
          </table:table-cell>
          <table:table-cell table:formula="of:=[.O41]" office:value-type="float" office:value="0.057323" calcext:value-type="float">
            <text:p>0.057323</text:p>
          </table:table-cell>
          <table:table-cell table:formula="of:=[.P41]" office:value-type="float" office:value="0.701512" calcext:value-type="float">
            <text:p>0.701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24.7846" calcext:value-type="float">
            <text:p>24.7846</text:p>
          </table:table-cell>
          <table:table-cell office:value-type="float" office:value="0.696161" calcext:value-type="float">
            <text:p>0.696161</text:p>
          </table:table-cell>
          <table:table-cell office:value-type="float" office:value="2.34734" calcext:value-type="float">
            <text:p>2.3473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5.531" calcext:value-type="float">
            <text:p>65.531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table:formula="of:=[.J42]" office:value-type="float" office:value="36" calcext:value-type="float">
            <text:p>36</text:p>
          </table:table-cell>
          <table:table-cell table:formula="of:=[.K42]" office:value-type="float" office:value="1" calcext:value-type="float">
            <text:p>1</text:p>
          </table:table-cell>
          <table:table-cell table:formula="of:=[.L42]" office:value-type="float" office:value="4" calcext:value-type="float">
            <text:p>4</text:p>
          </table:table-cell>
          <table:table-cell table:formula="of:=[.M42]" office:value-type="float" office:value="20" calcext:value-type="float">
            <text:p>20</text:p>
          </table:table-cell>
          <table:table-cell table:formula="of:=[.N42]" office:value-type="float" office:value="65.531" calcext:value-type="float">
            <text:p>65.531</text:p>
          </table:table-cell>
          <table:table-cell table:formula="of:=[.O42]" office:value-type="float" office:value="-0.0471956" calcext:value-type="float">
            <text:p>-0.0471956</text:p>
          </table:table-cell>
          <table:table-cell table:formula="of:=[.P42]" office:value-type="float" office:value="0.679303" calcext:value-type="float">
            <text:p>0.679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24.2893" calcext:value-type="float">
            <text:p>24.2893</text:p>
          </table:table-cell>
          <table:table-cell office:value-type="float" office:value="0.727387" calcext:value-type="float">
            <text:p>0.727387</text:p>
          </table:table-cell>
          <table:table-cell office:value-type="float" office:value="13.0172" calcext:value-type="float">
            <text:p>13.017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.7735" calcext:value-type="float">
            <text:p>61.7735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table:formula="of:=[.J43]" office:value-type="float" office:value="37" calcext:value-type="float">
            <text:p>37</text:p>
          </table:table-cell>
          <table:table-cell table:formula="of:=[.K43]" office:value-type="float" office:value="1" calcext:value-type="float">
            <text:p>1</text:p>
          </table:table-cell>
          <table:table-cell table:formula="of:=[.L43]" office:value-type="float" office:value="5" calcext:value-type="float">
            <text:p>5</text:p>
          </table:table-cell>
          <table:table-cell table:formula="of:=[.M43]" office:value-type="float" office:value="21" calcext:value-type="float">
            <text:p>21</text:p>
          </table:table-cell>
          <table:table-cell table:formula="of:=[.N43]" office:value-type="float" office:value="61.7735" calcext:value-type="float">
            <text:p>61.7735</text:p>
          </table:table-cell>
          <table:table-cell table:formula="of:=[.O43]" office:value-type="float" office:value="-0.526228" calcext:value-type="float">
            <text:p>-0.526228</text:p>
          </table:table-cell>
          <table:table-cell table:formula="of:=[.P43]" office:value-type="float" office:value="0.72325" calcext:value-type="float">
            <text:p>0.7232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2.857" calcext:value-type="float">
            <text:p>62.857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table:formula="of:=[.J44]" office:value-type="float" office:value="38" calcext:value-type="float">
            <text:p>38</text:p>
          </table:table-cell>
          <table:table-cell table:formula="of:=[.K44]" office:value-type="float" office:value="1" calcext:value-type="float">
            <text:p>1</text:p>
          </table:table-cell>
          <table:table-cell table:formula="of:=[.L44]" office:value-type="float" office:value="6" calcext:value-type="float">
            <text:p>6</text:p>
          </table:table-cell>
          <table:table-cell table:formula="of:=[.M44]" office:value-type="float" office:value="22" calcext:value-type="float">
            <text:p>22</text:p>
          </table:table-cell>
          <table:table-cell table:formula="of:=[.N44]" office:value-type="float" office:value="62.857" calcext:value-type="float">
            <text:p>62.857</text:p>
          </table:table-cell>
          <table:table-cell table:formula="of:=[.O44]" office:value-type="float" office:value="0.230939" calcext:value-type="float">
            <text:p>0.230939</text:p>
          </table:table-cell>
          <table:table-cell table:formula="of:=[.P44]" office:value-type="float" office:value="0.708006" calcext:value-type="float">
            <text:p>0.70800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1.9425" calcext:value-type="float">
            <text:p>61.94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table:formula="of:=[.J45]" office:value-type="float" office:value="39" calcext:value-type="float">
            <text:p>39</text:p>
          </table:table-cell>
          <table:table-cell table:formula="of:=[.K45]" office:value-type="float" office:value="1" calcext:value-type="float">
            <text:p>1</text:p>
          </table:table-cell>
          <table:table-cell table:formula="of:=[.L45]" office:value-type="float" office:value="7" calcext:value-type="float">
            <text:p>7</text:p>
          </table:table-cell>
          <table:table-cell table:formula="of:=[.M45]" office:value-type="float" office:value="23" calcext:value-type="float">
            <text:p>23</text:p>
          </table:table-cell>
          <table:table-cell table:formula="of:=[.N45]" office:value-type="float" office:value="61.9425" calcext:value-type="float">
            <text:p>61.9425</text:p>
          </table:table-cell>
          <table:table-cell table:formula="of:=[.O45]" office:value-type="float" office:value="0.000000015" calcext:value-type="float">
            <text:p>0.000000015</text:p>
          </table:table-cell>
          <table:table-cell table:formula="of:=[.P45]" office:value-type="float" office:value="0.727774" calcext:value-type="float">
            <text:p>0.7277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1.225" calcext:value-type="float">
            <text:p>61.225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table:formula="of:=[.J46]" office:value-type="float" office:value="40" calcext:value-type="float">
            <text:p>40</text:p>
          </table:table-cell>
          <table:table-cell table:formula="of:=[.K46]" office:value-type="float" office:value="1" calcext:value-type="float">
            <text:p>1</text:p>
          </table:table-cell>
          <table:table-cell table:formula="of:=[.L46]" office:value-type="float" office:value="8" calcext:value-type="float">
            <text:p>8</text:p>
          </table:table-cell>
          <table:table-cell table:formula="of:=[.M46]" office:value-type="float" office:value="24" calcext:value-type="float">
            <text:p>24</text:p>
          </table:table-cell>
          <table:table-cell table:formula="of:=[.N46]" office:value-type="float" office:value="61.225" calcext:value-type="float">
            <text:p>61.225</text:p>
          </table:table-cell>
          <table:table-cell table:formula="of:=[.O46]" office:value-type="float" office:value="0.34941" calcext:value-type="float">
            <text:p>0.34941</text:p>
          </table:table-cell>
          <table:table-cell table:formula="of:=[.P46]" office:value-type="float" office:value="0.736632" calcext:value-type="float">
            <text:p>0.7366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3.9975" calcext:value-type="float">
            <text:p>63.9975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table:formula="of:=[.J47]" office:value-type="float" office:value="41" calcext:value-type="float">
            <text:p>41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9" calcext:value-type="float">
            <text:p>9</text:p>
          </table:table-cell>
          <table:table-cell table:formula="of:=[.M47]" office:value-type="float" office:value="25" calcext:value-type="float">
            <text:p>25</text:p>
          </table:table-cell>
          <table:table-cell table:formula="of:=[.N47]" office:value-type="float" office:value="63.9975" calcext:value-type="float">
            <text:p>63.9975</text:p>
          </table:table-cell>
          <table:table-cell table:formula="of:=[.O47]" office:value-type="float" office:value="0.104603" calcext:value-type="float">
            <text:p>0.104603</text:p>
          </table:table-cell>
          <table:table-cell table:formula="of:=[.P47]" office:value-type="float" office:value="0.712918" calcext:value-type="float">
            <text:p>0.7129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9.8645" calcext:value-type="float">
            <text:p>59.8645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table:formula="of:=[.J48]" office:value-type="float" office:value="42" calcext:value-type="float">
            <text:p>42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10" calcext:value-type="float">
            <text:p>10</text:p>
          </table:table-cell>
          <table:table-cell table:formula="of:=[.M48]" office:value-type="float" office:value="26" calcext:value-type="float">
            <text:p>26</text:p>
          </table:table-cell>
          <table:table-cell table:formula="of:=[.N48]" office:value-type="float" office:value="59.8645" calcext:value-type="float">
            <text:p>59.8645</text:p>
          </table:table-cell>
          <table:table-cell table:formula="of:=[.O48]" office:value-type="float" office:value="0.256346" calcext:value-type="float">
            <text:p>0.256346</text:p>
          </table:table-cell>
          <table:table-cell table:formula="of:=[.P48]" office:value-type="float" office:value="0.7417" calcext:value-type="float">
            <text:p>0.7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.676" calcext:value-type="float">
            <text:p>60.676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table:formula="of:=[.J49]" office:value-type="float" office:value="43" calcext:value-type="float">
            <text:p>43</text:p>
          </table:table-cell>
          <table:table-cell table:formula="of:=[.K49]" office:value-type="float" office:value="1" calcext:value-type="float">
            <text:p>1</text:p>
          </table:table-cell>
          <table:table-cell table:formula="of:=[.L49]" office:value-type="float" office:value="11" calcext:value-type="float">
            <text:p>11</text:p>
          </table:table-cell>
          <table:table-cell table:formula="of:=[.M49]" office:value-type="float" office:value="27" calcext:value-type="float">
            <text:p>27</text:p>
          </table:table-cell>
          <table:table-cell table:formula="of:=[.N49]" office:value-type="float" office:value="60.676" calcext:value-type="float">
            <text:p>60.676</text:p>
          </table:table-cell>
          <table:table-cell table:formula="of:=[.O49]" office:value-type="float" office:value="-0.344412" calcext:value-type="float">
            <text:p>-0.344412</text:p>
          </table:table-cell>
          <table:table-cell table:formula="of:=[.P49]" office:value-type="float" office:value="0.735528" calcext:value-type="float">
            <text:p>0.7355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1.2955" calcext:value-type="float">
            <text:p>61.2955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table:formula="of:=[.J50]" office:value-type="float" office:value="44" calcext:value-type="float">
            <text:p>44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12" calcext:value-type="float">
            <text:p>12</text:p>
          </table:table-cell>
          <table:table-cell table:formula="of:=[.M50]" office:value-type="float" office:value="28" calcext:value-type="float">
            <text:p>28</text:p>
          </table:table-cell>
          <table:table-cell table:formula="of:=[.N50]" office:value-type="float" office:value="61.2955" calcext:value-type="float">
            <text:p>61.2955</text:p>
          </table:table-cell>
          <table:table-cell table:formula="of:=[.O50]" office:value-type="float" office:value="0.647289" calcext:value-type="float">
            <text:p>0.647289</text:p>
          </table:table-cell>
          <table:table-cell table:formula="of:=[.P50]" office:value-type="float" office:value="0.728074" calcext:value-type="float">
            <text:p>0.7280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.961" calcext:value-type="float">
            <text:p>60.961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table:formula="of:=[.J51]" office:value-type="float" office:value="45" calcext:value-type="float">
            <text:p>45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3" calcext:value-type="float">
            <text:p>13</text:p>
          </table:table-cell>
          <table:table-cell table:formula="of:=[.M51]" office:value-type="float" office:value="29" calcext:value-type="float">
            <text:p>29</text:p>
          </table:table-cell>
          <table:table-cell table:formula="of:=[.N51]" office:value-type="float" office:value="60.961" calcext:value-type="float">
            <text:p>60.961</text:p>
          </table:table-cell>
          <table:table-cell table:formula="of:=[.O51]" office:value-type="float" office:value="0.145348" calcext:value-type="float">
            <text:p>0.145348</text:p>
          </table:table-cell>
          <table:table-cell table:formula="of:=[.P51]" office:value-type="float" office:value="0.72869" calcext:value-type="float">
            <text:p>0.728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4.112" calcext:value-type="float">
            <text:p>64.112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table:formula="of:=[.J52]" office:value-type="float" office:value="46" calcext:value-type="float">
            <text:p>46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4" calcext:value-type="float">
            <text:p>14</text:p>
          </table:table-cell>
          <table:table-cell table:formula="of:=[.M52]" office:value-type="float" office:value="30" calcext:value-type="float">
            <text:p>30</text:p>
          </table:table-cell>
          <table:table-cell table:formula="of:=[.N52]" office:value-type="float" office:value="64.112" calcext:value-type="float">
            <text:p>64.112</text:p>
          </table:table-cell>
          <table:table-cell table:formula="of:=[.O52]" office:value-type="float" office:value="-0.133073" calcext:value-type="float">
            <text:p>-0.133073</text:p>
          </table:table-cell>
          <table:table-cell table:formula="of:=[.P52]" office:value-type="float" office:value="0.704924" calcext:value-type="float">
            <text:p>0.7049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6.357" calcext:value-type="float">
            <text:p>66.357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table:formula="of:=[.J53]" office:value-type="float" office:value="47" calcext:value-type="float">
            <text:p>47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5" calcext:value-type="float">
            <text:p>15</text:p>
          </table:table-cell>
          <table:table-cell table:formula="of:=[.M53]" office:value-type="float" office:value="31" calcext:value-type="float">
            <text:p>31</text:p>
          </table:table-cell>
          <table:table-cell table:formula="of:=[.N53]" office:value-type="float" office:value="66.357" calcext:value-type="float">
            <text:p>66.357</text:p>
          </table:table-cell>
          <table:table-cell table:formula="of:=[.O53]" office:value-type="float" office:value="7.30166" calcext:value-type="float">
            <text:p>7.30166</text:p>
          </table:table-cell>
          <table:table-cell table:formula="of:=[.P53]" office:value-type="float" office:value="0.6897991" calcext:value-type="float">
            <text:p>0.68979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4.8735" calcext:value-type="float">
            <text:p>64.8735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table:formula="of:=[.J54]" office:value-type="float" office:value="48" calcext:value-type="float">
            <text:p>48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16" calcext:value-type="float">
            <text:p>16</text:p>
          </table:table-cell>
          <table:table-cell table:formula="of:=[.M54]" office:value-type="float" office:value="95" calcext:value-type="float">
            <text:p>95</text:p>
          </table:table-cell>
          <table:table-cell table:formula="of:=[.N54]" office:value-type="float" office:value="64.8735" calcext:value-type="float">
            <text:p>64.8735</text:p>
          </table:table-cell>
          <table:table-cell table:formula="of:=[.O54]" office:value-type="float" office:value="-3.95858" calcext:value-type="float">
            <text:p>-3.95858</text:p>
          </table:table-cell>
          <table:table-cell table:formula="of:=[.P54]" office:value-type="float" office:value="0.796658" calcext:value-type="float">
            <text:p>0.7966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4.6035" calcext:value-type="float">
            <text:p>64.6035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table:formula="of:=[.J55]" office:value-type="float" office:value="49" calcext:value-type="float">
            <text:p>49</text:p>
          </table:table-cell>
          <table:table-cell table:formula="of:=[.K55]" office:value-type="float" office:value="1" calcext:value-type="float">
            <text:p>1</text:p>
          </table:table-cell>
          <table:table-cell table:formula="of:=[.L55]" office:value-type="float" office:value="17" calcext:value-type="float">
            <text:p>17</text:p>
          </table:table-cell>
          <table:table-cell table:formula="of:=[.M55]" office:value-type="float" office:value="94" calcext:value-type="float">
            <text:p>94</text:p>
          </table:table-cell>
          <table:table-cell table:formula="of:=[.N55]" office:value-type="float" office:value="64.6035" calcext:value-type="float">
            <text:p>64.6035</text:p>
          </table:table-cell>
          <table:table-cell table:formula="of:=[.O55]" office:value-type="float" office:value="-0.537165" calcext:value-type="float">
            <text:p>-0.537165</text:p>
          </table:table-cell>
          <table:table-cell table:formula="of:=[.P55]" office:value-type="float" office:value="0.790433" calcext:value-type="float">
            <text:p>0.7904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3.694" calcext:value-type="float">
            <text:p>63.694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table:formula="of:=[.J56]" office:value-type="float" office:value="50" calcext:value-type="float">
            <text:p>50</text:p>
          </table:table-cell>
          <table:table-cell table:formula="of:=[.K56]" office:value-type="float" office:value="1" calcext:value-type="float">
            <text:p>1</text:p>
          </table:table-cell>
          <table:table-cell table:formula="of:=[.L56]" office:value-type="float" office:value="18" calcext:value-type="float">
            <text:p>18</text:p>
          </table:table-cell>
          <table:table-cell table:formula="of:=[.M56]" office:value-type="float" office:value="93" calcext:value-type="float">
            <text:p>93</text:p>
          </table:table-cell>
          <table:table-cell table:formula="of:=[.N56]" office:value-type="float" office:value="63.694" calcext:value-type="float">
            <text:p>63.694</text:p>
          </table:table-cell>
          <table:table-cell table:formula="of:=[.O56]" office:value-type="float" office:value="-0.381254" calcext:value-type="float">
            <text:p>-0.381254</text:p>
          </table:table-cell>
          <table:table-cell table:formula="of:=[.P56]" office:value-type="float" office:value="0.797971" calcext:value-type="float">
            <text:p>0.79797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3.1715" calcext:value-type="float">
            <text:p>63.1715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table:formula="of:=[.J57]" office:value-type="float" office:value="51" calcext:value-type="float">
            <text:p>51</text:p>
          </table:table-cell>
          <table:table-cell table:formula="of:=[.K57]" office:value-type="float" office:value="1" calcext:value-type="float">
            <text:p>1</text:p>
          </table:table-cell>
          <table:table-cell table:formula="of:=[.L57]" office:value-type="float" office:value="19" calcext:value-type="float">
            <text:p>19</text:p>
          </table:table-cell>
          <table:table-cell table:formula="of:=[.M57]" office:value-type="float" office:value="92" calcext:value-type="float">
            <text:p>92</text:p>
          </table:table-cell>
          <table:table-cell table:formula="of:=[.N57]" office:value-type="float" office:value="63.1715" calcext:value-type="float">
            <text:p>63.1715</text:p>
          </table:table-cell>
          <table:table-cell table:formula="of:=[.O57]" office:value-type="float" office:value="-0.876297" calcext:value-type="float">
            <text:p>-0.876297</text:p>
          </table:table-cell>
          <table:table-cell table:formula="of:=[.P57]" office:value-type="float" office:value="0.787456" calcext:value-type="float">
            <text:p>0.7874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4.0885" calcext:value-type="float">
            <text:p>64.0885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table:formula="of:=[.J58]" office:value-type="float" office:value="52" calcext:value-type="float">
            <text:p>52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20" calcext:value-type="float">
            <text:p>20</text:p>
          </table:table-cell>
          <table:table-cell table:formula="of:=[.M58]" office:value-type="float" office:value="91" calcext:value-type="float">
            <text:p>91</text:p>
          </table:table-cell>
          <table:table-cell table:formula="of:=[.N58]" office:value-type="float" office:value="64.0885" calcext:value-type="float">
            <text:p>64.0885</text:p>
          </table:table-cell>
          <table:table-cell table:formula="of:=[.O58]" office:value-type="float" office:value="-0.538241" calcext:value-type="float">
            <text:p>-0.538241</text:p>
          </table:table-cell>
          <table:table-cell table:formula="of:=[.P58]" office:value-type="float" office:value="0.792797" calcext:value-type="float">
            <text:p>0.7927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316" calcext:value-type="float">
            <text:p>66.316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table:formula="of:=[.J59]" office:value-type="float" office:value="53" calcext:value-type="float">
            <text:p>53</text:p>
          </table:table-cell>
          <table:table-cell table:formula="of:=[.K59]" office:value-type="float" office:value="1" calcext:value-type="float">
            <text:p>1</text:p>
          </table:table-cell>
          <table:table-cell table:formula="of:=[.L59]" office:value-type="float" office:value="21" calcext:value-type="float">
            <text:p>21</text:p>
          </table:table-cell>
          <table:table-cell table:formula="of:=[.M59]" office:value-type="float" office:value="90" calcext:value-type="float">
            <text:p>90</text:p>
          </table:table-cell>
          <table:table-cell table:formula="of:=[.N59]" office:value-type="float" office:value="66.316" calcext:value-type="float">
            <text:p>66.316</text:p>
          </table:table-cell>
          <table:table-cell table:formula="of:=[.O59]" office:value-type="float" office:value="-0.671207" calcext:value-type="float">
            <text:p>-0.671207</text:p>
          </table:table-cell>
          <table:table-cell table:formula="of:=[.P59]" office:value-type="float" office:value="0.770386" calcext:value-type="float">
            <text:p>0.7703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3.949" calcext:value-type="float">
            <text:p>63.949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table:formula="of:=[.J60]" office:value-type="float" office:value="54" calcext:value-type="float">
            <text:p>54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22" calcext:value-type="float">
            <text:p>22</text:p>
          </table:table-cell>
          <table:table-cell table:formula="of:=[.M60]" office:value-type="float" office:value="89" calcext:value-type="float">
            <text:p>89</text:p>
          </table:table-cell>
          <table:table-cell table:formula="of:=[.N60]" office:value-type="float" office:value="63.949" calcext:value-type="float">
            <text:p>63.949</text:p>
          </table:table-cell>
          <table:table-cell table:formula="of:=[.O60]" office:value-type="float" office:value="-0.709348" calcext:value-type="float">
            <text:p>-0.709348</text:p>
          </table:table-cell>
          <table:table-cell table:formula="of:=[.P60]" office:value-type="float" office:value="0.80897" calcext:value-type="float">
            <text:p>0.808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247" calcext:value-type="float">
            <text:p>65.247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table:formula="of:=[.J61]" office:value-type="float" office:value="55" calcext:value-type="float">
            <text:p>55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23" calcext:value-type="float">
            <text:p>23</text:p>
          </table:table-cell>
          <table:table-cell table:formula="of:=[.M61]" office:value-type="float" office:value="88" calcext:value-type="float">
            <text:p>88</text:p>
          </table:table-cell>
          <table:table-cell table:formula="of:=[.N61]" office:value-type="float" office:value="65.247" calcext:value-type="float">
            <text:p>65.247</text:p>
          </table:table-cell>
          <table:table-cell table:formula="of:=[.O61]" office:value-type="float" office:value="-0.55568" calcext:value-type="float">
            <text:p>-0.55568</text:p>
          </table:table-cell>
          <table:table-cell table:formula="of:=[.P61]" office:value-type="float" office:value="0.774107" calcext:value-type="float">
            <text:p>0.7741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3.9185" calcext:value-type="float">
            <text:p>63.9185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table:formula="of:=[.J62]" office:value-type="float" office:value="56" calcext:value-type="float">
            <text:p>56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24" calcext:value-type="float">
            <text:p>24</text:p>
          </table:table-cell>
          <table:table-cell table:formula="of:=[.M62]" office:value-type="float" office:value="80" calcext:value-type="float">
            <text:p>80</text:p>
          </table:table-cell>
          <table:table-cell table:formula="of:=[.N62]" office:value-type="float" office:value="63.9185" calcext:value-type="float">
            <text:p>63.9185</text:p>
          </table:table-cell>
          <table:table-cell table:formula="of:=[.O62]" office:value-type="float" office:value="-0.862491" calcext:value-type="float">
            <text:p>-0.862491</text:p>
          </table:table-cell>
          <table:table-cell table:formula="of:=[.P62]" office:value-type="float" office:value="0.796673" calcext:value-type="float">
            <text:p>0.7966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3.2205" calcext:value-type="float">
            <text:p>63.2205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table:formula="of:=[.J63]" office:value-type="float" office:value="57" calcext:value-type="float">
            <text:p>57</text:p>
          </table:table-cell>
          <table:table-cell table:formula="of:=[.K63]" office:value-type="float" office:value="1" calcext:value-type="float">
            <text:p>1</text:p>
          </table:table-cell>
          <table:table-cell table:formula="of:=[.L63]" office:value-type="float" office:value="25" calcext:value-type="float">
            <text:p>25</text:p>
          </table:table-cell>
          <table:table-cell table:formula="of:=[.M63]" office:value-type="float" office:value="81" calcext:value-type="float">
            <text:p>81</text:p>
          </table:table-cell>
          <table:table-cell table:formula="of:=[.N63]" office:value-type="float" office:value="63.2205" calcext:value-type="float">
            <text:p>63.2205</text:p>
          </table:table-cell>
          <table:table-cell table:formula="of:=[.O63]" office:value-type="float" office:value="-0.386852" calcext:value-type="float">
            <text:p>-0.386852</text:p>
          </table:table-cell>
          <table:table-cell table:formula="of:=[.P63]" office:value-type="float" office:value="0.804417" calcext:value-type="float">
            <text:p>0.804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4.3045" calcext:value-type="float">
            <text:p>64.3045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table:formula="of:=[.J64]" office:value-type="float" office:value="58" calcext:value-type="float">
            <text:p>58</text:p>
          </table:table-cell>
          <table:table-cell table:formula="of:=[.K64]" office:value-type="float" office:value="1" calcext:value-type="float">
            <text:p>1</text:p>
          </table:table-cell>
          <table:table-cell table:formula="of:=[.L64]" office:value-type="float" office:value="26" calcext:value-type="float">
            <text:p>26</text:p>
          </table:table-cell>
          <table:table-cell table:formula="of:=[.M64]" office:value-type="float" office:value="82" calcext:value-type="float">
            <text:p>82</text:p>
          </table:table-cell>
          <table:table-cell table:formula="of:=[.N64]" office:value-type="float" office:value="64.3045" calcext:value-type="float">
            <text:p>64.3045</text:p>
          </table:table-cell>
          <table:table-cell table:formula="of:=[.O64]" office:value-type="float" office:value="-0.677842" calcext:value-type="float">
            <text:p>-0.677842</text:p>
          </table:table-cell>
          <table:table-cell table:formula="of:=[.P64]" office:value-type="float" office:value="0.79024" calcext:value-type="float">
            <text:p>0.790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5345" calcext:value-type="float">
            <text:p>66.5345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table:formula="of:=[.J65]" office:value-type="float" office:value="59" calcext:value-type="float">
            <text:p>59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27" calcext:value-type="float">
            <text:p>27</text:p>
          </table:table-cell>
          <table:table-cell table:formula="of:=[.M65]" office:value-type="float" office:value="83" calcext:value-type="float">
            <text:p>83</text:p>
          </table:table-cell>
          <table:table-cell table:formula="of:=[.N65]" office:value-type="float" office:value="66.5345" calcext:value-type="float">
            <text:p>66.5345</text:p>
          </table:table-cell>
          <table:table-cell table:formula="of:=[.O65]" office:value-type="float" office:value="-0.830301" calcext:value-type="float">
            <text:p>-0.830301</text:p>
          </table:table-cell>
          <table:table-cell table:formula="of:=[.P65]" office:value-type="float" office:value="0.777453" calcext:value-type="float">
            <text:p>0.77745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6795" calcext:value-type="float">
            <text:p>63.6795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table:formula="of:=[.J66]" office:value-type="float" office:value="60" calcext:value-type="float">
            <text:p>60</text:p>
          </table:table-cell>
          <table:table-cell table:formula="of:=[.K66]" office:value-type="float" office:value="1" calcext:value-type="float">
            <text:p>1</text:p>
          </table:table-cell>
          <table:table-cell table:formula="of:=[.L66]" office:value-type="float" office:value="28" calcext:value-type="float">
            <text:p>28</text:p>
          </table:table-cell>
          <table:table-cell table:formula="of:=[.M66]" office:value-type="float" office:value="84" calcext:value-type="float">
            <text:p>84</text:p>
          </table:table-cell>
          <table:table-cell table:formula="of:=[.N66]" office:value-type="float" office:value="63.6795" calcext:value-type="float">
            <text:p>63.6795</text:p>
          </table:table-cell>
          <table:table-cell table:formula="of:=[.O66]" office:value-type="float" office:value="-0.721079" calcext:value-type="float">
            <text:p>-0.721079</text:p>
          </table:table-cell>
          <table:table-cell table:formula="of:=[.P66]" office:value-type="float" office:value="0.798855" calcext:value-type="float">
            <text:p>0.79885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3.306" calcext:value-type="float">
            <text:p>63.306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table:formula="of:=[.J67]" office:value-type="float" office:value="61" calcext:value-type="float">
            <text:p>61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29" calcext:value-type="float">
            <text:p>29</text:p>
          </table:table-cell>
          <table:table-cell table:formula="of:=[.M67]" office:value-type="float" office:value="85" calcext:value-type="float">
            <text:p>85</text:p>
          </table:table-cell>
          <table:table-cell table:formula="of:=[.N67]" office:value-type="float" office:value="63.306" calcext:value-type="float">
            <text:p>63.306</text:p>
          </table:table-cell>
          <table:table-cell table:formula="of:=[.O67]" office:value-type="float" office:value="-0.605926" calcext:value-type="float">
            <text:p>-0.605926</text:p>
          </table:table-cell>
          <table:table-cell table:formula="of:=[.P67]" office:value-type="float" office:value="0.790201" calcext:value-type="float">
            <text:p>0.7902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7.65" calcext:value-type="float">
            <text:p>67.65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table:formula="of:=[.J68]" office:value-type="float" office:value="62" calcext:value-type="float">
            <text:p>62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30" calcext:value-type="float">
            <text:p>30</text:p>
          </table:table-cell>
          <table:table-cell table:formula="of:=[.M68]" office:value-type="float" office:value="86" calcext:value-type="float">
            <text:p>86</text:p>
          </table:table-cell>
          <table:table-cell table:formula="of:=[.N68]" office:value-type="float" office:value="67.65" calcext:value-type="float">
            <text:p>67.65</text:p>
          </table:table-cell>
          <table:table-cell table:formula="of:=[.O68]" office:value-type="float" office:value="-0.535404" calcext:value-type="float">
            <text:p>-0.535404</text:p>
          </table:table-cell>
          <table:table-cell table:formula="of:=[.P68]" office:value-type="float" office:value="0.764343" calcext:value-type="float">
            <text:p>0.7643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6.986" calcext:value-type="float">
            <text:p>66.986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table:formula="of:=[.J69]" office:value-type="float" office:value="63" calcext:value-type="float">
            <text:p>63</text:p>
          </table:table-cell>
          <table:table-cell table:formula="of:=[.K69]" office:value-type="float" office:value="1" calcext:value-type="float">
            <text:p>1</text:p>
          </table:table-cell>
          <table:table-cell table:formula="of:=[.L69]" office:value-type="float" office:value="31" calcext:value-type="float">
            <text:p>31</text:p>
          </table:table-cell>
          <table:table-cell table:formula="of:=[.M69]" office:value-type="float" office:value="87" calcext:value-type="float">
            <text:p>87</text:p>
          </table:table-cell>
          <table:table-cell table:formula="of:=[.N69]" office:value-type="float" office:value="66.986" calcext:value-type="float">
            <text:p>66.986</text:p>
          </table:table-cell>
          <table:table-cell table:formula="of:=[.O69]" office:value-type="float" office:value="-7.10085" calcext:value-type="float">
            <text:p>-7.10085</text:p>
          </table:table-cell>
          <table:table-cell table:formula="of:=[.P69]" office:value-type="float" office:value="0.82113" calcext:value-type="float">
            <text:p>0.821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9.103" calcext:value-type="float">
            <text:p>89.103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table:formula="of:=[.J70]" office:value-type="float" office:value="64" calcext:value-type="float">
            <text:p>64</text:p>
          </table:table-cell>
          <table:table-cell table:formula="of:=[.K70]" office:value-type="float" office:value="2" calcext:value-type="float">
            <text:p>2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47" calcext:value-type="float">
            <text:p>47</text:p>
          </table:table-cell>
          <table:table-cell table:formula="of:=[.N70]" office:value-type="float" office:value="89.103" calcext:value-type="float">
            <text:p>89.103</text:p>
          </table:table-cell>
          <table:table-cell table:formula="of:=[.O70]" office:value-type="float" office:value="-3.33773" calcext:value-type="float">
            <text:p>-3.33773</text:p>
          </table:table-cell>
          <table:table-cell table:formula="of:=[.P70]" office:value-type="float" office:value="0.579723" calcext:value-type="float">
            <text:p>0.5797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6.987" calcext:value-type="float">
            <text:p>86.987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table:formula="of:=[.J71]" office:value-type="float" office:value="65" calcext:value-type="float">
            <text:p>65</text:p>
          </table:table-cell>
          <table:table-cell table:formula="of:=[.K71]" office:value-type="float" office:value="2" calcext:value-type="float">
            <text:p>2</text:p>
          </table:table-cell>
          <table:table-cell table:formula="of:=[.L71]" office:value-type="float" office:value="1" calcext:value-type="float">
            <text:p>1</text:p>
          </table:table-cell>
          <table:table-cell table:formula="of:=[.M71]" office:value-type="float" office:value="46" calcext:value-type="float">
            <text:p>46</text:p>
          </table:table-cell>
          <table:table-cell table:formula="of:=[.N71]" office:value-type="float" office:value="86.987" calcext:value-type="float">
            <text:p>86.987</text:p>
          </table:table-cell>
          <table:table-cell table:formula="of:=[.O71]" office:value-type="float" office:value="-0.281945" calcext:value-type="float">
            <text:p>-0.281945</text:p>
          </table:table-cell>
          <table:table-cell table:formula="of:=[.P71]" office:value-type="float" office:value="0.576372" calcext:value-type="float">
            <text:p>0.5763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5.477" calcext:value-type="float">
            <text:p>85.477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table:formula="of:=[.J72]" office:value-type="float" office:value="66" calcext:value-type="float">
            <text:p>66</text:p>
          </table:table-cell>
          <table:table-cell table:formula="of:=[.K72]" office:value-type="float" office:value="2" calcext:value-type="float">
            <text:p>2</text:p>
          </table:table-cell>
          <table:table-cell table:formula="of:=[.L72]" office:value-type="float" office:value="2" calcext:value-type="float">
            <text:p>2</text:p>
          </table:table-cell>
          <table:table-cell table:formula="of:=[.M72]" office:value-type="float" office:value="45" calcext:value-type="float">
            <text:p>45</text:p>
          </table:table-cell>
          <table:table-cell table:formula="of:=[.N72]" office:value-type="float" office:value="85.477" calcext:value-type="float">
            <text:p>85.477</text:p>
          </table:table-cell>
          <table:table-cell table:formula="of:=[.O72]" office:value-type="float" office:value="-0.223159" calcext:value-type="float">
            <text:p>-0.223159</text:p>
          </table:table-cell>
          <table:table-cell table:formula="of:=[.P72]" office:value-type="float" office:value="0.603783" calcext:value-type="float">
            <text:p>0.6037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5.928" calcext:value-type="float">
            <text:p>85.928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table:formula="of:=[.J73]" office:value-type="float" office:value="67" calcext:value-type="float">
            <text:p>67</text:p>
          </table:table-cell>
          <table:table-cell table:formula="of:=[.K73]" office:value-type="float" office:value="2" calcext:value-type="float">
            <text:p>2</text:p>
          </table:table-cell>
          <table:table-cell table:formula="of:=[.L73]" office:value-type="float" office:value="3" calcext:value-type="float">
            <text:p>3</text:p>
          </table:table-cell>
          <table:table-cell table:formula="of:=[.M73]" office:value-type="float" office:value="44" calcext:value-type="float">
            <text:p>44</text:p>
          </table:table-cell>
          <table:table-cell table:formula="of:=[.N73]" office:value-type="float" office:value="85.928" calcext:value-type="float">
            <text:p>85.928</text:p>
          </table:table-cell>
          <table:table-cell table:formula="of:=[.O73]" office:value-type="float" office:value="-0.147486" calcext:value-type="float">
            <text:p>-0.147486</text:p>
          </table:table-cell>
          <table:table-cell table:formula="of:=[.P73]" office:value-type="float" office:value="0.581082" calcext:value-type="float">
            <text:p>0.5810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3.9265" calcext:value-type="float">
            <text:p>83.9265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table:formula="of:=[.J74]" office:value-type="float" office:value="68" calcext:value-type="float">
            <text:p>68</text:p>
          </table:table-cell>
          <table:table-cell table:formula="of:=[.K74]" office:value-type="float" office:value="2" calcext:value-type="float">
            <text:p>2</text:p>
          </table:table-cell>
          <table:table-cell table:formula="of:=[.L74]" office:value-type="float" office:value="4" calcext:value-type="float">
            <text:p>4</text:p>
          </table:table-cell>
          <table:table-cell table:formula="of:=[.M74]" office:value-type="float" office:value="43" calcext:value-type="float">
            <text:p>43</text:p>
          </table:table-cell>
          <table:table-cell table:formula="of:=[.N74]" office:value-type="float" office:value="83.9265" calcext:value-type="float">
            <text:p>83.9265</text:p>
          </table:table-cell>
          <table:table-cell table:formula="of:=[.O74]" office:value-type="float" office:value="-0.177045" calcext:value-type="float">
            <text:p>-0.177045</text:p>
          </table:table-cell>
          <table:table-cell table:formula="of:=[.P74]" office:value-type="float" office:value="0.597786" calcext:value-type="float">
            <text:p>0.5977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5.9885" calcext:value-type="float">
            <text:p>85.9885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table:formula="of:=[.J75]" office:value-type="float" office:value="69" calcext:value-type="float">
            <text:p>69</text:p>
          </table:table-cell>
          <table:table-cell table:formula="of:=[.K75]" office:value-type="float" office:value="2" calcext:value-type="float">
            <text:p>2</text:p>
          </table:table-cell>
          <table:table-cell table:formula="of:=[.L75]" office:value-type="float" office:value="5" calcext:value-type="float">
            <text:p>5</text:p>
          </table:table-cell>
          <table:table-cell table:formula="of:=[.M75]" office:value-type="float" office:value="42" calcext:value-type="float">
            <text:p>42</text:p>
          </table:table-cell>
          <table:table-cell table:formula="of:=[.N75]" office:value-type="float" office:value="85.9885" calcext:value-type="float">
            <text:p>85.9885</text:p>
          </table:table-cell>
          <table:table-cell table:formula="of:=[.O75]" office:value-type="float" office:value="-0.264042" calcext:value-type="float">
            <text:p>-0.264042</text:p>
          </table:table-cell>
          <table:table-cell table:formula="of:=[.P75]" office:value-type="float" office:value="0.587837" calcext:value-type="float">
            <text:p>0.58783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7.556" calcext:value-type="float">
            <text:p>87.556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table:formula="of:=[.J76]" office:value-type="float" office:value="70" calcext:value-type="float">
            <text:p>70</text:p>
          </table:table-cell>
          <table:table-cell table:formula="of:=[.K76]" office:value-type="float" office:value="2" calcext:value-type="float">
            <text:p>2</text:p>
          </table:table-cell>
          <table:table-cell table:formula="of:=[.L76]" office:value-type="float" office:value="6" calcext:value-type="float">
            <text:p>6</text:p>
          </table:table-cell>
          <table:table-cell table:formula="of:=[.M76]" office:value-type="float" office:value="41" calcext:value-type="float">
            <text:p>41</text:p>
          </table:table-cell>
          <table:table-cell table:formula="of:=[.N76]" office:value-type="float" office:value="87.556" calcext:value-type="float">
            <text:p>87.556</text:p>
          </table:table-cell>
          <table:table-cell table:formula="of:=[.O76]" office:value-type="float" office:value="-0.234332" calcext:value-type="float">
            <text:p>-0.234332</text:p>
          </table:table-cell>
          <table:table-cell table:formula="of:=[.P76]" office:value-type="float" office:value="0.608314" calcext:value-type="float">
            <text:p>0.6083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1.438" calcext:value-type="float">
            <text:p>81.438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table:formula="of:=[.J77]" office:value-type="float" office:value="71" calcext:value-type="float">
            <text:p>71</text:p>
          </table:table-cell>
          <table:table-cell table:formula="of:=[.K77]" office:value-type="float" office:value="2" calcext:value-type="float">
            <text:p>2</text:p>
          </table:table-cell>
          <table:table-cell table:formula="of:=[.L77]" office:value-type="float" office:value="7" calcext:value-type="float">
            <text:p>7</text:p>
          </table:table-cell>
          <table:table-cell table:formula="of:=[.M77]" office:value-type="float" office:value="40" calcext:value-type="float">
            <text:p>40</text:p>
          </table:table-cell>
          <table:table-cell table:formula="of:=[.N77]" office:value-type="float" office:value="81.438" calcext:value-type="float">
            <text:p>81.438</text:p>
          </table:table-cell>
          <table:table-cell table:formula="of:=[.O77]" office:value-type="float" office:value="0.000000015" calcext:value-type="float">
            <text:p>0.000000015</text:p>
          </table:table-cell>
          <table:table-cell table:formula="of:=[.P77]" office:value-type="float" office:value="0.594795" calcext:value-type="float">
            <text:p>0.5947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3.186" calcext:value-type="float">
            <text:p>83.186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table:formula="of:=[.J78]" office:value-type="float" office:value="72" calcext:value-type="float">
            <text:p>72</text:p>
          </table:table-cell>
          <table:table-cell table:formula="of:=[.K78]" office:value-type="float" office:value="2" calcext:value-type="float">
            <text:p>2</text:p>
          </table:table-cell>
          <table:table-cell table:formula="of:=[.L78]" office:value-type="float" office:value="8" calcext:value-type="float">
            <text:p>8</text:p>
          </table:table-cell>
          <table:table-cell table:formula="of:=[.M78]" office:value-type="float" office:value="39" calcext:value-type="float">
            <text:p>39</text:p>
          </table:table-cell>
          <table:table-cell table:formula="of:=[.N78]" office:value-type="float" office:value="83.186" calcext:value-type="float">
            <text:p>83.186</text:p>
          </table:table-cell>
          <table:table-cell table:formula="of:=[.O78]" office:value-type="float" office:value="-0.800973" calcext:value-type="float">
            <text:p>-0.800973</text:p>
          </table:table-cell>
          <table:table-cell table:formula="of:=[.P78]" office:value-type="float" office:value="0.595921" calcext:value-type="float">
            <text:p>0.5959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6.077" calcext:value-type="float">
            <text:p>86.077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table:formula="of:=[.J79]" office:value-type="float" office:value="73" calcext:value-type="float">
            <text:p>73</text:p>
          </table:table-cell>
          <table:table-cell table:formula="of:=[.K79]" office:value-type="float" office:value="2" calcext:value-type="float">
            <text:p>2</text:p>
          </table:table-cell>
          <table:table-cell table:formula="of:=[.L79]" office:value-type="float" office:value="9" calcext:value-type="float">
            <text:p>9</text:p>
          </table:table-cell>
          <table:table-cell table:formula="of:=[.M79]" office:value-type="float" office:value="38" calcext:value-type="float">
            <text:p>38</text:p>
          </table:table-cell>
          <table:table-cell table:formula="of:=[.N79]" office:value-type="float" office:value="86.077" calcext:value-type="float">
            <text:p>86.077</text:p>
          </table:table-cell>
          <table:table-cell table:formula="of:=[.O79]" office:value-type="float" office:value="0.043745" calcext:value-type="float">
            <text:p>0.043745</text:p>
          </table:table-cell>
          <table:table-cell table:formula="of:=[.P79]" office:value-type="float" office:value="0.58497" calcext:value-type="float">
            <text:p>0.584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3.806" calcext:value-type="float">
            <text:p>83.806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table:formula="of:=[.J80]" office:value-type="float" office:value="74" calcext:value-type="float">
            <text:p>74</text:p>
          </table:table-cell>
          <table:table-cell table:formula="of:=[.K80]" office:value-type="float" office:value="2" calcext:value-type="float">
            <text:p>2</text:p>
          </table:table-cell>
          <table:table-cell table:formula="of:=[.L80]" office:value-type="float" office:value="10" calcext:value-type="float">
            <text:p>10</text:p>
          </table:table-cell>
          <table:table-cell table:formula="of:=[.M80]" office:value-type="float" office:value="37" calcext:value-type="float">
            <text:p>37</text:p>
          </table:table-cell>
          <table:table-cell table:formula="of:=[.N80]" office:value-type="float" office:value="83.806" calcext:value-type="float">
            <text:p>83.806</text:p>
          </table:table-cell>
          <table:table-cell table:formula="of:=[.O80]" office:value-type="float" office:value="0.239848" calcext:value-type="float">
            <text:p>0.239848</text:p>
          </table:table-cell>
          <table:table-cell table:formula="of:=[.P80]" office:value-type="float" office:value="0.595249" calcext:value-type="float">
            <text:p>0.5952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0.5075" calcext:value-type="float">
            <text:p>80.5075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table:formula="of:=[.J81]" office:value-type="float" office:value="75" calcext:value-type="float">
            <text:p>75</text:p>
          </table:table-cell>
          <table:table-cell table:formula="of:=[.K81]" office:value-type="float" office:value="2" calcext:value-type="float">
            <text:p>2</text:p>
          </table:table-cell>
          <table:table-cell table:formula="of:=[.L81]" office:value-type="float" office:value="11" calcext:value-type="float">
            <text:p>11</text:p>
          </table:table-cell>
          <table:table-cell table:formula="of:=[.M81]" office:value-type="float" office:value="36" calcext:value-type="float">
            <text:p>36</text:p>
          </table:table-cell>
          <table:table-cell table:formula="of:=[.N81]" office:value-type="float" office:value="80.5075" calcext:value-type="float">
            <text:p>80.5075</text:p>
          </table:table-cell>
          <table:table-cell table:formula="of:=[.O81]" office:value-type="float" office:value="-0.100039" calcext:value-type="float">
            <text:p>-0.100039</text:p>
          </table:table-cell>
          <table:table-cell table:formula="of:=[.P81]" office:value-type="float" office:value="0.614275" calcext:value-type="float">
            <text:p>0.614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4.9825" calcext:value-type="float">
            <text:p>84.9825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table:formula="of:=[.J82]" office:value-type="float" office:value="76" calcext:value-type="float">
            <text:p>76</text:p>
          </table:table-cell>
          <table:table-cell table:formula="of:=[.K82]" office:value-type="float" office:value="2" calcext:value-type="float">
            <text:p>2</text:p>
          </table:table-cell>
          <table:table-cell table:formula="of:=[.L82]" office:value-type="float" office:value="12" calcext:value-type="float">
            <text:p>12</text:p>
          </table:table-cell>
          <table:table-cell table:formula="of:=[.M82]" office:value-type="float" office:value="35" calcext:value-type="float">
            <text:p>35</text:p>
          </table:table-cell>
          <table:table-cell table:formula="of:=[.N82]" office:value-type="float" office:value="84.9825" calcext:value-type="float">
            <text:p>84.9825</text:p>
          </table:table-cell>
          <table:table-cell table:formula="of:=[.O82]" office:value-type="float" office:value="-0.0676903" calcext:value-type="float">
            <text:p>-0.0676903</text:p>
          </table:table-cell>
          <table:table-cell table:formula="of:=[.P82]" office:value-type="float" office:value="0.588541" calcext:value-type="float">
            <text:p>0.5885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5.5105" calcext:value-type="float">
            <text:p>85.5105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table:formula="of:=[.J83]" office:value-type="float" office:value="77" calcext:value-type="float">
            <text:p>77</text:p>
          </table:table-cell>
          <table:table-cell table:formula="of:=[.K83]" office:value-type="float" office:value="2" calcext:value-type="float">
            <text:p>2</text:p>
          </table:table-cell>
          <table:table-cell table:formula="of:=[.L83]" office:value-type="float" office:value="13" calcext:value-type="float">
            <text:p>13</text:p>
          </table:table-cell>
          <table:table-cell table:formula="of:=[.M83]" office:value-type="float" office:value="34" calcext:value-type="float">
            <text:p>34</text:p>
          </table:table-cell>
          <table:table-cell table:formula="of:=[.N83]" office:value-type="float" office:value="85.5105" calcext:value-type="float">
            <text:p>85.5105</text:p>
          </table:table-cell>
          <table:table-cell table:formula="of:=[.O83]" office:value-type="float" office:value="0.274499" calcext:value-type="float">
            <text:p>0.274499</text:p>
          </table:table-cell>
          <table:table-cell table:formula="of:=[.P83]" office:value-type="float" office:value="0.591735" calcext:value-type="float">
            <text:p>0.5917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4.7595" calcext:value-type="float">
            <text:p>84.7595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table:formula="of:=[.J84]" office:value-type="float" office:value="78" calcext:value-type="float">
            <text:p>78</text:p>
          </table:table-cell>
          <table:table-cell table:formula="of:=[.K84]" office:value-type="float" office:value="2" calcext:value-type="float">
            <text:p>2</text:p>
          </table:table-cell>
          <table:table-cell table:formula="of:=[.L84]" office:value-type="float" office:value="14" calcext:value-type="float">
            <text:p>14</text:p>
          </table:table-cell>
          <table:table-cell table:formula="of:=[.M84]" office:value-type="float" office:value="33" calcext:value-type="float">
            <text:p>33</text:p>
          </table:table-cell>
          <table:table-cell table:formula="of:=[.N84]" office:value-type="float" office:value="84.7595" calcext:value-type="float">
            <text:p>84.7595</text:p>
          </table:table-cell>
          <table:table-cell table:formula="of:=[.O84]" office:value-type="float" office:value="-0.0789085" calcext:value-type="float">
            <text:p>-0.0789085</text:p>
          </table:table-cell>
          <table:table-cell table:formula="of:=[.P84]" office:value-type="float" office:value="0.589109" calcext:value-type="float">
            <text:p>0.5891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1.072" calcext:value-type="float">
            <text:p>81.072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table:formula="of:=[.J85]" office:value-type="float" office:value="79" calcext:value-type="float">
            <text:p>79</text:p>
          </table:table-cell>
          <table:table-cell table:formula="of:=[.K85]" office:value-type="float" office:value="2" calcext:value-type="float">
            <text:p>2</text:p>
          </table:table-cell>
          <table:table-cell table:formula="of:=[.L85]" office:value-type="float" office:value="15" calcext:value-type="float">
            <text:p>15</text:p>
          </table:table-cell>
          <table:table-cell table:formula="of:=[.M85]" office:value-type="float" office:value="32" calcext:value-type="float">
            <text:p>32</text:p>
          </table:table-cell>
          <table:table-cell table:formula="of:=[.N85]" office:value-type="float" office:value="81.072" calcext:value-type="float">
            <text:p>81.072</text:p>
          </table:table-cell>
          <table:table-cell table:formula="of:=[.O85]" office:value-type="float" office:value="0.183486" calcext:value-type="float">
            <text:p>0.183486</text:p>
          </table:table-cell>
          <table:table-cell table:formula="of:=[.P85]" office:value-type="float" office:value="0.595213" calcext:value-type="float">
            <text:p>0.5952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6.0615" calcext:value-type="float">
            <text:p>96.0615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table:formula="of:=[.J86]" office:value-type="float" office:value="80" calcext:value-type="float">
            <text:p>80</text:p>
          </table:table-cell>
          <table:table-cell table:formula="of:=[.K86]" office:value-type="float" office:value="2" calcext:value-type="float">
            <text:p>2</text:p>
          </table:table-cell>
          <table:table-cell table:formula="of:=[.L86]" office:value-type="float" office:value="16" calcext:value-type="float">
            <text:p>16</text:p>
          </table:table-cell>
          <table:table-cell table:formula="of:=[.M86]" office:value-type="float" office:value="103" calcext:value-type="float">
            <text:p>103</text:p>
          </table:table-cell>
          <table:table-cell table:formula="of:=[.N86]" office:value-type="float" office:value="96.0615" calcext:value-type="float">
            <text:p>96.0615</text:p>
          </table:table-cell>
          <table:table-cell table:formula="of:=[.O86]" office:value-type="float" office:value="-0.24963" calcext:value-type="float">
            <text:p>-0.24963</text:p>
          </table:table-cell>
          <table:table-cell table:formula="of:=[.P86]" office:value-type="float" office:value="0.626664" calcext:value-type="float">
            <text:p>0.6266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82.2595" calcext:value-type="float">
            <text:p>82.2595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table:formula="of:=[.J87]" office:value-type="float" office:value="81" calcext:value-type="float">
            <text:p>81</text:p>
          </table:table-cell>
          <table:table-cell table:formula="of:=[.K87]" office:value-type="float" office:value="2" calcext:value-type="float">
            <text:p>2</text:p>
          </table:table-cell>
          <table:table-cell table:formula="of:=[.L87]" office:value-type="float" office:value="17" calcext:value-type="float">
            <text:p>17</text:p>
          </table:table-cell>
          <table:table-cell table:formula="of:=[.M87]" office:value-type="float" office:value="102" calcext:value-type="float">
            <text:p>102</text:p>
          </table:table-cell>
          <table:table-cell table:formula="of:=[.N87]" office:value-type="float" office:value="82.2595" calcext:value-type="float">
            <text:p>82.2595</text:p>
          </table:table-cell>
          <table:table-cell table:formula="of:=[.O87]" office:value-type="float" office:value="0.00448869" calcext:value-type="float">
            <text:p>0.00448869</text:p>
          </table:table-cell>
          <table:table-cell table:formula="of:=[.P87]" office:value-type="float" office:value="0.596665" calcext:value-type="float">
            <text:p>0.59666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table:formula="of:=[.J88]" office:value-type="float" office:value="82" calcext:value-type="float">
            <text:p>82</text:p>
          </table:table-cell>
          <table:table-cell table:formula="of:=[.K88]" office:value-type="float" office:value="2" calcext:value-type="float">
            <text:p>2</text:p>
          </table:table-cell>
          <table:table-cell table:formula="of:=[.L88]" office:value-type="float" office:value="18" calcext:value-type="float">
            <text:p>18</text:p>
          </table:table-cell>
          <table:table-cell table:formula="of:=[.M88]" office:value-type="float" office:value="101" calcext:value-type="float">
            <text:p>101</text:p>
          </table:table-cell>
          <table:table-cell table:formula="of:=[.N88]" office:value-type="float" office:value="82.508" calcext:value-type="float">
            <text:p>82.508</text:p>
          </table:table-cell>
          <table:table-cell table:formula="of:=[.O88]" office:value-type="float" office:value="-0.30474" calcext:value-type="float">
            <text:p>-0.30474</text:p>
          </table:table-cell>
          <table:table-cell table:formula="of:=[.P88]" office:value-type="float" office:value="0.583409" calcext:value-type="float">
            <text:p>0.5834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0.2795" calcext:value-type="float">
            <text:p>80.2795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table:formula="of:=[.J89]" office:value-type="float" office:value="83" calcext:value-type="float">
            <text:p>83</text:p>
          </table:table-cell>
          <table:table-cell table:formula="of:=[.K89]" office:value-type="float" office:value="2" calcext:value-type="float">
            <text:p>2</text:p>
          </table:table-cell>
          <table:table-cell table:formula="of:=[.L89]" office:value-type="float" office:value="19" calcext:value-type="float">
            <text:p>19</text:p>
          </table:table-cell>
          <table:table-cell table:formula="of:=[.M89]" office:value-type="float" office:value="100" calcext:value-type="float">
            <text:p>100</text:p>
          </table:table-cell>
          <table:table-cell table:formula="of:=[.N89]" office:value-type="float" office:value="80.2795" calcext:value-type="float">
            <text:p>80.2795</text:p>
          </table:table-cell>
          <table:table-cell table:formula="of:=[.O89]" office:value-type="float" office:value="-0.0763085" calcext:value-type="float">
            <text:p>-0.0763085</text:p>
          </table:table-cell>
          <table:table-cell table:formula="of:=[.P89]" office:value-type="float" office:value="0.600743" calcext:value-type="float">
            <text:p>0.600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83.9285" calcext:value-type="float">
            <text:p>83.9285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table:formula="of:=[.J90]" office:value-type="float" office:value="84" calcext:value-type="float">
            <text:p>84</text:p>
          </table:table-cell>
          <table:table-cell table:formula="of:=[.K90]" office:value-type="float" office:value="2" calcext:value-type="float">
            <text:p>2</text:p>
          </table:table-cell>
          <table:table-cell table:formula="of:=[.L90]" office:value-type="float" office:value="20" calcext:value-type="float">
            <text:p>20</text:p>
          </table:table-cell>
          <table:table-cell table:formula="of:=[.M90]" office:value-type="float" office:value="99" calcext:value-type="float">
            <text:p>99</text:p>
          </table:table-cell>
          <table:table-cell table:formula="of:=[.N90]" office:value-type="float" office:value="83.9285" calcext:value-type="float">
            <text:p>83.9285</text:p>
          </table:table-cell>
          <table:table-cell table:formula="of:=[.O90]" office:value-type="float" office:value="-0.377779" calcext:value-type="float">
            <text:p>-0.377779</text:p>
          </table:table-cell>
          <table:table-cell table:formula="of:=[.P90]" office:value-type="float" office:value="0.592962" calcext:value-type="float">
            <text:p>0.59296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83.409" calcext:value-type="float">
            <text:p>83.409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table:formula="of:=[.J91]" office:value-type="float" office:value="85" calcext:value-type="float">
            <text:p>85</text:p>
          </table:table-cell>
          <table:table-cell table:formula="of:=[.K91]" office:value-type="float" office:value="2" calcext:value-type="float">
            <text:p>2</text:p>
          </table:table-cell>
          <table:table-cell table:formula="of:=[.L91]" office:value-type="float" office:value="21" calcext:value-type="float">
            <text:p>21</text:p>
          </table:table-cell>
          <table:table-cell table:formula="of:=[.M91]" office:value-type="float" office:value="98" calcext:value-type="float">
            <text:p>98</text:p>
          </table:table-cell>
          <table:table-cell table:formula="of:=[.N91]" office:value-type="float" office:value="83.409" calcext:value-type="float">
            <text:p>83.409</text:p>
          </table:table-cell>
          <table:table-cell table:formula="of:=[.O91]" office:value-type="float" office:value="-0.184867" calcext:value-type="float">
            <text:p>-0.184867</text:p>
          </table:table-cell>
          <table:table-cell table:formula="of:=[.P91]" office:value-type="float" office:value="0.586419" calcext:value-type="float">
            <text:p>0.5864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83.1705" calcext:value-type="float">
            <text:p>83.1705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table:formula="of:=[.J92]" office:value-type="float" office:value="86" calcext:value-type="float">
            <text:p>86</text:p>
          </table:table-cell>
          <table:table-cell table:formula="of:=[.K92]" office:value-type="float" office:value="2" calcext:value-type="float">
            <text:p>2</text:p>
          </table:table-cell>
          <table:table-cell table:formula="of:=[.L92]" office:value-type="float" office:value="22" calcext:value-type="float">
            <text:p>22</text:p>
          </table:table-cell>
          <table:table-cell table:formula="of:=[.M92]" office:value-type="float" office:value="97" calcext:value-type="float">
            <text:p>97</text:p>
          </table:table-cell>
          <table:table-cell table:formula="of:=[.N92]" office:value-type="float" office:value="83.1705" calcext:value-type="float">
            <text:p>83.1705</text:p>
          </table:table-cell>
          <table:table-cell table:formula="of:=[.O92]" office:value-type="float" office:value="-0.115824" calcext:value-type="float">
            <text:p>-0.115824</text:p>
          </table:table-cell>
          <table:table-cell table:formula="of:=[.P92]" office:value-type="float" office:value="0.586434" calcext:value-type="float">
            <text:p>0.5864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6.309" calcext:value-type="float">
            <text:p>96.309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table:formula="of:=[.J93]" office:value-type="float" office:value="87" calcext:value-type="float">
            <text:p>87</text:p>
          </table:table-cell>
          <table:table-cell table:formula="of:=[.K93]" office:value-type="float" office:value="2" calcext:value-type="float">
            <text:p>2</text:p>
          </table:table-cell>
          <table:table-cell table:formula="of:=[.L93]" office:value-type="float" office:value="23" calcext:value-type="float">
            <text:p>23</text:p>
          </table:table-cell>
          <table:table-cell table:formula="of:=[.M93]" office:value-type="float" office:value="96" calcext:value-type="float">
            <text:p>96</text:p>
          </table:table-cell>
          <table:table-cell table:formula="of:=[.N93]" office:value-type="float" office:value="96.309" calcext:value-type="float">
            <text:p>96.309</text:p>
          </table:table-cell>
          <table:table-cell table:formula="of:=[.O93]" office:value-type="float" office:value="-0.46267" calcext:value-type="float">
            <text:p>-0.46267</text:p>
          </table:table-cell>
          <table:table-cell table:formula="of:=[.P93]" office:value-type="float" office:value="0.565361" calcext:value-type="float">
            <text:p>0.5653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85.847" calcext:value-type="float">
            <text:p>85.847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table:formula="of:=[.J94]" office:value-type="float" office:value="88" calcext:value-type="float">
            <text:p>88</text:p>
          </table:table-cell>
          <table:table-cell table:formula="of:=[.K94]" office:value-type="float" office:value="2" calcext:value-type="float">
            <text:p>2</text:p>
          </table:table-cell>
          <table:table-cell table:formula="of:=[.L94]" office:value-type="float" office:value="24" calcext:value-type="float">
            <text:p>24</text:p>
          </table:table-cell>
          <table:table-cell table:formula="of:=[.M94]" office:value-type="float" office:value="104" calcext:value-type="float">
            <text:p>104</text:p>
          </table:table-cell>
          <table:table-cell table:formula="of:=[.N94]" office:value-type="float" office:value="85.847" calcext:value-type="float">
            <text:p>85.847</text:p>
          </table:table-cell>
          <table:table-cell table:formula="of:=[.O94]" office:value-type="float" office:value="-0.502016" calcext:value-type="float">
            <text:p>-0.502016</text:p>
          </table:table-cell>
          <table:table-cell table:formula="of:=[.P94]" office:value-type="float" office:value="0.58384" calcext:value-type="float">
            <text:p>0.583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85.213" calcext:value-type="float">
            <text:p>85.213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table:formula="of:=[.J95]" office:value-type="float" office:value="89" calcext:value-type="float">
            <text:p>89</text:p>
          </table:table-cell>
          <table:table-cell table:formula="of:=[.K95]" office:value-type="float" office:value="2" calcext:value-type="float">
            <text:p>2</text:p>
          </table:table-cell>
          <table:table-cell table:formula="of:=[.L95]" office:value-type="float" office:value="25" calcext:value-type="float">
            <text:p>25</text:p>
          </table:table-cell>
          <table:table-cell table:formula="of:=[.M95]" office:value-type="float" office:value="105" calcext:value-type="float">
            <text:p>105</text:p>
          </table:table-cell>
          <table:table-cell table:formula="of:=[.N95]" office:value-type="float" office:value="85.213" calcext:value-type="float">
            <text:p>85.213</text:p>
          </table:table-cell>
          <table:table-cell table:formula="of:=[.O95]" office:value-type="float" office:value="-0.456966" calcext:value-type="float">
            <text:p>-0.456966</text:p>
          </table:table-cell>
          <table:table-cell table:formula="of:=[.P95]" office:value-type="float" office:value="0.57842" calcext:value-type="float">
            <text:p>0.578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80.701" calcext:value-type="float">
            <text:p>80.701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table:formula="of:=[.J96]" office:value-type="float" office:value="90" calcext:value-type="float">
            <text:p>90</text:p>
          </table:table-cell>
          <table:table-cell table:formula="of:=[.K96]" office:value-type="float" office:value="2" calcext:value-type="float">
            <text:p>2</text:p>
          </table:table-cell>
          <table:table-cell table:formula="of:=[.L96]" office:value-type="float" office:value="26" calcext:value-type="float">
            <text:p>26</text:p>
          </table:table-cell>
          <table:table-cell table:formula="of:=[.M96]" office:value-type="float" office:value="106" calcext:value-type="float">
            <text:p>106</text:p>
          </table:table-cell>
          <table:table-cell table:formula="of:=[.N96]" office:value-type="float" office:value="80.701" calcext:value-type="float">
            <text:p>80.701</text:p>
          </table:table-cell>
          <table:table-cell table:formula="of:=[.O96]" office:value-type="float" office:value="-0.294231" calcext:value-type="float">
            <text:p>-0.294231</text:p>
          </table:table-cell>
          <table:table-cell table:formula="of:=[.P96]" office:value-type="float" office:value="0.609657" calcext:value-type="float">
            <text:p>0.6096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88.602" calcext:value-type="float">
            <text:p>88.602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table:formula="of:=[.J97]" office:value-type="float" office:value="91" calcext:value-type="float">
            <text:p>91</text:p>
          </table:table-cell>
          <table:table-cell table:formula="of:=[.K97]" office:value-type="float" office:value="2" calcext:value-type="float">
            <text:p>2</text:p>
          </table:table-cell>
          <table:table-cell table:formula="of:=[.L97]" office:value-type="float" office:value="27" calcext:value-type="float">
            <text:p>27</text:p>
          </table:table-cell>
          <table:table-cell table:formula="of:=[.M97]" office:value-type="float" office:value="107" calcext:value-type="float">
            <text:p>107</text:p>
          </table:table-cell>
          <table:table-cell table:formula="of:=[.N97]" office:value-type="float" office:value="88.602" calcext:value-type="float">
            <text:p>88.602</text:p>
          </table:table-cell>
          <table:table-cell table:formula="of:=[.O97]" office:value-type="float" office:value="-0.152699" calcext:value-type="float">
            <text:p>-0.152699</text:p>
          </table:table-cell>
          <table:table-cell table:formula="of:=[.P97]" office:value-type="float" office:value="0.560556" calcext:value-type="float">
            <text:p>0.5605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00.3905" calcext:value-type="float">
            <text:p>100.3905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table:formula="of:=[.J98]" office:value-type="float" office:value="92" calcext:value-type="float">
            <text:p>92</text:p>
          </table:table-cell>
          <table:table-cell table:formula="of:=[.K98]" office:value-type="float" office:value="2" calcext:value-type="float">
            <text:p>2</text:p>
          </table:table-cell>
          <table:table-cell table:formula="of:=[.L98]" office:value-type="float" office:value="28" calcext:value-type="float">
            <text:p>28</text:p>
          </table:table-cell>
          <table:table-cell table:formula="of:=[.M98]" office:value-type="float" office:value="108" calcext:value-type="float">
            <text:p>108</text:p>
          </table:table-cell>
          <table:table-cell table:formula="of:=[.N98]" office:value-type="float" office:value="100.3905" calcext:value-type="float">
            <text:p>100.3905</text:p>
          </table:table-cell>
          <table:table-cell table:formula="of:=[.O98]" office:value-type="float" office:value="-0.0317713" calcext:value-type="float">
            <text:p>-0.0317713</text:p>
          </table:table-cell>
          <table:table-cell table:formula="of:=[.P98]" office:value-type="float" office:value="0.529847" calcext:value-type="float">
            <text:p>0.5298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88.9325" calcext:value-type="float">
            <text:p>88.9325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table:formula="of:=[.J99]" office:value-type="float" office:value="93" calcext:value-type="float">
            <text:p>93</text:p>
          </table:table-cell>
          <table:table-cell table:formula="of:=[.K99]" office:value-type="float" office:value="2" calcext:value-type="float">
            <text:p>2</text:p>
          </table:table-cell>
          <table:table-cell table:formula="of:=[.L99]" office:value-type="float" office:value="29" calcext:value-type="float">
            <text:p>29</text:p>
          </table:table-cell>
          <table:table-cell table:formula="of:=[.M99]" office:value-type="float" office:value="109" calcext:value-type="float">
            <text:p>109</text:p>
          </table:table-cell>
          <table:table-cell table:formula="of:=[.N99]" office:value-type="float" office:value="88.9325" calcext:value-type="float">
            <text:p>88.9325</text:p>
          </table:table-cell>
          <table:table-cell table:formula="of:=[.O99]" office:value-type="float" office:value="-0.37192" calcext:value-type="float">
            <text:p>-0.37192</text:p>
          </table:table-cell>
          <table:table-cell table:formula="of:=[.P99]" office:value-type="float" office:value="0.569087" calcext:value-type="float">
            <text:p>0.56908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5.845" calcext:value-type="float">
            <text:p>85.845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table:formula="of:=[.J100]" office:value-type="float" office:value="94" calcext:value-type="float">
            <text:p>94</text:p>
          </table:table-cell>
          <table:table-cell table:formula="of:=[.K100]" office:value-type="float" office:value="2" calcext:value-type="float">
            <text:p>2</text:p>
          </table:table-cell>
          <table:table-cell table:formula="of:=[.L100]" office:value-type="float" office:value="30" calcext:value-type="float">
            <text:p>30</text:p>
          </table:table-cell>
          <table:table-cell table:formula="of:=[.M100]" office:value-type="float" office:value="110" calcext:value-type="float">
            <text:p>110</text:p>
          </table:table-cell>
          <table:table-cell table:formula="of:=[.N100]" office:value-type="float" office:value="85.845" calcext:value-type="float">
            <text:p>85.845</text:p>
          </table:table-cell>
          <table:table-cell table:formula="of:=[.O100]" office:value-type="float" office:value="-0.28901" calcext:value-type="float">
            <text:p>-0.28901</text:p>
          </table:table-cell>
          <table:table-cell table:formula="of:=[.P100]" office:value-type="float" office:value="0.590891" calcext:value-type="float">
            <text:p>0.5908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92.779" calcext:value-type="float">
            <text:p>92.779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table:formula="of:=[.J101]" office:value-type="float" office:value="95" calcext:value-type="float">
            <text:p>95</text:p>
          </table:table-cell>
          <table:table-cell table:formula="of:=[.K101]" office:value-type="float" office:value="2" calcext:value-type="float">
            <text:p>2</text:p>
          </table:table-cell>
          <table:table-cell table:formula="of:=[.L101]" office:value-type="float" office:value="31" calcext:value-type="float">
            <text:p>31</text:p>
          </table:table-cell>
          <table:table-cell table:formula="of:=[.M101]" office:value-type="float" office:value="111" calcext:value-type="float">
            <text:p>111</text:p>
          </table:table-cell>
          <table:table-cell table:formula="of:=[.N101]" office:value-type="float" office:value="92.779" calcext:value-type="float">
            <text:p>92.779</text:p>
          </table:table-cell>
          <table:table-cell table:formula="of:=[.O101]" office:value-type="float" office:value="-3.04521" calcext:value-type="float">
            <text:p>-3.04521</text:p>
          </table:table-cell>
          <table:table-cell table:formula="of:=[.P101]" office:value-type="float" office:value="0.595513" calcext:value-type="float">
            <text:p>0.59551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.19" calcext:value-type="float">
            <text:p>56.19</text:p>
          </table:table-cell>
          <table:table-cell table:style-name="ce1" office:value-type="float" office:value="-16.1703" calcext:value-type="float">
            <text:p>-16.1703</text:p>
          </table:table-cell>
          <table:table-cell table:style-name="ce1" office:value-type="float" office:value="1.12869" calcext:value-type="float">
            <text:p>1.12869</text:p>
          </table:table-cell>
          <table:table-cell/>
          <table:table-cell table:style-name="ce2" table:formula="of:=[.J102]" office:value-type="float" office:value="96" calcext:value-type="float">
            <text:p>96</text:p>
          </table:table-cell>
          <table:table-cell table:style-name="ce2" table:formula="of:=[.K102]" office:value-type="float" office:value="3" calcext:value-type="float">
            <text:p>3</text:p>
          </table:table-cell>
          <table:table-cell table:style-name="ce2" table:formula="of:=[.L102]" office:value-type="float" office:value="0" calcext:value-type="float">
            <text:p>0</text:p>
          </table:table-cell>
          <table:table-cell table:style-name="ce2" table:formula="of:=[.M102]" office:value-type="float" office:value="48" calcext:value-type="float">
            <text:p>48</text:p>
          </table:table-cell>
          <table:table-cell table:style-name="ce2" table:formula="of:=[.N102]" office:value-type="float" office:value="56.19" calcext:value-type="float">
            <text:p>56.19</text:p>
          </table:table-cell>
          <table:table-cell table:style-name="ce2" office:value-type="float" office:value="19.9281" calcext:value-type="float">
            <text:p>19.9281</text:p>
          </table:table-cell>
          <table:table-cell table:style-name="ce2" office:value-type="float" office:value="0.807201" calcext:value-type="float">
            <text:p>0.807201</text:p>
          </table:table-cell>
          <table:table-cell table:number-columns-repeated="2"/>
          <table:table-cell table:style-name="ce2" table:formula="of:=[.S102]" office:value-type="float" office:value="3" calcext:value-type="float">
            <text:p>3</text:p>
          </table:table-cell>
          <table:table-cell table:style-name="ce2" table:formula="of:=[.T102]" office:value-type="float" office:value="0" calcext:value-type="float">
            <text:p>0</text:p>
          </table:table-cell>
          <table:table-cell table:style-name="ce2" office:value-type="float" office:value="19.9281" calcext:value-type="float">
            <text:p>19.9281</text:p>
          </table:table-cell>
          <table:table-cell table:style-name="ce2" office:value-type="float" office:value="0.807201" calcext:value-type="float">
            <text:p>0.807201</text:p>
          </table:table-cell>
        </table:table-row>
        <table:table-row table:style-name="ro1">
          <table:table-cell table:number-columns-repeated="9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.09706" calcext:value-type="float">
            <text:p>1.09706</text:p>
          </table:table-cell>
          <table:table-cell table:style-name="ce1" office:value-type="float" office:value="0.623959" calcext:value-type="float">
            <text:p>0.623959</text:p>
          </table:table-cell>
          <table:table-cell/>
          <table:table-cell table:style-name="ce2" table:formula="of:=[.J103]" office:value-type="float" office:value="97" calcext:value-type="float">
            <text:p>97</text:p>
          </table:table-cell>
          <table:table-cell table:style-name="ce2" table:formula="of:=[.K103]" office:value-type="float" office:value="3" calcext:value-type="float">
            <text:p>3</text:p>
          </table:table-cell>
          <table:table-cell table:style-name="ce2" table:formula="of:=[.L103]" office:value-type="float" office:value="1" calcext:value-type="float">
            <text:p>1</text:p>
          </table:table-cell>
          <table:table-cell table:style-name="ce2" table:formula="of:=[.M103]" office:value-type="float" office:value="49" calcext:value-type="float">
            <text:p>49</text:p>
          </table:table-cell>
          <table:table-cell table:style-name="ce2" table:formula="of:=[.N103]" office:value-type="float" office:value="55" calcext:value-type="float">
            <text:p>55</text:p>
          </table:table-cell>
          <table:table-cell table:style-name="ce2" office:value-type="float" office:value="32.6117" calcext:value-type="float">
            <text:p>32.6117</text:p>
          </table:table-cell>
          <table:table-cell table:style-name="ce2" office:value-type="float" office:value="1.4094" calcext:value-type="float">
            <text:p>1.4094</text:p>
          </table:table-cell>
          <table:table-cell table:number-columns-repeated="2"/>
          <table:table-cell table:style-name="ce2" table:formula="of:=[.S103]" office:value-type="float" office:value="3" calcext:value-type="float">
            <text:p>3</text:p>
          </table:table-cell>
          <table:table-cell table:style-name="ce2" table:formula="of:=[.T103]" office:value-type="float" office:value="1" calcext:value-type="float">
            <text:p>1</text:p>
          </table:table-cell>
          <table:table-cell table:style-name="ce2" office:value-type="float" office:value="32.6117" calcext:value-type="float">
            <text:p>32.6117</text:p>
          </table:table-cell>
          <table:table-cell table:style-name="ce2" office:value-type="float" office:value="1.4094" calcext:value-type="float">
            <text:p>1.4094</text:p>
          </table:table-cell>
        </table:table-row>
        <table:table-row table:style-name="ro1">
          <table:table-cell table:number-columns-repeated="9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3565" calcext:value-type="float">
            <text:p>54.3565</text:p>
          </table:table-cell>
          <table:table-cell table:style-name="ce1" office:value-type="float" office:value="-0.485287" calcext:value-type="float">
            <text:p>-0.485287</text:p>
          </table:table-cell>
          <table:table-cell table:style-name="ce1" office:value-type="float" office:value="0.807005" calcext:value-type="float">
            <text:p>0.807005</text:p>
          </table:table-cell>
          <table:table-cell/>
          <table:table-cell table:style-name="ce2" table:formula="of:=[.J104]" office:value-type="float" office:value="98" calcext:value-type="float">
            <text:p>98</text:p>
          </table:table-cell>
          <table:table-cell table:style-name="ce2" table:formula="of:=[.K104]" office:value-type="float" office:value="3" calcext:value-type="float">
            <text:p>3</text:p>
          </table:table-cell>
          <table:table-cell table:style-name="ce2" table:formula="of:=[.L104]" office:value-type="float" office:value="2" calcext:value-type="float">
            <text:p>2</text:p>
          </table:table-cell>
          <table:table-cell table:style-name="ce2" table:formula="of:=[.M104]" office:value-type="float" office:value="50" calcext:value-type="float">
            <text:p>50</text:p>
          </table:table-cell>
          <table:table-cell table:style-name="ce2" table:formula="of:=[.N104]" office:value-type="float" office:value="54.3565" calcext:value-type="float">
            <text:p>54.3565</text:p>
          </table:table-cell>
          <table:table-cell table:style-name="ce2" office:value-type="float" office:value="12.1128" calcext:value-type="float">
            <text:p>12.1128</text:p>
          </table:table-cell>
          <table:table-cell table:style-name="ce2" office:value-type="float" office:value="0.817975" calcext:value-type="float">
            <text:p>0.817975</text:p>
          </table:table-cell>
          <table:table-cell table:number-columns-repeated="2"/>
          <table:table-cell table:style-name="ce2" table:formula="of:=[.S104]" office:value-type="float" office:value="3" calcext:value-type="float">
            <text:p>3</text:p>
          </table:table-cell>
          <table:table-cell table:style-name="ce2" table:formula="of:=[.T104]" office:value-type="float" office:value="2" calcext:value-type="float">
            <text:p>2</text:p>
          </table:table-cell>
          <table:table-cell table:style-name="ce2" office:value-type="float" office:value="12.1128" calcext:value-type="float">
            <text:p>12.1128</text:p>
          </table:table-cell>
          <table:table-cell table:style-name="ce2" office:value-type="float" office:value="0.817975" calcext:value-type="float">
            <text:p>0.817975</text:p>
          </table:table-cell>
        </table:table-row>
        <table:table-row table:style-name="ro1">
          <table:table-cell table:number-columns-repeated="9"/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.461" calcext:value-type="float">
            <text:p>55.461</text:p>
          </table:table-cell>
          <table:table-cell table:style-name="ce1" office:value-type="float" office:value="-0.269816" calcext:value-type="float">
            <text:p>-0.269816</text:p>
          </table:table-cell>
          <table:table-cell table:style-name="ce1" office:value-type="float" office:value="0.790783" calcext:value-type="float">
            <text:p>0.790783</text:p>
          </table:table-cell>
          <table:table-cell/>
          <table:table-cell table:style-name="ce2" table:formula="of:=[.J105]" office:value-type="float" office:value="99" calcext:value-type="float">
            <text:p>99</text:p>
          </table:table-cell>
          <table:table-cell table:style-name="ce2" table:formula="of:=[.K105]" office:value-type="float" office:value="3" calcext:value-type="float">
            <text:p>3</text:p>
          </table:table-cell>
          <table:table-cell table:style-name="ce2" table:formula="of:=[.L105]" office:value-type="float" office:value="3" calcext:value-type="float">
            <text:p>3</text:p>
          </table:table-cell>
          <table:table-cell table:style-name="ce2" table:formula="of:=[.M105]" office:value-type="float" office:value="51" calcext:value-type="float">
            <text:p>51</text:p>
          </table:table-cell>
          <table:table-cell table:style-name="ce2" table:formula="of:=[.N105]" office:value-type="float" office:value="55.461" calcext:value-type="float">
            <text:p>55.461</text:p>
          </table:table-cell>
          <table:table-cell table:style-name="ce2" office:value-type="float" office:value="18.434" calcext:value-type="float">
            <text:p>18.434</text:p>
          </table:table-cell>
          <table:table-cell table:style-name="ce2" office:value-type="float" office:value="0.796711" calcext:value-type="float">
            <text:p>0.796711</text:p>
          </table:table-cell>
          <table:table-cell table:number-columns-repeated="2"/>
          <table:table-cell table:style-name="ce2" table:formula="of:=[.S105]" office:value-type="float" office:value="3" calcext:value-type="float">
            <text:p>3</text:p>
          </table:table-cell>
          <table:table-cell table:style-name="ce2" table:formula="of:=[.T105]" office:value-type="float" office:value="3" calcext:value-type="float">
            <text:p>3</text:p>
          </table:table-cell>
          <table:table-cell table:style-name="ce2" office:value-type="float" office:value="18.434" calcext:value-type="float">
            <text:p>18.434</text:p>
          </table:table-cell>
          <table:table-cell table:style-name="ce2" office:value-type="float" office:value="0.796711" calcext:value-type="float">
            <text:p>0.796711</text:p>
          </table:table-cell>
        </table:table-row>
        <table:table-row table:style-name="ro1">
          <table:table-cell table:number-columns-repeated="9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.132" calcext:value-type="float">
            <text:p>58.132</text:p>
          </table:table-cell>
          <table:table-cell table:style-name="ce1" office:value-type="float" office:value="-0.185877" calcext:value-type="float">
            <text:p>-0.185877</text:p>
          </table:table-cell>
          <table:table-cell table:style-name="ce1" office:value-type="float" office:value="0.784208" calcext:value-type="float">
            <text:p>0.784208</text:p>
          </table:table-cell>
          <table:table-cell/>
          <table:table-cell table:style-name="ce2" table:formula="of:=[.J106]" office:value-type="float" office:value="100" calcext:value-type="float">
            <text:p>100</text:p>
          </table:table-cell>
          <table:table-cell table:style-name="ce2" table:formula="of:=[.K106]" office:value-type="float" office:value="3" calcext:value-type="float">
            <text:p>3</text:p>
          </table:table-cell>
          <table:table-cell table:style-name="ce2" table:formula="of:=[.L106]" office:value-type="float" office:value="4" calcext:value-type="float">
            <text:p>4</text:p>
          </table:table-cell>
          <table:table-cell table:style-name="ce2" table:formula="of:=[.M106]" office:value-type="float" office:value="52" calcext:value-type="float">
            <text:p>52</text:p>
          </table:table-cell>
          <table:table-cell table:style-name="ce2" table:formula="of:=[.N106]" office:value-type="float" office:value="58.132" calcext:value-type="float">
            <text:p>58.132</text:p>
          </table:table-cell>
          <table:table-cell table:style-name="ce2" office:value-type="float" office:value="21.1547" calcext:value-type="float">
            <text:p>21.1547</text:p>
          </table:table-cell>
          <table:table-cell table:style-name="ce2" office:value-type="float" office:value="0.788303" calcext:value-type="float">
            <text:p>0.788303</text:p>
          </table:table-cell>
          <table:table-cell table:number-columns-repeated="2"/>
          <table:table-cell table:style-name="ce2" table:formula="of:=[.S106]" office:value-type="float" office:value="3" calcext:value-type="float">
            <text:p>3</text:p>
          </table:table-cell>
          <table:table-cell table:style-name="ce2" table:formula="of:=[.T106]" office:value-type="float" office:value="4" calcext:value-type="float">
            <text:p>4</text:p>
          </table:table-cell>
          <table:table-cell table:style-name="ce2" office:value-type="float" office:value="21.1547" calcext:value-type="float">
            <text:p>21.1547</text:p>
          </table:table-cell>
          <table:table-cell table:style-name="ce2" office:value-type="float" office:value="0.788303" calcext:value-type="float">
            <text:p>0.788303</text:p>
          </table:table-cell>
        </table:table-row>
        <table:table-row table:style-name="ro1">
          <table:table-cell table:number-columns-repeated="9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.638" calcext:value-type="float">
            <text:p>56.638</text:p>
          </table:table-cell>
          <table:table-cell table:style-name="ce1" office:value-type="float" office:value="0.195008" calcext:value-type="float">
            <text:p>0.195008</text:p>
          </table:table-cell>
          <table:table-cell table:style-name="ce1" office:value-type="float" office:value="0.772415" calcext:value-type="float">
            <text:p>0.772415</text:p>
          </table:table-cell>
          <table:table-cell/>
          <table:table-cell table:style-name="ce2" table:formula="of:=[.J107]" office:value-type="float" office:value="101" calcext:value-type="float">
            <text:p>101</text:p>
          </table:table-cell>
          <table:table-cell table:style-name="ce2" table:formula="of:=[.K107]" office:value-type="float" office:value="3" calcext:value-type="float">
            <text:p>3</text:p>
          </table:table-cell>
          <table:table-cell table:style-name="ce2" table:formula="of:=[.L107]" office:value-type="float" office:value="5" calcext:value-type="float">
            <text:p>5</text:p>
          </table:table-cell>
          <table:table-cell table:style-name="ce2" table:formula="of:=[.M107]" office:value-type="float" office:value="53" calcext:value-type="float">
            <text:p>53</text:p>
          </table:table-cell>
          <table:table-cell table:style-name="ce2" table:formula="of:=[.N107]" office:value-type="float" office:value="56.638" calcext:value-type="float">
            <text:p>56.638</text:p>
          </table:table-cell>
          <table:table-cell table:style-name="ce2" office:value-type="float" office:value="13.5598" calcext:value-type="float">
            <text:p>13.5598</text:p>
          </table:table-cell>
          <table:table-cell table:style-name="ce2" office:value-type="float" office:value="0.817808" calcext:value-type="float">
            <text:p>0.817808</text:p>
          </table:table-cell>
          <table:table-cell table:number-columns-repeated="2"/>
          <table:table-cell table:style-name="ce2" table:formula="of:=[.S107]" office:value-type="float" office:value="3" calcext:value-type="float">
            <text:p>3</text:p>
          </table:table-cell>
          <table:table-cell table:style-name="ce2" table:formula="of:=[.T107]" office:value-type="float" office:value="5" calcext:value-type="float">
            <text:p>5</text:p>
          </table:table-cell>
          <table:table-cell table:style-name="ce2" office:value-type="float" office:value="13.5598" calcext:value-type="float">
            <text:p>13.5598</text:p>
          </table:table-cell>
          <table:table-cell table:style-name="ce2" office:value-type="float" office:value="0.817808" calcext:value-type="float">
            <text:p>0.817808</text:p>
          </table:table-cell>
        </table:table-row>
        <table:table-row table:style-name="ro1">
          <table:table-cell table:number-columns-repeated="9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.294" calcext:value-type="float">
            <text:p>57.294</text:p>
          </table:table-cell>
          <table:table-cell table:style-name="ce1" office:value-type="float" office:value="0.0863368" calcext:value-type="float">
            <text:p>0.0863368</text:p>
          </table:table-cell>
          <table:table-cell table:style-name="ce1" office:value-type="float" office:value="0.799331" calcext:value-type="float">
            <text:p>0.799331</text:p>
          </table:table-cell>
          <table:table-cell/>
          <table:table-cell table:style-name="ce2" table:formula="of:=[.J108]" office:value-type="float" office:value="102" calcext:value-type="float">
            <text:p>102</text:p>
          </table:table-cell>
          <table:table-cell table:style-name="ce2" table:formula="of:=[.K108]" office:value-type="float" office:value="3" calcext:value-type="float">
            <text:p>3</text:p>
          </table:table-cell>
          <table:table-cell table:style-name="ce2" table:formula="of:=[.L108]" office:value-type="float" office:value="6" calcext:value-type="float">
            <text:p>6</text:p>
          </table:table-cell>
          <table:table-cell table:style-name="ce2" table:formula="of:=[.M108]" office:value-type="float" office:value="54" calcext:value-type="float">
            <text:p>54</text:p>
          </table:table-cell>
          <table:table-cell table:style-name="ce2" table:formula="of:=[.N108]" office:value-type="float" office:value="57.294" calcext:value-type="float">
            <text:p>57.294</text:p>
          </table:table-cell>
          <table:table-cell table:style-name="ce2" office:value-type="float" office:value="14.679" calcext:value-type="float">
            <text:p>14.679</text:p>
          </table:table-cell>
          <table:table-cell table:style-name="ce2" office:value-type="float" office:value="0.808551" calcext:value-type="float">
            <text:p>0.808551</text:p>
          </table:table-cell>
          <table:table-cell table:number-columns-repeated="2"/>
          <table:table-cell table:style-name="ce2" table:formula="of:=[.S108]" office:value-type="float" office:value="3" calcext:value-type="float">
            <text:p>3</text:p>
          </table:table-cell>
          <table:table-cell table:style-name="ce2" table:formula="of:=[.T108]" office:value-type="float" office:value="6" calcext:value-type="float">
            <text:p>6</text:p>
          </table:table-cell>
          <table:table-cell table:style-name="ce2" office:value-type="float" office:value="14.679" calcext:value-type="float">
            <text:p>14.679</text:p>
          </table:table-cell>
          <table:table-cell table:style-name="ce2" office:value-type="float" office:value="0.808551" calcext:value-type="float">
            <text:p>0.808551</text:p>
          </table:table-cell>
        </table:table-row>
        <table:table-row table:style-name="ro1">
          <table:table-cell table:number-columns-repeated="9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.0765" calcext:value-type="float">
            <text:p>60.0765</text:p>
          </table:table-cell>
          <table:table-cell table:style-name="ce1" office:value-type="float" office:value="0.000000015" calcext:value-type="float">
            <text:p>0.000000015</text:p>
          </table:table-cell>
          <table:table-cell table:style-name="ce1" office:value-type="float" office:value="0.76012" calcext:value-type="float">
            <text:p>0.76012</text:p>
          </table:table-cell>
          <table:table-cell/>
          <table:table-cell table:style-name="ce2" table:formula="of:=[.J109]" office:value-type="float" office:value="103" calcext:value-type="float">
            <text:p>103</text:p>
          </table:table-cell>
          <table:table-cell table:style-name="ce2" table:formula="of:=[.K109]" office:value-type="float" office:value="3" calcext:value-type="float">
            <text:p>3</text:p>
          </table:table-cell>
          <table:table-cell table:style-name="ce2" table:formula="of:=[.L109]" office:value-type="float" office:value="7" calcext:value-type="float">
            <text:p>7</text:p>
          </table:table-cell>
          <table:table-cell table:style-name="ce2" table:formula="of:=[.M109]" office:value-type="float" office:value="55" calcext:value-type="float">
            <text:p>55</text:p>
          </table:table-cell>
          <table:table-cell table:style-name="ce2" table:formula="of:=[.N109]" office:value-type="float" office:value="60.0765" calcext:value-type="float">
            <text:p>60.0765</text:p>
          </table:table-cell>
          <table:table-cell table:style-name="ce2" office:value-type="float" office:value="19.9834" calcext:value-type="float">
            <text:p>19.9834</text:p>
          </table:table-cell>
          <table:table-cell table:style-name="ce2" office:value-type="float" office:value="0.764435" calcext:value-type="float">
            <text:p>0.764435</text:p>
          </table:table-cell>
          <table:table-cell table:number-columns-repeated="2"/>
          <table:table-cell table:style-name="ce2" table:formula="of:=[.S109]" office:value-type="float" office:value="3" calcext:value-type="float">
            <text:p>3</text:p>
          </table:table-cell>
          <table:table-cell table:style-name="ce2" table:formula="of:=[.T109]" office:value-type="float" office:value="7" calcext:value-type="float">
            <text:p>7</text:p>
          </table:table-cell>
          <table:table-cell table:style-name="ce2" office:value-type="float" office:value="19.9834" calcext:value-type="float">
            <text:p>19.9834</text:p>
          </table:table-cell>
          <table:table-cell table:style-name="ce2" office:value-type="float" office:value="0.764435" calcext:value-type="float">
            <text:p>0.764435</text:p>
          </table:table-cell>
        </table:table-row>
        <table:table-row table:style-name="ro1">
          <table:table-cell table:number-columns-repeated="9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.4225" calcext:value-type="float">
            <text:p>69.4225</text:p>
          </table:table-cell>
          <table:table-cell table:style-name="ce1" office:value-type="float" office:value="0.240091" calcext:value-type="float">
            <text:p>0.240091</text:p>
          </table:table-cell>
          <table:table-cell table:style-name="ce1" office:value-type="float" office:value="0.796186" calcext:value-type="float">
            <text:p>0.796186</text:p>
          </table:table-cell>
          <table:table-cell/>
          <table:table-cell table:style-name="ce2" table:formula="of:=[.J110]" office:value-type="float" office:value="104" calcext:value-type="float">
            <text:p>104</text:p>
          </table:table-cell>
          <table:table-cell table:style-name="ce2" table:formula="of:=[.K110]" office:value-type="float" office:value="3" calcext:value-type="float">
            <text:p>3</text:p>
          </table:table-cell>
          <table:table-cell table:style-name="ce2" table:formula="of:=[.L110]" office:value-type="float" office:value="8" calcext:value-type="float">
            <text:p>8</text:p>
          </table:table-cell>
          <table:table-cell table:style-name="ce2" table:formula="of:=[.M110]" office:value-type="float" office:value="56" calcext:value-type="float">
            <text:p>56</text:p>
          </table:table-cell>
          <table:table-cell table:style-name="ce2" table:formula="of:=[.N110]" office:value-type="float" office:value="69.4225" calcext:value-type="float">
            <text:p>69.4225</text:p>
          </table:table-cell>
          <table:table-cell table:style-name="ce2" office:value-type="float" office:value="17.5392" calcext:value-type="float">
            <text:p>17.5392</text:p>
          </table:table-cell>
          <table:table-cell table:style-name="ce2" office:value-type="float" office:value="0.801976" calcext:value-type="float">
            <text:p>0.801976</text:p>
          </table:table-cell>
          <table:table-cell table:number-columns-repeated="2"/>
          <table:table-cell table:style-name="ce2" table:formula="of:=[.S110]" office:value-type="float" office:value="3" calcext:value-type="float">
            <text:p>3</text:p>
          </table:table-cell>
          <table:table-cell table:style-name="ce2" table:formula="of:=[.T110]" office:value-type="float" office:value="8" calcext:value-type="float">
            <text:p>8</text:p>
          </table:table-cell>
          <table:table-cell table:style-name="ce2" office:value-type="float" office:value="17.5392" calcext:value-type="float">
            <text:p>17.5392</text:p>
          </table:table-cell>
          <table:table-cell table:style-name="ce2" office:value-type="float" office:value="0.801976" calcext:value-type="float">
            <text:p>0.801976</text:p>
          </table:table-cell>
        </table:table-row>
        <table:table-row table:style-name="ro1">
          <table:table-cell table:number-columns-repeated="9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.7825" calcext:value-type="float">
            <text:p>61.7825</text:p>
          </table:table-cell>
          <table:table-cell table:style-name="ce1" office:value-type="float" office:value="-0.0433055" calcext:value-type="float">
            <text:p>-0.0433055</text:p>
          </table:table-cell>
          <table:table-cell table:style-name="ce1" office:value-type="float" office:value="0.767061" calcext:value-type="float">
            <text:p>0.767061</text:p>
          </table:table-cell>
          <table:table-cell/>
          <table:table-cell table:style-name="ce2" table:formula="of:=[.J111]" office:value-type="float" office:value="105" calcext:value-type="float">
            <text:p>105</text:p>
          </table:table-cell>
          <table:table-cell table:style-name="ce2" table:formula="of:=[.K111]" office:value-type="float" office:value="3" calcext:value-type="float">
            <text:p>3</text:p>
          </table:table-cell>
          <table:table-cell table:style-name="ce2" table:formula="of:=[.L111]" office:value-type="float" office:value="9" calcext:value-type="float">
            <text:p>9</text:p>
          </table:table-cell>
          <table:table-cell table:style-name="ce2" table:formula="of:=[.M111]" office:value-type="float" office:value="57" calcext:value-type="float">
            <text:p>57</text:p>
          </table:table-cell>
          <table:table-cell table:style-name="ce2" table:formula="of:=[.N111]" office:value-type="float" office:value="61.7825" calcext:value-type="float">
            <text:p>61.7825</text:p>
          </table:table-cell>
          <table:table-cell table:style-name="ce2" office:value-type="float" office:value="8.55297" calcext:value-type="float">
            <text:p>8.55297</text:p>
          </table:table-cell>
          <table:table-cell table:style-name="ce2" office:value-type="float" office:value="0.781123" calcext:value-type="float">
            <text:p>0.781123</text:p>
          </table:table-cell>
          <table:table-cell table:number-columns-repeated="2"/>
          <table:table-cell table:style-name="ce2" table:formula="of:=[.S111]" office:value-type="float" office:value="3" calcext:value-type="float">
            <text:p>3</text:p>
          </table:table-cell>
          <table:table-cell table:style-name="ce2" table:formula="of:=[.T111]" office:value-type="float" office:value="9" calcext:value-type="float">
            <text:p>9</text:p>
          </table:table-cell>
          <table:table-cell table:style-name="ce2" office:value-type="float" office:value="8.55297" calcext:value-type="float">
            <text:p>8.55297</text:p>
          </table:table-cell>
          <table:table-cell table:style-name="ce2" office:value-type="float" office:value="0.781123" calcext:value-type="float">
            <text:p>0.781123</text:p>
          </table:table-cell>
        </table:table-row>
        <table:table-row table:style-name="ro1">
          <table:table-cell table:number-columns-repeated="9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.9105" calcext:value-type="float">
            <text:p>61.9105</text:p>
          </table:table-cell>
          <table:table-cell table:style-name="ce1" office:value-type="float" office:value="0.3658" calcext:value-type="float">
            <text:p>0.3658</text:p>
          </table:table-cell>
          <table:table-cell table:style-name="ce1" office:value-type="float" office:value="0.781935" calcext:value-type="float">
            <text:p>0.781935</text:p>
          </table:table-cell>
          <table:table-cell/>
          <table:table-cell table:style-name="ce2" table:formula="of:=[.J112]" office:value-type="float" office:value="106" calcext:value-type="float">
            <text:p>106</text:p>
          </table:table-cell>
          <table:table-cell table:style-name="ce2" table:formula="of:=[.K112]" office:value-type="float" office:value="3" calcext:value-type="float">
            <text:p>3</text:p>
          </table:table-cell>
          <table:table-cell table:style-name="ce2" table:formula="of:=[.L112]" office:value-type="float" office:value="10" calcext:value-type="float">
            <text:p>10</text:p>
          </table:table-cell>
          <table:table-cell table:style-name="ce2" table:formula="of:=[.M112]" office:value-type="float" office:value="58" calcext:value-type="float">
            <text:p>58</text:p>
          </table:table-cell>
          <table:table-cell table:style-name="ce2" table:formula="of:=[.N112]" office:value-type="float" office:value="61.9105" calcext:value-type="float">
            <text:p>61.9105</text:p>
          </table:table-cell>
          <table:table-cell table:style-name="ce2" office:value-type="float" office:value="20.3147" calcext:value-type="float">
            <text:p>20.3147</text:p>
          </table:table-cell>
          <table:table-cell table:style-name="ce2" office:value-type="float" office:value="0.786864" calcext:value-type="float">
            <text:p>0.786864</text:p>
          </table:table-cell>
          <table:table-cell table:number-columns-repeated="2"/>
          <table:table-cell table:style-name="ce2" table:formula="of:=[.S112]" office:value-type="float" office:value="3" calcext:value-type="float">
            <text:p>3</text:p>
          </table:table-cell>
          <table:table-cell table:style-name="ce2" table:formula="of:=[.T112]" office:value-type="float" office:value="10" calcext:value-type="float">
            <text:p>10</text:p>
          </table:table-cell>
          <table:table-cell table:style-name="ce2" office:value-type="float" office:value="20.3147" calcext:value-type="float">
            <text:p>20.3147</text:p>
          </table:table-cell>
          <table:table-cell table:style-name="ce2" office:value-type="float" office:value="0.786864" calcext:value-type="float">
            <text:p>0.786864</text:p>
          </table:table-cell>
        </table:table-row>
        <table:table-row table:style-name="ro1">
          <table:table-cell table:number-columns-repeated="9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.4025" calcext:value-type="float">
            <text:p>57.4025</text:p>
          </table:table-cell>
          <table:table-cell table:style-name="ce1" office:value-type="float" office:value="0.263517" calcext:value-type="float">
            <text:p>0.263517</text:p>
          </table:table-cell>
          <table:table-cell table:style-name="ce1" office:value-type="float" office:value="0.805895" calcext:value-type="float">
            <text:p>0.805895</text:p>
          </table:table-cell>
          <table:table-cell/>
          <table:table-cell table:style-name="ce2" table:formula="of:=[.J113]" office:value-type="float" office:value="107" calcext:value-type="float">
            <text:p>107</text:p>
          </table:table-cell>
          <table:table-cell table:style-name="ce2" table:formula="of:=[.K113]" office:value-type="float" office:value="3" calcext:value-type="float">
            <text:p>3</text:p>
          </table:table-cell>
          <table:table-cell table:style-name="ce2" table:formula="of:=[.L113]" office:value-type="float" office:value="11" calcext:value-type="float">
            <text:p>11</text:p>
          </table:table-cell>
          <table:table-cell table:style-name="ce2" table:formula="of:=[.M113]" office:value-type="float" office:value="59" calcext:value-type="float">
            <text:p>59</text:p>
          </table:table-cell>
          <table:table-cell table:style-name="ce2" table:formula="of:=[.N113]" office:value-type="float" office:value="57.4025" calcext:value-type="float">
            <text:p>57.4025</text:p>
          </table:table-cell>
          <table:table-cell table:style-name="ce2" office:value-type="float" office:value="20.1722" calcext:value-type="float">
            <text:p>20.1722</text:p>
          </table:table-cell>
          <table:table-cell table:style-name="ce2" office:value-type="float" office:value="0.810409" calcext:value-type="float">
            <text:p>0.810409</text:p>
          </table:table-cell>
          <table:table-cell table:number-columns-repeated="2"/>
          <table:table-cell table:style-name="ce2" table:formula="of:=[.S113]" office:value-type="float" office:value="3" calcext:value-type="float">
            <text:p>3</text:p>
          </table:table-cell>
          <table:table-cell table:style-name="ce2" table:formula="of:=[.T113]" office:value-type="float" office:value="11" calcext:value-type="float">
            <text:p>11</text:p>
          </table:table-cell>
          <table:table-cell table:style-name="ce2" office:value-type="float" office:value="20.1722" calcext:value-type="float">
            <text:p>20.1722</text:p>
          </table:table-cell>
          <table:table-cell table:style-name="ce2" office:value-type="float" office:value="0.810409" calcext:value-type="float">
            <text:p>0.810409</text:p>
          </table:table-cell>
        </table:table-row>
        <table:table-row table:style-name="ro1">
          <table:table-cell table:number-columns-repeated="9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.508" calcext:value-type="float">
            <text:p>58.508</text:p>
          </table:table-cell>
          <table:table-cell table:style-name="ce1" office:value-type="float" office:value="0.300196" calcext:value-type="float">
            <text:p>0.300196</text:p>
          </table:table-cell>
          <table:table-cell table:style-name="ce1" office:value-type="float" office:value="0.776999" calcext:value-type="float">
            <text:p>0.776999</text:p>
          </table:table-cell>
          <table:table-cell/>
          <table:table-cell table:style-name="ce2" table:formula="of:=[.J114]" office:value-type="float" office:value="108" calcext:value-type="float">
            <text:p>108</text:p>
          </table:table-cell>
          <table:table-cell table:style-name="ce2" table:formula="of:=[.K114]" office:value-type="float" office:value="3" calcext:value-type="float">
            <text:p>3</text:p>
          </table:table-cell>
          <table:table-cell table:style-name="ce2" table:formula="of:=[.L114]" office:value-type="float" office:value="12" calcext:value-type="float">
            <text:p>12</text:p>
          </table:table-cell>
          <table:table-cell table:style-name="ce2" table:formula="of:=[.M114]" office:value-type="float" office:value="60" calcext:value-type="float">
            <text:p>60</text:p>
          </table:table-cell>
          <table:table-cell table:style-name="ce2" table:formula="of:=[.N114]" office:value-type="float" office:value="58.508" calcext:value-type="float">
            <text:p>58.508</text:p>
          </table:table-cell>
          <table:table-cell table:style-name="ce2" office:value-type="float" office:value="18.6576" calcext:value-type="float">
            <text:p>18.6576</text:p>
          </table:table-cell>
          <table:table-cell table:style-name="ce2" office:value-type="float" office:value="0.781995" calcext:value-type="float">
            <text:p>0.781995</text:p>
          </table:table-cell>
          <table:table-cell table:number-columns-repeated="2"/>
          <table:table-cell table:style-name="ce2" table:formula="of:=[.S114]" office:value-type="float" office:value="3" calcext:value-type="float">
            <text:p>3</text:p>
          </table:table-cell>
          <table:table-cell table:style-name="ce2" table:formula="of:=[.T114]" office:value-type="float" office:value="12" calcext:value-type="float">
            <text:p>12</text:p>
          </table:table-cell>
          <table:table-cell table:style-name="ce2" office:value-type="float" office:value="18.6576" calcext:value-type="float">
            <text:p>18.6576</text:p>
          </table:table-cell>
          <table:table-cell table:style-name="ce2" office:value-type="float" office:value="0.781995" calcext:value-type="float">
            <text:p>0.781995</text:p>
          </table:table-cell>
        </table:table-row>
        <table:table-row table:style-name="ro1">
          <table:table-cell table:number-columns-repeated="9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.5265" calcext:value-type="float">
            <text:p>58.5265</text:p>
          </table:table-cell>
          <table:table-cell table:style-name="ce1" office:value-type="float" office:value="0.537655" calcext:value-type="float">
            <text:p>0.537655</text:p>
          </table:table-cell>
          <table:table-cell table:style-name="ce1" office:value-type="float" office:value="0.759024" calcext:value-type="float">
            <text:p>0.759024</text:p>
          </table:table-cell>
          <table:table-cell/>
          <table:table-cell table:style-name="ce2" table:formula="of:=[.J115]" office:value-type="float" office:value="109" calcext:value-type="float">
            <text:p>109</text:p>
          </table:table-cell>
          <table:table-cell table:style-name="ce2" table:formula="of:=[.K115]" office:value-type="float" office:value="3" calcext:value-type="float">
            <text:p>3</text:p>
          </table:table-cell>
          <table:table-cell table:style-name="ce2" table:formula="of:=[.L115]" office:value-type="float" office:value="13" calcext:value-type="float">
            <text:p>13</text:p>
          </table:table-cell>
          <table:table-cell table:style-name="ce2" table:formula="of:=[.M115]" office:value-type="float" office:value="61" calcext:value-type="float">
            <text:p>61</text:p>
          </table:table-cell>
          <table:table-cell table:style-name="ce2" table:formula="of:=[.N115]" office:value-type="float" office:value="58.5265" calcext:value-type="float">
            <text:p>58.5265</text:p>
          </table:table-cell>
          <table:table-cell table:style-name="ce2" office:value-type="float" office:value="24.7776" calcext:value-type="float">
            <text:p>24.7776</text:p>
          </table:table-cell>
          <table:table-cell table:style-name="ce2" office:value-type="float" office:value="0.762087" calcext:value-type="float">
            <text:p>0.762087</text:p>
          </table:table-cell>
          <table:table-cell table:number-columns-repeated="2"/>
          <table:table-cell table:style-name="ce2" table:formula="of:=[.S115]" office:value-type="float" office:value="3" calcext:value-type="float">
            <text:p>3</text:p>
          </table:table-cell>
          <table:table-cell table:style-name="ce2" table:formula="of:=[.T115]" office:value-type="float" office:value="13" calcext:value-type="float">
            <text:p>13</text:p>
          </table:table-cell>
          <table:table-cell table:style-name="ce2" office:value-type="float" office:value="24.7776" calcext:value-type="float">
            <text:p>24.7776</text:p>
          </table:table-cell>
          <table:table-cell table:style-name="ce2" office:value-type="float" office:value="0.762087" calcext:value-type="float">
            <text:p>0.762087</text:p>
          </table:table-cell>
        </table:table-row>
        <table:table-row table:style-name="ro1">
          <table:table-cell table:number-columns-repeated="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.078" calcext:value-type="float">
            <text:p>58.078</text:p>
          </table:table-cell>
          <table:table-cell table:style-name="ce1" office:value-type="float" office:value="0.564407" calcext:value-type="float">
            <text:p>0.564407</text:p>
          </table:table-cell>
          <table:table-cell table:style-name="ce1" office:value-type="float" office:value="0.779742" calcext:value-type="float">
            <text:p>0.779742</text:p>
          </table:table-cell>
          <table:table-cell/>
          <table:table-cell table:style-name="ce2" table:formula="of:=[.J116]" office:value-type="float" office:value="110" calcext:value-type="float">
            <text:p>110</text:p>
          </table:table-cell>
          <table:table-cell table:style-name="ce2" table:formula="of:=[.K116]" office:value-type="float" office:value="3" calcext:value-type="float">
            <text:p>3</text:p>
          </table:table-cell>
          <table:table-cell table:style-name="ce2" table:formula="of:=[.L116]" office:value-type="float" office:value="14" calcext:value-type="float">
            <text:p>14</text:p>
          </table:table-cell>
          <table:table-cell table:style-name="ce2" table:formula="of:=[.M116]" office:value-type="float" office:value="62" calcext:value-type="float">
            <text:p>62</text:p>
          </table:table-cell>
          <table:table-cell table:style-name="ce2" table:formula="of:=[.N116]" office:value-type="float" office:value="58.078" calcext:value-type="float">
            <text:p>58.078</text:p>
          </table:table-cell>
          <table:table-cell table:style-name="ce2" office:value-type="float" office:value="18.8779" calcext:value-type="float">
            <text:p>18.8779</text:p>
          </table:table-cell>
          <table:table-cell table:style-name="ce2" office:value-type="float" office:value="0.7888" calcext:value-type="float">
            <text:p>0.7888</text:p>
          </table:table-cell>
          <table:table-cell table:number-columns-repeated="2"/>
          <table:table-cell table:style-name="ce2" table:formula="of:=[.S116]" office:value-type="float" office:value="3" calcext:value-type="float">
            <text:p>3</text:p>
          </table:table-cell>
          <table:table-cell table:style-name="ce2" table:formula="of:=[.T116]" office:value-type="float" office:value="14" calcext:value-type="float">
            <text:p>14</text:p>
          </table:table-cell>
          <table:table-cell table:style-name="ce2" office:value-type="float" office:value="18.8779" calcext:value-type="float">
            <text:p>18.8779</text:p>
          </table:table-cell>
          <table:table-cell table:style-name="ce2" office:value-type="float" office:value="0.7888" calcext:value-type="float">
            <text:p>0.7888</text:p>
          </table:table-cell>
        </table:table-row>
        <table:table-row table:style-name="ro1">
          <table:table-cell table:number-columns-repeated="9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.189" calcext:value-type="float">
            <text:p>58.189</text:p>
          </table:table-cell>
          <table:table-cell table:style-name="ce1" office:value-type="float" office:value="-4.3924" calcext:value-type="float">
            <text:p>-4.3924</text:p>
          </table:table-cell>
          <table:table-cell table:style-name="ce1" office:value-type="float" office:value="0.788113" calcext:value-type="float">
            <text:p>0.788113</text:p>
          </table:table-cell>
          <table:table-cell/>
          <table:table-cell table:style-name="ce2" table:formula="of:=[.J117]" office:value-type="float" office:value="111" calcext:value-type="float">
            <text:p>111</text:p>
          </table:table-cell>
          <table:table-cell table:style-name="ce2" table:formula="of:=[.K117]" office:value-type="float" office:value="3" calcext:value-type="float">
            <text:p>3</text:p>
          </table:table-cell>
          <table:table-cell table:style-name="ce2" table:formula="of:=[.L117]" office:value-type="float" office:value="15" calcext:value-type="float">
            <text:p>15</text:p>
          </table:table-cell>
          <table:table-cell table:style-name="ce2" table:formula="of:=[.M117]" office:value-type="float" office:value="63" calcext:value-type="float">
            <text:p>63</text:p>
          </table:table-cell>
          <table:table-cell table:style-name="ce2" table:formula="of:=[.N117]" office:value-type="float" office:value="58.189" calcext:value-type="float">
            <text:p>58.189</text:p>
          </table:table-cell>
          <table:table-cell table:style-name="ce2" office:value-type="float" office:value="32.4468" calcext:value-type="float">
            <text:p>32.4468</text:p>
          </table:table-cell>
          <table:table-cell table:style-name="ce2" office:value-type="float" office:value="0.798532" calcext:value-type="float">
            <text:p>0.798532</text:p>
          </table:table-cell>
          <table:table-cell table:number-columns-repeated="2"/>
          <table:table-cell table:style-name="ce2" table:formula="of:=[.S117]" office:value-type="float" office:value="3" calcext:value-type="float">
            <text:p>3</text:p>
          </table:table-cell>
          <table:table-cell table:style-name="ce2" table:formula="of:=[.T117]" office:value-type="float" office:value="15" calcext:value-type="float">
            <text:p>15</text:p>
          </table:table-cell>
          <table:table-cell table:style-name="ce2" office:value-type="float" office:value="32.4468" calcext:value-type="float">
            <text:p>32.4468</text:p>
          </table:table-cell>
          <table:table-cell table:style-name="ce2" office:value-type="float" office:value="0.798532" calcext:value-type="float">
            <text:p>0.798532</text:p>
          </table:table-cell>
        </table:table-row>
        <table:table-row table:style-name="ro1">
          <table:table-cell table:number-columns-repeated="9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7.2135" calcext:value-type="float">
            <text:p>67.2135</text:p>
          </table:table-cell>
          <table:table-cell table:style-name="ce1" office:value-type="float" office:value="0.763511" calcext:value-type="float">
            <text:p>0.763511</text:p>
          </table:table-cell>
          <table:table-cell table:style-name="ce1" office:value-type="float" office:value="0.747765" calcext:value-type="float">
            <text:p>0.747765</text:p>
          </table:table-cell>
          <table:table-cell/>
          <table:table-cell table:style-name="ce2" table:formula="of:=[.J118]" office:value-type="float" office:value="112" calcext:value-type="float">
            <text:p>112</text:p>
          </table:table-cell>
          <table:table-cell table:style-name="ce2" table:formula="of:=[.K118]" office:value-type="float" office:value="3" calcext:value-type="float">
            <text:p>3</text:p>
          </table:table-cell>
          <table:table-cell table:style-name="ce2" table:formula="of:=[.L118]" office:value-type="float" office:value="16" calcext:value-type="float">
            <text:p>16</text:p>
          </table:table-cell>
          <table:table-cell table:style-name="ce2" table:formula="of:=[.M118]" office:value-type="float" office:value="127" calcext:value-type="float">
            <text:p>127</text:p>
          </table:table-cell>
          <table:table-cell table:style-name="ce2" table:formula="of:=[.N118]" office:value-type="float" office:value="67.2135" calcext:value-type="float">
            <text:p>67.2135</text:p>
          </table:table-cell>
          <table:table-cell table:style-name="ce2" office:value-type="float" office:value="50.5865" calcext:value-type="float">
            <text:p>50.5865</text:p>
          </table:table-cell>
          <table:table-cell table:style-name="ce2" office:value-type="float" office:value="0.714792" calcext:value-type="float">
            <text:p>0.714792</text:p>
          </table:table-cell>
          <table:table-cell table:number-columns-repeated="2"/>
          <table:table-cell table:style-name="ce2" table:formula="of:=[.S118]" office:value-type="float" office:value="3" calcext:value-type="float">
            <text:p>3</text:p>
          </table:table-cell>
          <table:table-cell table:style-name="ce2" table:formula="of:=[.T118]" office:value-type="float" office:value="16" calcext:value-type="float">
            <text:p>16</text:p>
          </table:table-cell>
          <table:table-cell table:style-name="ce2" office:value-type="float" office:value="50.5865" calcext:value-type="float">
            <text:p>50.5865</text:p>
          </table:table-cell>
          <table:table-cell table:style-name="ce2" office:value-type="float" office:value="0.714792" calcext:value-type="float">
            <text:p>0.714792</text:p>
          </table:table-cell>
        </table:table-row>
        <table:table-row table:style-name="ro1">
          <table:table-cell table:number-columns-repeated="9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71.6825" calcext:value-type="float">
            <text:p>71.6825</text:p>
          </table:table-cell>
          <table:table-cell table:style-name="ce1" office:value-type="float" office:value="-1.52205" calcext:value-type="float">
            <text:p>-1.52205</text:p>
          </table:table-cell>
          <table:table-cell table:style-name="ce1" office:value-type="float" office:value="0.711346" calcext:value-type="float">
            <text:p>0.711346</text:p>
          </table:table-cell>
          <table:table-cell/>
          <table:table-cell table:style-name="ce2" table:formula="of:=[.J119]" office:value-type="float" office:value="113" calcext:value-type="float">
            <text:p>113</text:p>
          </table:table-cell>
          <table:table-cell table:style-name="ce2" table:formula="of:=[.K119]" office:value-type="float" office:value="3" calcext:value-type="float">
            <text:p>3</text:p>
          </table:table-cell>
          <table:table-cell table:style-name="ce2" table:formula="of:=[.L119]" office:value-type="float" office:value="17" calcext:value-type="float">
            <text:p>17</text:p>
          </table:table-cell>
          <table:table-cell table:style-name="ce2" table:formula="of:=[.M119]" office:value-type="float" office:value="126" calcext:value-type="float">
            <text:p>126</text:p>
          </table:table-cell>
          <table:table-cell table:style-name="ce2" table:formula="of:=[.N119]" office:value-type="float" office:value="71.6825" calcext:value-type="float">
            <text:p>71.6825</text:p>
          </table:table-cell>
          <table:table-cell table:style-name="ce2" office:value-type="float" office:value="53.5897" calcext:value-type="float">
            <text:p>53.5897</text:p>
          </table:table-cell>
          <table:table-cell table:style-name="ce2" office:value-type="float" office:value="0.720808" calcext:value-type="float">
            <text:p>0.720808</text:p>
          </table:table-cell>
          <table:table-cell table:number-columns-repeated="2"/>
          <table:table-cell table:style-name="ce2" table:formula="of:=[.S119]" office:value-type="float" office:value="3" calcext:value-type="float">
            <text:p>3</text:p>
          </table:table-cell>
          <table:table-cell table:style-name="ce2" table:formula="of:=[.T119]" office:value-type="float" office:value="17" calcext:value-type="float">
            <text:p>17</text:p>
          </table:table-cell>
          <table:table-cell table:style-name="ce2" office:value-type="float" office:value="53.5897" calcext:value-type="float">
            <text:p>53.5897</text:p>
          </table:table-cell>
          <table:table-cell table:style-name="ce2" office:value-type="float" office:value="0.720808" calcext:value-type="float">
            <text:p>0.720808</text:p>
          </table:table-cell>
        </table:table-row>
        <table:table-row table:style-name="ro1">
          <table:table-cell table:number-columns-repeated="9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1.3775" calcext:value-type="float">
            <text:p>81.3775</text:p>
          </table:table-cell>
          <table:table-cell table:style-name="ce1" office:value-type="float" office:value="-1.59662" calcext:value-type="float">
            <text:p>-1.59662</text:p>
          </table:table-cell>
          <table:table-cell table:style-name="ce1" office:value-type="float" office:value="0.687077" calcext:value-type="float">
            <text:p>0.687077</text:p>
          </table:table-cell>
          <table:table-cell/>
          <table:table-cell table:style-name="ce2" table:formula="of:=[.J120]" office:value-type="float" office:value="114" calcext:value-type="float">
            <text:p>114</text:p>
          </table:table-cell>
          <table:table-cell table:style-name="ce2" table:formula="of:=[.K120]" office:value-type="float" office:value="3" calcext:value-type="float">
            <text:p>3</text:p>
          </table:table-cell>
          <table:table-cell table:style-name="ce2" table:formula="of:=[.L120]" office:value-type="float" office:value="18" calcext:value-type="float">
            <text:p>18</text:p>
          </table:table-cell>
          <table:table-cell table:style-name="ce2" table:formula="of:=[.M120]" office:value-type="float" office:value="125" calcext:value-type="float">
            <text:p>125</text:p>
          </table:table-cell>
          <table:table-cell table:style-name="ce2" table:formula="of:=[.N120]" office:value-type="float" office:value="81.3775" calcext:value-type="float">
            <text:p>81.3775</text:p>
          </table:table-cell>
          <table:table-cell table:style-name="ce2" office:value-type="float" office:value="16.2327" calcext:value-type="float">
            <text:p>16.2327</text:p>
          </table:table-cell>
          <table:table-cell table:style-name="ce2" office:value-type="float" office:value="0.708531" calcext:value-type="float">
            <text:p>0.708531</text:p>
          </table:table-cell>
          <table:table-cell table:number-columns-repeated="2"/>
          <table:table-cell table:style-name="ce2" table:formula="of:=[.S120]" office:value-type="float" office:value="3" calcext:value-type="float">
            <text:p>3</text:p>
          </table:table-cell>
          <table:table-cell table:style-name="ce2" table:formula="of:=[.T120]" office:value-type="float" office:value="18" calcext:value-type="float">
            <text:p>18</text:p>
          </table:table-cell>
          <table:table-cell table:style-name="ce2" office:value-type="float" office:value="16.2327" calcext:value-type="float">
            <text:p>16.2327</text:p>
          </table:table-cell>
          <table:table-cell table:style-name="ce2" office:value-type="float" office:value="0.708531" calcext:value-type="float">
            <text:p>0.708531</text:p>
          </table:table-cell>
        </table:table-row>
        <table:table-row table:style-name="ro1">
          <table:table-cell table:number-columns-repeated="9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1.0305" calcext:value-type="float">
            <text:p>71.0305</text:p>
          </table:table-cell>
          <table:table-cell table:style-name="ce1" office:value-type="float" office:value="-1.4775" calcext:value-type="float">
            <text:p>-1.4775</text:p>
          </table:table-cell>
          <table:table-cell table:style-name="ce1" office:value-type="float" office:value="0.698682" calcext:value-type="float">
            <text:p>0.698682</text:p>
          </table:table-cell>
          <table:table-cell/>
          <table:table-cell table:style-name="ce2" table:formula="of:=[.J121]" office:value-type="float" office:value="115" calcext:value-type="float">
            <text:p>115</text:p>
          </table:table-cell>
          <table:table-cell table:style-name="ce2" table:formula="of:=[.K121]" office:value-type="float" office:value="3" calcext:value-type="float">
            <text:p>3</text:p>
          </table:table-cell>
          <table:table-cell table:style-name="ce2" table:formula="of:=[.L121]" office:value-type="float" office:value="19" calcext:value-type="float">
            <text:p>19</text:p>
          </table:table-cell>
          <table:table-cell table:style-name="ce2" table:formula="of:=[.M121]" office:value-type="float" office:value="124" calcext:value-type="float">
            <text:p>124</text:p>
          </table:table-cell>
          <table:table-cell table:style-name="ce2" table:formula="of:=[.N121]" office:value-type="float" office:value="71.0305" calcext:value-type="float">
            <text:p>71.0305</text:p>
          </table:table-cell>
          <table:table-cell table:style-name="ce2" office:value-type="float" office:value="32.3006" calcext:value-type="float">
            <text:p>32.3006</text:p>
          </table:table-cell>
          <table:table-cell table:style-name="ce2" office:value-type="float" office:value="0.704989" calcext:value-type="float">
            <text:p>0.704989</text:p>
          </table:table-cell>
          <table:table-cell table:number-columns-repeated="2"/>
          <table:table-cell table:style-name="ce2" table:formula="of:=[.S121]" office:value-type="float" office:value="3" calcext:value-type="float">
            <text:p>3</text:p>
          </table:table-cell>
          <table:table-cell table:style-name="ce2" table:formula="of:=[.T121]" office:value-type="float" office:value="19" calcext:value-type="float">
            <text:p>19</text:p>
          </table:table-cell>
          <table:table-cell table:style-name="ce2" office:value-type="float" office:value="32.3006" calcext:value-type="float">
            <text:p>32.3006</text:p>
          </table:table-cell>
          <table:table-cell table:style-name="ce2" office:value-type="float" office:value="0.704989" calcext:value-type="float">
            <text:p>0.704989</text:p>
          </table:table-cell>
        </table:table-row>
        <table:table-row table:style-name="ro1">
          <table:table-cell table:number-columns-repeated="9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3.2415" calcext:value-type="float">
            <text:p>73.2415</text:p>
          </table:table-cell>
          <table:table-cell table:style-name="ce1" office:value-type="float" office:value="-1.78102" calcext:value-type="float">
            <text:p>-1.78102</text:p>
          </table:table-cell>
          <table:table-cell table:style-name="ce1" office:value-type="float" office:value="0.69419" calcext:value-type="float">
            <text:p>0.69419</text:p>
          </table:table-cell>
          <table:table-cell/>
          <table:table-cell table:style-name="ce2" table:formula="of:=[.J122]" office:value-type="float" office:value="116" calcext:value-type="float">
            <text:p>116</text:p>
          </table:table-cell>
          <table:table-cell table:style-name="ce2" table:formula="of:=[.K122]" office:value-type="float" office:value="3" calcext:value-type="float">
            <text:p>3</text:p>
          </table:table-cell>
          <table:table-cell table:style-name="ce2" table:formula="of:=[.L122]" office:value-type="float" office:value="20" calcext:value-type="float">
            <text:p>20</text:p>
          </table:table-cell>
          <table:table-cell table:style-name="ce2" table:formula="of:=[.M122]" office:value-type="float" office:value="123" calcext:value-type="float">
            <text:p>123</text:p>
          </table:table-cell>
          <table:table-cell table:style-name="ce2" table:formula="of:=[.N122]" office:value-type="float" office:value="73.2415" calcext:value-type="float">
            <text:p>73.2415</text:p>
          </table:table-cell>
          <table:table-cell table:style-name="ce2" office:value-type="float" office:value="21.2739" calcext:value-type="float">
            <text:p>21.2739</text:p>
          </table:table-cell>
          <table:table-cell table:style-name="ce2" office:value-type="float" office:value="0.706488" calcext:value-type="float">
            <text:p>0.706488</text:p>
          </table:table-cell>
          <table:table-cell table:number-columns-repeated="2"/>
          <table:table-cell table:style-name="ce2" table:formula="of:=[.S122]" office:value-type="float" office:value="3" calcext:value-type="float">
            <text:p>3</text:p>
          </table:table-cell>
          <table:table-cell table:style-name="ce2" table:formula="of:=[.T122]" office:value-type="float" office:value="20" calcext:value-type="float">
            <text:p>20</text:p>
          </table:table-cell>
          <table:table-cell table:style-name="ce2" office:value-type="float" office:value="21.2739" calcext:value-type="float">
            <text:p>21.2739</text:p>
          </table:table-cell>
          <table:table-cell table:style-name="ce2" office:value-type="float" office:value="0.706488" calcext:value-type="float">
            <text:p>0.706488</text:p>
          </table:table-cell>
        </table:table-row>
        <table:table-row table:style-name="ro1">
          <table:table-cell table:number-columns-repeated="9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0.7035" calcext:value-type="float">
            <text:p>70.7035</text:p>
          </table:table-cell>
          <table:table-cell table:style-name="ce1" office:value-type="float" office:value="-1.71262" calcext:value-type="float">
            <text:p>-1.71262</text:p>
          </table:table-cell>
          <table:table-cell table:style-name="ce1" office:value-type="float" office:value="0.715161" calcext:value-type="float">
            <text:p>0.715161</text:p>
          </table:table-cell>
          <table:table-cell/>
          <table:table-cell table:style-name="ce2" table:formula="of:=[.J123]" office:value-type="float" office:value="117" calcext:value-type="float">
            <text:p>117</text:p>
          </table:table-cell>
          <table:table-cell table:style-name="ce2" table:formula="of:=[.K123]" office:value-type="float" office:value="3" calcext:value-type="float">
            <text:p>3</text:p>
          </table:table-cell>
          <table:table-cell table:style-name="ce2" table:formula="of:=[.L123]" office:value-type="float" office:value="21" calcext:value-type="float">
            <text:p>21</text:p>
          </table:table-cell>
          <table:table-cell table:style-name="ce2" table:formula="of:=[.M123]" office:value-type="float" office:value="122" calcext:value-type="float">
            <text:p>122</text:p>
          </table:table-cell>
          <table:table-cell table:style-name="ce2" table:formula="of:=[.N123]" office:value-type="float" office:value="70.7035" calcext:value-type="float">
            <text:p>70.7035</text:p>
          </table:table-cell>
          <table:table-cell table:style-name="ce2" office:value-type="float" office:value="24.9395" calcext:value-type="float">
            <text:p>24.9395</text:p>
          </table:table-cell>
          <table:table-cell table:style-name="ce2" office:value-type="float" office:value="0.725148" calcext:value-type="float">
            <text:p>0.725148</text:p>
          </table:table-cell>
          <table:table-cell table:number-columns-repeated="2"/>
          <table:table-cell table:style-name="ce2" table:formula="of:=[.S123]" office:value-type="float" office:value="3" calcext:value-type="float">
            <text:p>3</text:p>
          </table:table-cell>
          <table:table-cell table:style-name="ce2" table:formula="of:=[.T123]" office:value-type="float" office:value="21" calcext:value-type="float">
            <text:p>21</text:p>
          </table:table-cell>
          <table:table-cell table:style-name="ce2" office:value-type="float" office:value="24.9395" calcext:value-type="float">
            <text:p>24.9395</text:p>
          </table:table-cell>
          <table:table-cell table:style-name="ce2" office:value-type="float" office:value="0.725148" calcext:value-type="float">
            <text:p>0.725148</text:p>
          </table:table-cell>
        </table:table-row>
        <table:table-row table:style-name="ro1">
          <table:table-cell table:number-columns-repeated="9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73.621" calcext:value-type="float">
            <text:p>73.621</text:p>
          </table:table-cell>
          <table:table-cell table:style-name="ce1" office:value-type="float" office:value="-1.81742" calcext:value-type="float">
            <text:p>-1.81742</text:p>
          </table:table-cell>
          <table:table-cell table:style-name="ce1" office:value-type="float" office:value="0.690497" calcext:value-type="float">
            <text:p>0.690497</text:p>
          </table:table-cell>
          <table:table-cell/>
          <table:table-cell table:style-name="ce2" table:formula="of:=[.J124]" office:value-type="float" office:value="118" calcext:value-type="float">
            <text:p>118</text:p>
          </table:table-cell>
          <table:table-cell table:style-name="ce2" table:formula="of:=[.K124]" office:value-type="float" office:value="3" calcext:value-type="float">
            <text:p>3</text:p>
          </table:table-cell>
          <table:table-cell table:style-name="ce2" table:formula="of:=[.L124]" office:value-type="float" office:value="22" calcext:value-type="float">
            <text:p>22</text:p>
          </table:table-cell>
          <table:table-cell table:style-name="ce2" table:formula="of:=[.M124]" office:value-type="float" office:value="121" calcext:value-type="float">
            <text:p>121</text:p>
          </table:table-cell>
          <table:table-cell table:style-name="ce2" table:formula="of:=[.N124]" office:value-type="float" office:value="73.621" calcext:value-type="float">
            <text:p>73.621</text:p>
          </table:table-cell>
          <table:table-cell table:style-name="ce2" office:value-type="float" office:value="21.8577" calcext:value-type="float">
            <text:p>21.8577</text:p>
          </table:table-cell>
          <table:table-cell table:style-name="ce2" office:value-type="float" office:value="0.702041" calcext:value-type="float">
            <text:p>0.702041</text:p>
          </table:table-cell>
          <table:table-cell table:number-columns-repeated="2"/>
          <table:table-cell table:style-name="ce2" table:formula="of:=[.S124]" office:value-type="float" office:value="3" calcext:value-type="float">
            <text:p>3</text:p>
          </table:table-cell>
          <table:table-cell table:style-name="ce2" table:formula="of:=[.T124]" office:value-type="float" office:value="22" calcext:value-type="float">
            <text:p>22</text:p>
          </table:table-cell>
          <table:table-cell table:style-name="ce2" office:value-type="float" office:value="21.8577" calcext:value-type="float">
            <text:p>21.8577</text:p>
          </table:table-cell>
          <table:table-cell table:style-name="ce2" office:value-type="float" office:value="0.702041" calcext:value-type="float">
            <text:p>0.702041</text:p>
          </table:table-cell>
        </table:table-row>
        <table:table-row table:style-name="ro1">
          <table:table-cell table:number-columns-repeated="9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5.3815" calcext:value-type="float">
            <text:p>75.3815</text:p>
          </table:table-cell>
          <table:table-cell table:style-name="ce1" office:value-type="float" office:value="-1.1246" calcext:value-type="float">
            <text:p>-1.1246</text:p>
          </table:table-cell>
          <table:table-cell table:style-name="ce1" office:value-type="float" office:value="0.693082" calcext:value-type="float">
            <text:p>0.693082</text:p>
          </table:table-cell>
          <table:table-cell/>
          <table:table-cell table:style-name="ce2" table:formula="of:=[.J125]" office:value-type="float" office:value="119" calcext:value-type="float">
            <text:p>119</text:p>
          </table:table-cell>
          <table:table-cell table:style-name="ce2" table:formula="of:=[.K125]" office:value-type="float" office:value="3" calcext:value-type="float">
            <text:p>3</text:p>
          </table:table-cell>
          <table:table-cell table:style-name="ce2" table:formula="of:=[.L125]" office:value-type="float" office:value="23" calcext:value-type="float">
            <text:p>23</text:p>
          </table:table-cell>
          <table:table-cell table:style-name="ce2" table:formula="of:=[.M125]" office:value-type="float" office:value="120" calcext:value-type="float">
            <text:p>120</text:p>
          </table:table-cell>
          <table:table-cell table:style-name="ce2" table:formula="of:=[.N125]" office:value-type="float" office:value="75.3815" calcext:value-type="float">
            <text:p>75.3815</text:p>
          </table:table-cell>
          <table:table-cell table:style-name="ce2" office:value-type="float" office:value="24.8911" calcext:value-type="float">
            <text:p>24.8911</text:p>
          </table:table-cell>
          <table:table-cell table:style-name="ce2" office:value-type="float" office:value="0.702244" calcext:value-type="float">
            <text:p>0.702244</text:p>
          </table:table-cell>
          <table:table-cell table:number-columns-repeated="2"/>
          <table:table-cell table:style-name="ce2" table:formula="of:=[.S125]" office:value-type="float" office:value="3" calcext:value-type="float">
            <text:p>3</text:p>
          </table:table-cell>
          <table:table-cell table:style-name="ce2" table:formula="of:=[.T125]" office:value-type="float" office:value="23" calcext:value-type="float">
            <text:p>23</text:p>
          </table:table-cell>
          <table:table-cell table:style-name="ce2" office:value-type="float" office:value="24.8911" calcext:value-type="float">
            <text:p>24.8911</text:p>
          </table:table-cell>
          <table:table-cell table:style-name="ce2" office:value-type="float" office:value="0.702244" calcext:value-type="float">
            <text:p>0.702244</text:p>
          </table:table-cell>
        </table:table-row>
        <table:table-row table:style-name="ro1">
          <table:table-cell table:number-columns-repeated="9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4.0365" calcext:value-type="float">
            <text:p>74.0365</text:p>
          </table:table-cell>
          <table:table-cell table:style-name="ce1" office:value-type="float" office:value="-2.3679" calcext:value-type="float">
            <text:p>-2.3679</text:p>
          </table:table-cell>
          <table:table-cell table:style-name="ce1" office:value-type="float" office:value="0.69219" calcext:value-type="float">
            <text:p>0.69219</text:p>
          </table:table-cell>
          <table:table-cell/>
          <table:table-cell table:style-name="ce2" table:formula="of:=[.J126]" office:value-type="float" office:value="120" calcext:value-type="float">
            <text:p>120</text:p>
          </table:table-cell>
          <table:table-cell table:style-name="ce2" table:formula="of:=[.K126]" office:value-type="float" office:value="3" calcext:value-type="float">
            <text:p>3</text:p>
          </table:table-cell>
          <table:table-cell table:style-name="ce2" table:formula="of:=[.L126]" office:value-type="float" office:value="24" calcext:value-type="float">
            <text:p>24</text:p>
          </table:table-cell>
          <table:table-cell table:style-name="ce2" table:formula="of:=[.M126]" office:value-type="float" office:value="112" calcext:value-type="float">
            <text:p>112</text:p>
          </table:table-cell>
          <table:table-cell table:style-name="ce2" table:formula="of:=[.N126]" office:value-type="float" office:value="74.0365" calcext:value-type="float">
            <text:p>74.0365</text:p>
          </table:table-cell>
          <table:table-cell table:style-name="ce2" office:value-type="float" office:value="23.116" calcext:value-type="float">
            <text:p>23.116</text:p>
          </table:table-cell>
          <table:table-cell table:style-name="ce2" office:value-type="float" office:value="0.701847" calcext:value-type="float">
            <text:p>0.701847</text:p>
          </table:table-cell>
          <table:table-cell table:number-columns-repeated="2"/>
          <table:table-cell table:style-name="ce2" table:formula="of:=[.S126]" office:value-type="float" office:value="3" calcext:value-type="float">
            <text:p>3</text:p>
          </table:table-cell>
          <table:table-cell table:style-name="ce2" table:formula="of:=[.T126]" office:value-type="float" office:value="24" calcext:value-type="float">
            <text:p>24</text:p>
          </table:table-cell>
          <table:table-cell table:style-name="ce2" office:value-type="float" office:value="23.116" calcext:value-type="float">
            <text:p>23.116</text:p>
          </table:table-cell>
          <table:table-cell table:style-name="ce2" office:value-type="float" office:value="0.701847" calcext:value-type="float">
            <text:p>0.701847</text:p>
          </table:table-cell>
        </table:table-row>
        <table:table-row table:style-name="ro1">
          <table:table-cell table:number-columns-repeated="9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5.936" calcext:value-type="float">
            <text:p>75.936</text:p>
          </table:table-cell>
          <table:table-cell table:style-name="ce1" office:value-type="float" office:value="-1.27491" calcext:value-type="float">
            <text:p>-1.27491</text:p>
          </table:table-cell>
          <table:table-cell table:style-name="ce1" office:value-type="float" office:value="0.690187" calcext:value-type="float">
            <text:p>0.690187</text:p>
          </table:table-cell>
          <table:table-cell/>
          <table:table-cell table:style-name="ce2" table:formula="of:=[.J127]" office:value-type="float" office:value="121" calcext:value-type="float">
            <text:p>121</text:p>
          </table:table-cell>
          <table:table-cell table:style-name="ce2" table:formula="of:=[.K127]" office:value-type="float" office:value="3" calcext:value-type="float">
            <text:p>3</text:p>
          </table:table-cell>
          <table:table-cell table:style-name="ce2" table:formula="of:=[.L127]" office:value-type="float" office:value="25" calcext:value-type="float">
            <text:p>25</text:p>
          </table:table-cell>
          <table:table-cell table:style-name="ce2" table:formula="of:=[.M127]" office:value-type="float" office:value="113" calcext:value-type="float">
            <text:p>113</text:p>
          </table:table-cell>
          <table:table-cell table:style-name="ce2" table:formula="of:=[.N127]" office:value-type="float" office:value="75.936" calcext:value-type="float">
            <text:p>75.936</text:p>
          </table:table-cell>
          <table:table-cell table:style-name="ce2" office:value-type="float" office:value="23.6289" calcext:value-type="float">
            <text:p>23.6289</text:p>
          </table:table-cell>
          <table:table-cell table:style-name="ce2" office:value-type="float" office:value="0.69839" calcext:value-type="float">
            <text:p>0.69839</text:p>
          </table:table-cell>
          <table:table-cell table:number-columns-repeated="2"/>
          <table:table-cell table:style-name="ce2" table:formula="of:=[.S127]" office:value-type="float" office:value="3" calcext:value-type="float">
            <text:p>3</text:p>
          </table:table-cell>
          <table:table-cell table:style-name="ce2" table:formula="of:=[.T127]" office:value-type="float" office:value="25" calcext:value-type="float">
            <text:p>25</text:p>
          </table:table-cell>
          <table:table-cell table:style-name="ce2" office:value-type="float" office:value="23.6289" calcext:value-type="float">
            <text:p>23.6289</text:p>
          </table:table-cell>
          <table:table-cell table:style-name="ce2" office:value-type="float" office:value="0.69839" calcext:value-type="float">
            <text:p>0.69839</text:p>
          </table:table-cell>
        </table:table-row>
        <table:table-row table:style-name="ro1">
          <table:table-cell table:number-columns-repeated="9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7.4635" calcext:value-type="float">
            <text:p>67.4635</text:p>
          </table:table-cell>
          <table:table-cell table:style-name="ce1" office:value-type="float" office:value="-1.53823" calcext:value-type="float">
            <text:p>-1.53823</text:p>
          </table:table-cell>
          <table:table-cell table:style-name="ce1" office:value-type="float" office:value="0.736226" calcext:value-type="float">
            <text:p>0.736226</text:p>
          </table:table-cell>
          <table:table-cell/>
          <table:table-cell table:style-name="ce2" table:formula="of:=[.J128]" office:value-type="float" office:value="122" calcext:value-type="float">
            <text:p>122</text:p>
          </table:table-cell>
          <table:table-cell table:style-name="ce2" table:formula="of:=[.K128]" office:value-type="float" office:value="3" calcext:value-type="float">
            <text:p>3</text:p>
          </table:table-cell>
          <table:table-cell table:style-name="ce2" table:formula="of:=[.L128]" office:value-type="float" office:value="26" calcext:value-type="float">
            <text:p>26</text:p>
          </table:table-cell>
          <table:table-cell table:style-name="ce2" table:formula="of:=[.M128]" office:value-type="float" office:value="114" calcext:value-type="float">
            <text:p>114</text:p>
          </table:table-cell>
          <table:table-cell table:style-name="ce2" table:formula="of:=[.N128]" office:value-type="float" office:value="67.4635" calcext:value-type="float">
            <text:p>67.4635</text:p>
          </table:table-cell>
          <table:table-cell table:style-name="ce2" office:value-type="float" office:value="27.348" calcext:value-type="float">
            <text:p>27.348</text:p>
          </table:table-cell>
          <table:table-cell table:style-name="ce2" office:value-type="float" office:value="0.742319" calcext:value-type="float">
            <text:p>0.742319</text:p>
          </table:table-cell>
          <table:table-cell table:number-columns-repeated="2"/>
          <table:table-cell table:style-name="ce2" table:formula="of:=[.S128]" office:value-type="float" office:value="3" calcext:value-type="float">
            <text:p>3</text:p>
          </table:table-cell>
          <table:table-cell table:style-name="ce2" table:formula="of:=[.T128]" office:value-type="float" office:value="26" calcext:value-type="float">
            <text:p>26</text:p>
          </table:table-cell>
          <table:table-cell table:style-name="ce2" office:value-type="float" office:value="27.348" calcext:value-type="float">
            <text:p>27.348</text:p>
          </table:table-cell>
          <table:table-cell table:style-name="ce2" office:value-type="float" office:value="0.742319" calcext:value-type="float">
            <text:p>0.742319</text:p>
          </table:table-cell>
        </table:table-row>
        <table:table-row table:style-name="ro1">
          <table:table-cell table:number-columns-repeated="9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0.478" calcext:value-type="float">
            <text:p>70.478</text:p>
          </table:table-cell>
          <table:table-cell table:style-name="ce1" office:value-type="float" office:value="-1.52691" calcext:value-type="float">
            <text:p>-1.52691</text:p>
          </table:table-cell>
          <table:table-cell table:style-name="ce1" office:value-type="float" office:value="0.714197" calcext:value-type="float">
            <text:p>0.714197</text:p>
          </table:table-cell>
          <table:table-cell/>
          <table:table-cell table:style-name="ce2" table:formula="of:=[.J129]" office:value-type="float" office:value="123" calcext:value-type="float">
            <text:p>123</text:p>
          </table:table-cell>
          <table:table-cell table:style-name="ce2" table:formula="of:=[.K129]" office:value-type="float" office:value="3" calcext:value-type="float">
            <text:p>3</text:p>
          </table:table-cell>
          <table:table-cell table:style-name="ce2" table:formula="of:=[.L129]" office:value-type="float" office:value="27" calcext:value-type="float">
            <text:p>27</text:p>
          </table:table-cell>
          <table:table-cell table:style-name="ce2" table:formula="of:=[.M129]" office:value-type="float" office:value="115" calcext:value-type="float">
            <text:p>115</text:p>
          </table:table-cell>
          <table:table-cell table:style-name="ce2" table:formula="of:=[.N129]" office:value-type="float" office:value="70.478" calcext:value-type="float">
            <text:p>70.478</text:p>
          </table:table-cell>
          <table:table-cell table:style-name="ce2" office:value-type="float" office:value="22.8551" calcext:value-type="float">
            <text:p>22.8551</text:p>
          </table:table-cell>
          <table:table-cell table:style-name="ce2" office:value-type="float" office:value="0.725238" calcext:value-type="float">
            <text:p>0.725238</text:p>
          </table:table-cell>
          <table:table-cell table:number-columns-repeated="2"/>
          <table:table-cell table:style-name="ce2" table:formula="of:=[.S129]" office:value-type="float" office:value="3" calcext:value-type="float">
            <text:p>3</text:p>
          </table:table-cell>
          <table:table-cell table:style-name="ce2" table:formula="of:=[.T129]" office:value-type="float" office:value="27" calcext:value-type="float">
            <text:p>27</text:p>
          </table:table-cell>
          <table:table-cell table:style-name="ce2" office:value-type="float" office:value="22.8551" calcext:value-type="float">
            <text:p>22.8551</text:p>
          </table:table-cell>
          <table:table-cell table:style-name="ce2" office:value-type="float" office:value="0.725238" calcext:value-type="float">
            <text:p>0.725238</text:p>
          </table:table-cell>
        </table:table-row>
        <table:table-row table:style-name="ro1">
          <table:table-cell table:number-columns-repeated="9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0.7625" calcext:value-type="float">
            <text:p>70.7625</text:p>
          </table:table-cell>
          <table:table-cell table:style-name="ce1" office:value-type="float" office:value="-1.98351" calcext:value-type="float">
            <text:p>-1.98351</text:p>
          </table:table-cell>
          <table:table-cell table:style-name="ce1" office:value-type="float" office:value="0.71011" calcext:value-type="float">
            <text:p>0.71011</text:p>
          </table:table-cell>
          <table:table-cell/>
          <table:table-cell table:style-name="ce2" table:formula="of:=[.J130]" office:value-type="float" office:value="124" calcext:value-type="float">
            <text:p>124</text:p>
          </table:table-cell>
          <table:table-cell table:style-name="ce2" table:formula="of:=[.K130]" office:value-type="float" office:value="3" calcext:value-type="float">
            <text:p>3</text:p>
          </table:table-cell>
          <table:table-cell table:style-name="ce2" table:formula="of:=[.L130]" office:value-type="float" office:value="28" calcext:value-type="float">
            <text:p>28</text:p>
          </table:table-cell>
          <table:table-cell table:style-name="ce2" table:formula="of:=[.M130]" office:value-type="float" office:value="116" calcext:value-type="float">
            <text:p>116</text:p>
          </table:table-cell>
          <table:table-cell table:style-name="ce2" table:formula="of:=[.N130]" office:value-type="float" office:value="70.7625" calcext:value-type="float">
            <text:p>70.7625</text:p>
          </table:table-cell>
          <table:table-cell table:style-name="ce2" office:value-type="float" office:value="15.5213" calcext:value-type="float">
            <text:p>15.5213</text:p>
          </table:table-cell>
          <table:table-cell table:style-name="ce2" office:value-type="float" office:value="0.727344" calcext:value-type="float">
            <text:p>0.727344</text:p>
          </table:table-cell>
          <table:table-cell table:number-columns-repeated="2"/>
          <table:table-cell table:style-name="ce2" table:formula="of:=[.S130]" office:value-type="float" office:value="3" calcext:value-type="float">
            <text:p>3</text:p>
          </table:table-cell>
          <table:table-cell table:style-name="ce2" table:formula="of:=[.T130]" office:value-type="float" office:value="28" calcext:value-type="float">
            <text:p>28</text:p>
          </table:table-cell>
          <table:table-cell table:style-name="ce2" office:value-type="float" office:value="15.5213" calcext:value-type="float">
            <text:p>15.5213</text:p>
          </table:table-cell>
          <table:table-cell table:style-name="ce2" office:value-type="float" office:value="0.727344" calcext:value-type="float">
            <text:p>0.727344</text:p>
          </table:table-cell>
        </table:table-row>
        <table:table-row table:style-name="ro1">
          <table:table-cell table:number-columns-repeated="9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8.8615" calcext:value-type="float">
            <text:p>68.8615</text:p>
          </table:table-cell>
          <table:table-cell table:style-name="ce1" office:value-type="float" office:value="-1.9677" calcext:value-type="float">
            <text:p>-1.9677</text:p>
          </table:table-cell>
          <table:table-cell table:style-name="ce1" office:value-type="float" office:value="0.73317" calcext:value-type="float">
            <text:p>0.73317</text:p>
          </table:table-cell>
          <table:table-cell/>
          <table:table-cell table:style-name="ce2" table:formula="of:=[.J131]" office:value-type="float" office:value="125" calcext:value-type="float">
            <text:p>125</text:p>
          </table:table-cell>
          <table:table-cell table:style-name="ce2" table:formula="of:=[.K131]" office:value-type="float" office:value="3" calcext:value-type="float">
            <text:p>3</text:p>
          </table:table-cell>
          <table:table-cell table:style-name="ce2" table:formula="of:=[.L131]" office:value-type="float" office:value="29" calcext:value-type="float">
            <text:p>29</text:p>
          </table:table-cell>
          <table:table-cell table:style-name="ce2" table:formula="of:=[.M131]" office:value-type="float" office:value="117" calcext:value-type="float">
            <text:p>117</text:p>
          </table:table-cell>
          <table:table-cell table:style-name="ce2" table:formula="of:=[.N131]" office:value-type="float" office:value="68.8615" calcext:value-type="float">
            <text:p>68.8615</text:p>
          </table:table-cell>
          <table:table-cell table:style-name="ce2" office:value-type="float" office:value="26.1671" calcext:value-type="float">
            <text:p>26.1671</text:p>
          </table:table-cell>
          <table:table-cell table:style-name="ce2" office:value-type="float" office:value="0.741908" calcext:value-type="float">
            <text:p>0.741908</text:p>
          </table:table-cell>
          <table:table-cell table:number-columns-repeated="2"/>
          <table:table-cell table:style-name="ce2" table:formula="of:=[.S131]" office:value-type="float" office:value="3" calcext:value-type="float">
            <text:p>3</text:p>
          </table:table-cell>
          <table:table-cell table:style-name="ce2" table:formula="of:=[.T131]" office:value-type="float" office:value="29" calcext:value-type="float">
            <text:p>29</text:p>
          </table:table-cell>
          <table:table-cell table:style-name="ce2" office:value-type="float" office:value="26.1671" calcext:value-type="float">
            <text:p>26.1671</text:p>
          </table:table-cell>
          <table:table-cell table:style-name="ce2" office:value-type="float" office:value="0.741908" calcext:value-type="float">
            <text:p>0.741908</text:p>
          </table:table-cell>
        </table:table-row>
        <table:table-row table:style-name="ro1">
          <table:table-cell table:number-columns-repeated="9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3.61" calcext:value-type="float">
            <text:p>73.61</text:p>
          </table:table-cell>
          <table:table-cell table:style-name="ce1" office:value-type="float" office:value="-1.92572" calcext:value-type="float">
            <text:p>-1.92572</text:p>
          </table:table-cell>
          <table:table-cell table:style-name="ce1" office:value-type="float" office:value="0.686244" calcext:value-type="float">
            <text:p>0.686244</text:p>
          </table:table-cell>
          <table:table-cell/>
          <table:table-cell table:style-name="ce2" table:formula="of:=[.J132]" office:value-type="float" office:value="126" calcext:value-type="float">
            <text:p>126</text:p>
          </table:table-cell>
          <table:table-cell table:style-name="ce2" table:formula="of:=[.K132]" office:value-type="float" office:value="3" calcext:value-type="float">
            <text:p>3</text:p>
          </table:table-cell>
          <table:table-cell table:style-name="ce2" table:formula="of:=[.L132]" office:value-type="float" office:value="30" calcext:value-type="float">
            <text:p>30</text:p>
          </table:table-cell>
          <table:table-cell table:style-name="ce2" table:formula="of:=[.M132]" office:value-type="float" office:value="118" calcext:value-type="float">
            <text:p>118</text:p>
          </table:table-cell>
          <table:table-cell table:style-name="ce2" table:formula="of:=[.N132]" office:value-type="float" office:value="73.61" calcext:value-type="float">
            <text:p>73.61</text:p>
          </table:table-cell>
          <table:table-cell table:style-name="ce2" office:value-type="float" office:value="24.7846" calcext:value-type="float">
            <text:p>24.7846</text:p>
          </table:table-cell>
          <table:table-cell table:style-name="ce2" office:value-type="float" office:value="0.696161" calcext:value-type="float">
            <text:p>0.696161</text:p>
          </table:table-cell>
          <table:table-cell table:number-columns-repeated="2"/>
          <table:table-cell table:style-name="ce2" table:formula="of:=[.S132]" office:value-type="float" office:value="3" calcext:value-type="float">
            <text:p>3</text:p>
          </table:table-cell>
          <table:table-cell table:style-name="ce2" table:formula="of:=[.T132]" office:value-type="float" office:value="30" calcext:value-type="float">
            <text:p>30</text:p>
          </table:table-cell>
          <table:table-cell table:style-name="ce2" office:value-type="float" office:value="24.7846" calcext:value-type="float">
            <text:p>24.7846</text:p>
          </table:table-cell>
          <table:table-cell table:style-name="ce2" office:value-type="float" office:value="0.696161" calcext:value-type="float">
            <text:p>0.696161</text:p>
          </table:table-cell>
        </table:table-row>
        <table:table-row table:style-name="ro1">
          <table:table-cell table:number-columns-repeated="9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3.7805" calcext:value-type="float">
            <text:p>73.7805</text:p>
          </table:table-cell>
          <table:table-cell table:style-name="ce1" office:value-type="float" office:value="0.74598" calcext:value-type="float">
            <text:p>0.74598</text:p>
          </table:table-cell>
          <table:table-cell table:style-name="ce1" office:value-type="float" office:value="0.737613" calcext:value-type="float">
            <text:p>0.737613</text:p>
          </table:table-cell>
          <table:table-cell/>
          <table:table-cell table:style-name="ce2" table:formula="of:=[.J133]" office:value-type="float" office:value="127" calcext:value-type="float">
            <text:p>127</text:p>
          </table:table-cell>
          <table:table-cell table:style-name="ce2" table:formula="of:=[.K133]" office:value-type="float" office:value="3" calcext:value-type="float">
            <text:p>3</text:p>
          </table:table-cell>
          <table:table-cell table:style-name="ce2" table:formula="of:=[.L133]" office:value-type="float" office:value="31" calcext:value-type="float">
            <text:p>31</text:p>
          </table:table-cell>
          <table:table-cell table:style-name="ce2" table:formula="of:=[.M133]" office:value-type="float" office:value="119" calcext:value-type="float">
            <text:p>119</text:p>
          </table:table-cell>
          <table:table-cell table:style-name="ce2" table:formula="of:=[.N133]" office:value-type="float" office:value="73.7805" calcext:value-type="float">
            <text:p>73.7805</text:p>
          </table:table-cell>
          <table:table-cell table:style-name="ce2" office:value-type="float" office:value="24.2893" calcext:value-type="float">
            <text:p>24.2893</text:p>
          </table:table-cell>
          <table:table-cell table:style-name="ce2" office:value-type="float" office:value="0.727387" calcext:value-type="float">
            <text:p>0.727387</text:p>
          </table:table-cell>
          <table:table-cell table:number-columns-repeated="2"/>
          <table:table-cell table:style-name="ce2" table:formula="of:=[.S133]" office:value-type="float" office:value="3" calcext:value-type="float">
            <text:p>3</text:p>
          </table:table-cell>
          <table:table-cell table:style-name="ce2" table:formula="of:=[.T133]" office:value-type="float" office:value="31" calcext:value-type="float">
            <text:p>31</text:p>
          </table:table-cell>
          <table:table-cell table:style-name="ce2" office:value-type="float" office:value="24.2893" calcext:value-type="float">
            <text:p>24.2893</text:p>
          </table:table-cell>
          <table:table-cell table:style-name="ce2" office:value-type="float" office:value="0.727387" calcext:value-type="float">
            <text:p>0.727387</text:p>
          </table:table-cell>
        </table:table-row>
        <table:table-row table:style-name="ro1">
          <table:table-cell table:number-columns-repeated="17"/>
          <table:table-cell table:style-name="ce3" table:number-columns-repeated="7"/>
          <table:table-cell table:number-columns-repeated="6"/>
        </table:table-row>
      </table:table>
      <table:table table:name="Calib_result_allDSSD_beta" table:style-name="ta1">
        <table:table-column table:style-name="co1" table:number-columns-repeated="6" table:default-cell-style-name="Default"/>
        <table:table-column table:style-name="co1" table:number-columns-repeated="5" table:default-cell-style-name="ce4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6"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5sigma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lope</text:p>
          </table:table-cell>
          <table:table-cell table:number-columns-repeated="2"/>
          <table:table-cell office:value-type="string" calcext:value-type="string">
            <text:p>3sigma</text:p>
          </table:table-cell>
          <table:table-cell office:value-type="string" calcext:value-type="string">
            <text:p>4sigma</text:p>
          </table:table-cell>
          <table:table-cell office:value-type="string" calcext:value-type="string">
            <text:p>5sigm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.3505" calcext:value-type="float">
            <text:p>28.3505</text:p>
          </table:table-cell>
          <table:table-cell office:value-type="float" office:value="0.80812" calcext:value-type="float">
            <text:p>0.8081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8.572" calcext:value-type="float">
            <text:p>88.572</text:p>
          </table:table-cell>
          <table:table-cell table:formula="of:=[.C3]" office:value-type="float" office:value="28.3505" calcext:value-type="float">
            <text:p>28.3505</text:p>
          </table:table-cell>
          <table:table-cell table:formula="of:=[.D3]" office:value-type="float" office:value="0.80812" calcext:value-type="float">
            <text:p>0.80812</text:p>
          </table:table-cell>
          <table:table-cell table:number-columns-repeated="2"/>
          <table:table-cell office:value-type="float" office:value="53.1432" calcext:value-type="float">
            <text:p>53.1432</text:p>
          </table:table-cell>
          <table:table-cell office:value-type="float" office:value="70.8576" calcext:value-type="float">
            <text:p>70.8576</text:p>
          </table:table-cell>
          <table:table-cell office:value-type="float" office:value="88.572" calcext:value-type="float">
            <text:p>88.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568" calcext:value-type="float">
            <text:p>29.9568</text:p>
          </table:table-cell>
          <table:table-cell office:value-type="float" office:value="0.847374" calcext:value-type="float">
            <text:p>0.847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.2255" calcext:value-type="float">
            <text:p>68.2255</text:p>
          </table:table-cell>
          <table:table-cell table:formula="of:=[.C4]" office:value-type="float" office:value="29.9568" calcext:value-type="float">
            <text:p>29.9568</text:p>
          </table:table-cell>
          <table:table-cell table:formula="of:=[.D4]" office:value-type="float" office:value="0.847374" calcext:value-type="float">
            <text:p>0.847374</text:p>
          </table:table-cell>
          <table:table-cell table:number-columns-repeated="2"/>
          <table:table-cell office:value-type="float" office:value="40.9353" calcext:value-type="float">
            <text:p>40.9353</text:p>
          </table:table-cell>
          <table:table-cell office:value-type="float" office:value="54.5804" calcext:value-type="float">
            <text:p>54.5804</text:p>
          </table:table-cell>
          <table:table-cell office:value-type="float" office:value="68.2255" calcext:value-type="float">
            <text:p>68.2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2294" calcext:value-type="float">
            <text:p>30.2294</text:p>
          </table:table-cell>
          <table:table-cell office:value-type="float" office:value="0.860008" calcext:value-type="float">
            <text:p>0.8600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6.7845" calcext:value-type="float">
            <text:p>66.7845</text:p>
          </table:table-cell>
          <table:table-cell table:formula="of:=[.C5]" office:value-type="float" office:value="30.2294" calcext:value-type="float">
            <text:p>30.2294</text:p>
          </table:table-cell>
          <table:table-cell table:formula="of:=[.D5]" office:value-type="float" office:value="0.860008" calcext:value-type="float">
            <text:p>0.860008</text:p>
          </table:table-cell>
          <table:table-cell table:number-columns-repeated="2"/>
          <table:table-cell office:value-type="float" office:value="40.0707" calcext:value-type="float">
            <text:p>40.0707</text:p>
          </table:table-cell>
          <table:table-cell office:value-type="float" office:value="53.4276" calcext:value-type="float">
            <text:p>53.4276</text:p>
          </table:table-cell>
          <table:table-cell office:value-type="float" office:value="66.7845" calcext:value-type="float">
            <text:p>66.7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.0657" calcext:value-type="float">
            <text:p>30.0657</text:p>
          </table:table-cell>
          <table:table-cell office:value-type="float" office:value="0.8145" calcext:value-type="float">
            <text:p>0.81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.0015" calcext:value-type="float">
            <text:p>70.0015</text:p>
          </table:table-cell>
          <table:table-cell table:formula="of:=[.C6]" office:value-type="float" office:value="30.0657" calcext:value-type="float">
            <text:p>30.0657</text:p>
          </table:table-cell>
          <table:table-cell table:formula="of:=[.D6]" office:value-type="float" office:value="0.8145" calcext:value-type="float">
            <text:p>0.8145</text:p>
          </table:table-cell>
          <table:table-cell table:number-columns-repeated="2"/>
          <table:table-cell office:value-type="float" office:value="42.0009" calcext:value-type="float">
            <text:p>42.0009</text:p>
          </table:table-cell>
          <table:table-cell office:value-type="float" office:value="56.0012" calcext:value-type="float">
            <text:p>56.0012</text:p>
          </table:table-cell>
          <table:table-cell office:value-type="float" office:value="70.0015" calcext:value-type="float">
            <text:p>70.0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.4208" calcext:value-type="float">
            <text:p>29.4208</text:p>
          </table:table-cell>
          <table:table-cell office:value-type="float" office:value="0.879631" calcext:value-type="float">
            <text:p>0.8796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.4005" calcext:value-type="float">
            <text:p>63.4005</text:p>
          </table:table-cell>
          <table:table-cell table:formula="of:=[.C7]" office:value-type="float" office:value="29.4208" calcext:value-type="float">
            <text:p>29.4208</text:p>
          </table:table-cell>
          <table:table-cell table:formula="of:=[.D7]" office:value-type="float" office:value="0.879631" calcext:value-type="float">
            <text:p>0.879631</text:p>
          </table:table-cell>
          <table:table-cell table:number-columns-repeated="2"/>
          <table:table-cell office:value-type="float" office:value="38.0403" calcext:value-type="float">
            <text:p>38.0403</text:p>
          </table:table-cell>
          <table:table-cell office:value-type="float" office:value="50.7204" calcext:value-type="float">
            <text:p>50.7204</text:p>
          </table:table-cell>
          <table:table-cell office:value-type="float" office:value="63.4005" calcext:value-type="float">
            <text:p>63.4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1622" calcext:value-type="float">
            <text:p>29.1622</text:p>
          </table:table-cell>
          <table:table-cell office:value-type="float" office:value="0.888816" calcext:value-type="float">
            <text:p>0.8888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.4305" calcext:value-type="float">
            <text:p>61.4305</text:p>
          </table:table-cell>
          <table:table-cell table:formula="of:=[.C8]" office:value-type="float" office:value="29.1622" calcext:value-type="float">
            <text:p>29.1622</text:p>
          </table:table-cell>
          <table:table-cell table:formula="of:=[.D8]" office:value-type="float" office:value="0.888816" calcext:value-type="float">
            <text:p>0.888816</text:p>
          </table:table-cell>
          <table:table-cell table:number-columns-repeated="2"/>
          <table:table-cell office:value-type="float" office:value="36.8583" calcext:value-type="float">
            <text:p>36.8583</text:p>
          </table:table-cell>
          <table:table-cell office:value-type="float" office:value="49.1444" calcext:value-type="float">
            <text:p>49.1444</text:p>
          </table:table-cell>
          <table:table-cell office:value-type="float" office:value="61.4305" calcext:value-type="float">
            <text:p>61.4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.2987" calcext:value-type="float">
            <text:p>29.2987</text:p>
          </table:table-cell>
          <table:table-cell office:value-type="float" office:value="0.829607" calcext:value-type="float">
            <text:p>0.8296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587" calcext:value-type="float">
            <text:p>63.587</text:p>
          </table:table-cell>
          <table:table-cell table:formula="of:=[.C9]" office:value-type="float" office:value="29.2987" calcext:value-type="float">
            <text:p>29.2987</text:p>
          </table:table-cell>
          <table:table-cell table:formula="of:=[.D9]" office:value-type="float" office:value="0.829607" calcext:value-type="float">
            <text:p>0.829607</text:p>
          </table:table-cell>
          <table:table-cell table:number-columns-repeated="2"/>
          <table:table-cell office:value-type="float" office:value="38.1522" calcext:value-type="float">
            <text:p>38.1522</text:p>
          </table:table-cell>
          <table:table-cell office:value-type="float" office:value="50.8696" calcext:value-type="float">
            <text:p>50.8696</text:p>
          </table:table-cell>
          <table:table-cell office:value-type="float" office:value="63.587" calcext:value-type="float">
            <text:p>63.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981" calcext:value-type="float">
            <text:p>28.981</text:p>
          </table:table-cell>
          <table:table-cell office:value-type="float" office:value="0.875002" calcext:value-type="float">
            <text:p>0.8750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1835" calcext:value-type="float">
            <text:p>60.1835</text:p>
          </table:table-cell>
          <table:table-cell table:formula="of:=[.C10]" office:value-type="float" office:value="28.981" calcext:value-type="float">
            <text:p>28.981</text:p>
          </table:table-cell>
          <table:table-cell table:formula="of:=[.D10]" office:value-type="float" office:value="0.875002" calcext:value-type="float">
            <text:p>0.875002</text:p>
          </table:table-cell>
          <table:table-cell table:number-columns-repeated="2"/>
          <table:table-cell office:value-type="float" office:value="36.1101" calcext:value-type="float">
            <text:p>36.1101</text:p>
          </table:table-cell>
          <table:table-cell office:value-type="float" office:value="48.1468" calcext:value-type="float">
            <text:p>48.1468</text:p>
          </table:table-cell>
          <table:table-cell office:value-type="float" office:value="60.1835" calcext:value-type="float">
            <text:p>60.1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1839" calcext:value-type="float">
            <text:p>29.1839</text:p>
          </table:table-cell>
          <table:table-cell office:value-type="float" office:value="0.812828" calcext:value-type="float">
            <text:p>0.8128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697" calcext:value-type="float">
            <text:p>63.697</text:p>
          </table:table-cell>
          <table:table-cell table:formula="of:=[.C11]" office:value-type="float" office:value="29.1839" calcext:value-type="float">
            <text:p>29.1839</text:p>
          </table:table-cell>
          <table:table-cell table:formula="of:=[.D11]" office:value-type="float" office:value="0.812828" calcext:value-type="float">
            <text:p>0.812828</text:p>
          </table:table-cell>
          <table:table-cell table:number-columns-repeated="2"/>
          <table:table-cell office:value-type="float" office:value="38.2182" calcext:value-type="float">
            <text:p>38.2182</text:p>
          </table:table-cell>
          <table:table-cell office:value-type="float" office:value="50.9576" calcext:value-type="float">
            <text:p>50.9576</text:p>
          </table:table-cell>
          <table:table-cell office:value-type="float" office:value="63.697" calcext:value-type="float">
            <text:p>63.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1939" calcext:value-type="float">
            <text:p>29.1939</text:p>
          </table:table-cell>
          <table:table-cell office:value-type="float" office:value="0.854386" calcext:value-type="float">
            <text:p>0.8543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.9455" calcext:value-type="float">
            <text:p>59.9455</text:p>
          </table:table-cell>
          <table:table-cell table:formula="of:=[.C12]" office:value-type="float" office:value="29.1939" calcext:value-type="float">
            <text:p>29.1939</text:p>
          </table:table-cell>
          <table:table-cell table:formula="of:=[.D12]" office:value-type="float" office:value="0.854386" calcext:value-type="float">
            <text:p>0.854386</text:p>
          </table:table-cell>
          <table:table-cell table:number-columns-repeated="2"/>
          <table:table-cell office:value-type="float" office:value="35.9673" calcext:value-type="float">
            <text:p>35.9673</text:p>
          </table:table-cell>
          <table:table-cell office:value-type="float" office:value="47.9564" calcext:value-type="float">
            <text:p>47.9564</text:p>
          </table:table-cell>
          <table:table-cell office:value-type="float" office:value="59.9455" calcext:value-type="float">
            <text:p>59.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.6743" calcext:value-type="float">
            <text:p>28.6743</text:p>
          </table:table-cell>
          <table:table-cell office:value-type="float" office:value="0.876075" calcext:value-type="float">
            <text:p>0.8760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8.9155" calcext:value-type="float">
            <text:p>58.9155</text:p>
          </table:table-cell>
          <table:table-cell table:formula="of:=[.C13]" office:value-type="float" office:value="28.6743" calcext:value-type="float">
            <text:p>28.6743</text:p>
          </table:table-cell>
          <table:table-cell table:formula="of:=[.D13]" office:value-type="float" office:value="0.876075" calcext:value-type="float">
            <text:p>0.876075</text:p>
          </table:table-cell>
          <table:table-cell table:number-columns-repeated="2"/>
          <table:table-cell office:value-type="float" office:value="35.3493" calcext:value-type="float">
            <text:p>35.3493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58.9155" calcext:value-type="float">
            <text:p>58.9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.6845" calcext:value-type="float">
            <text:p>28.6845</text:p>
          </table:table-cell>
          <table:table-cell office:value-type="float" office:value="0.852134" calcext:value-type="float">
            <text:p>0.85213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8.5595" calcext:value-type="float">
            <text:p>58.5595</text:p>
          </table:table-cell>
          <table:table-cell table:formula="of:=[.C14]" office:value-type="float" office:value="28.6845" calcext:value-type="float">
            <text:p>28.6845</text:p>
          </table:table-cell>
          <table:table-cell table:formula="of:=[.D14]" office:value-type="float" office:value="0.852134" calcext:value-type="float">
            <text:p>0.852134</text:p>
          </table:table-cell>
          <table:table-cell table:number-columns-repeated="2"/>
          <table:table-cell office:value-type="float" office:value="35.1357" calcext:value-type="float">
            <text:p>35.1357</text:p>
          </table:table-cell>
          <table:table-cell office:value-type="float" office:value="46.8476" calcext:value-type="float">
            <text:p>46.8476</text:p>
          </table:table-cell>
          <table:table-cell office:value-type="float" office:value="58.5595" calcext:value-type="float">
            <text:p>58.5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.8002" calcext:value-type="float">
            <text:p>28.8002</text:p>
          </table:table-cell>
          <table:table-cell office:value-type="float" office:value="0.843395" calcext:value-type="float">
            <text:p>0.8433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.116" calcext:value-type="float">
            <text:p>59.116</text:p>
          </table:table-cell>
          <table:table-cell table:formula="of:=[.C15]" office:value-type="float" office:value="28.8002" calcext:value-type="float">
            <text:p>28.8002</text:p>
          </table:table-cell>
          <table:table-cell table:formula="of:=[.D15]" office:value-type="float" office:value="0.843395" calcext:value-type="float">
            <text:p>0.843395</text:p>
          </table:table-cell>
          <table:table-cell table:number-columns-repeated="2"/>
          <table:table-cell office:value-type="float" office:value="35.4696" calcext:value-type="float">
            <text:p>35.4696</text:p>
          </table:table-cell>
          <table:table-cell office:value-type="float" office:value="47.2928" calcext:value-type="float">
            <text:p>47.2928</text:p>
          </table:table-cell>
          <table:table-cell office:value-type="float" office:value="59.116" calcext:value-type="float">
            <text:p>59.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.961" calcext:value-type="float">
            <text:p>28.961</text:p>
          </table:table-cell>
          <table:table-cell office:value-type="float" office:value="0.88151" calcext:value-type="float">
            <text:p>0.8815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formula="of:=[.C16]" office:value-type="float" office:value="28.961" calcext:value-type="float">
            <text:p>28.961</text:p>
          </table:table-cell>
          <table:table-cell table:formula="of:=[.D16]" office:value-type="float" office:value="0.88151" calcext:value-type="float">
            <text:p>0.88151</text:p>
          </table:table-cell>
          <table:table-cell table:number-columns-repeated="2"/>
          <table:table-cell office:value-type="float" office:value="35.328" calcext:value-type="float">
            <text:p>35.328</text:p>
          </table:table-cell>
          <table:table-cell office:value-type="float" office:value="47.104" calcext:value-type="float">
            <text:p>47.104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.1909" calcext:value-type="float">
            <text:p>29.1909</text:p>
          </table:table-cell>
          <table:table-cell office:value-type="float" office:value="0.872041" calcext:value-type="float">
            <text:p>0.87204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.2905" calcext:value-type="float">
            <text:p>62.2905</text:p>
          </table:table-cell>
          <table:table-cell table:formula="of:=[.C17]" office:value-type="float" office:value="29.1909" calcext:value-type="float">
            <text:p>29.1909</text:p>
          </table:table-cell>
          <table:table-cell table:formula="of:=[.D17]" office:value-type="float" office:value="0.872041" calcext:value-type="float">
            <text:p>0.872041</text:p>
          </table:table-cell>
          <table:table-cell table:number-columns-repeated="2"/>
          <table:table-cell office:value-type="float" office:value="37.3743" calcext:value-type="float">
            <text:p>37.3743</text:p>
          </table:table-cell>
          <table:table-cell office:value-type="float" office:value="49.8324" calcext:value-type="float">
            <text:p>49.8324</text:p>
          </table:table-cell>
          <table:table-cell office:value-type="float" office:value="62.2905" calcext:value-type="float">
            <text:p>62.2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3452" calcext:value-type="float">
            <text:p>26.3452</text:p>
          </table:table-cell>
          <table:table-cell office:value-type="float" office:value="0.843199" calcext:value-type="float">
            <text:p>0.8431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.448" calcext:value-type="float">
            <text:p>59.448</text:p>
          </table:table-cell>
          <table:table-cell table:formula="of:=[.C18]" office:value-type="float" office:value="26.3452" calcext:value-type="float">
            <text:p>26.3452</text:p>
          </table:table-cell>
          <table:table-cell table:formula="of:=[.D18]" office:value-type="float" office:value="0.843199" calcext:value-type="float">
            <text:p>0.843199</text:p>
          </table:table-cell>
          <table:table-cell table:number-columns-repeated="2"/>
          <table:table-cell office:value-type="float" office:value="35.6688" calcext:value-type="float">
            <text:p>35.6688</text:p>
          </table:table-cell>
          <table:table-cell office:value-type="float" office:value="47.5584" calcext:value-type="float">
            <text:p>47.5584</text:p>
          </table:table-cell>
          <table:table-cell office:value-type="float" office:value="59.448" calcext:value-type="float">
            <text:p>59.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3867" calcext:value-type="float">
            <text:p>25.3867</text:p>
          </table:table-cell>
          <table:table-cell office:value-type="float" office:value="0.642462" calcext:value-type="float">
            <text:p>0.6424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9.988" calcext:value-type="float">
            <text:p>69.988</text:p>
          </table:table-cell>
          <table:table-cell table:formula="of:=[.C19]" office:value-type="float" office:value="25.3867" calcext:value-type="float">
            <text:p>25.3867</text:p>
          </table:table-cell>
          <table:table-cell table:formula="of:=[.D19]" office:value-type="float" office:value="0.642462" calcext:value-type="float">
            <text:p>0.642462</text:p>
          </table:table-cell>
          <table:table-cell table:number-columns-repeated="2"/>
          <table:table-cell office:value-type="float" office:value="41.9928" calcext:value-type="float">
            <text:p>41.9928</text:p>
          </table:table-cell>
          <table:table-cell office:value-type="float" office:value="55.9904" calcext:value-type="float">
            <text:p>55.9904</text:p>
          </table:table-cell>
          <table:table-cell office:value-type="float" office:value="69.988" calcext:value-type="float">
            <text:p>69.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.8603" calcext:value-type="float">
            <text:p>23.8603</text:p>
          </table:table-cell>
          <table:table-cell office:value-type="float" office:value="0.646172" calcext:value-type="float">
            <text:p>0.64617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.584" calcext:value-type="float">
            <text:p>75.584</text:p>
          </table:table-cell>
          <table:table-cell table:formula="of:=[.C20]" office:value-type="float" office:value="23.8603" calcext:value-type="float">
            <text:p>23.8603</text:p>
          </table:table-cell>
          <table:table-cell table:formula="of:=[.D20]" office:value-type="float" office:value="0.646172" calcext:value-type="float">
            <text:p>0.646172</text:p>
          </table:table-cell>
          <table:table-cell table:number-columns-repeated="2"/>
          <table:table-cell office:value-type="float" office:value="45.3504" calcext:value-type="float">
            <text:p>45.3504</text:p>
          </table:table-cell>
          <table:table-cell office:value-type="float" office:value="60.4672" calcext:value-type="float">
            <text:p>60.4672</text:p>
          </table:table-cell>
          <table:table-cell office:value-type="float" office:value="75.584" calcext:value-type="float">
            <text:p>75.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666" calcext:value-type="float">
            <text:p>23.666</text:p>
          </table:table-cell>
          <table:table-cell office:value-type="float" office:value="0.650008" calcext:value-type="float">
            <text:p>0.6500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9.6235" calcext:value-type="float">
            <text:p>69.6235</text:p>
          </table:table-cell>
          <table:table-cell table:formula="of:=[.C21]" office:value-type="float" office:value="23.666" calcext:value-type="float">
            <text:p>23.666</text:p>
          </table:table-cell>
          <table:table-cell table:formula="of:=[.D21]" office:value-type="float" office:value="0.650008" calcext:value-type="float">
            <text:p>0.650008</text:p>
          </table:table-cell>
          <table:table-cell table:number-columns-repeated="2"/>
          <table:table-cell office:value-type="float" office:value="41.7741" calcext:value-type="float">
            <text:p>41.7741</text:p>
          </table:table-cell>
          <table:table-cell office:value-type="float" office:value="55.6988" calcext:value-type="float">
            <text:p>55.6988</text:p>
          </table:table-cell>
          <table:table-cell office:value-type="float" office:value="69.6235" calcext:value-type="float">
            <text:p>69.6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.4554" calcext:value-type="float">
            <text:p>23.4554</text:p>
          </table:table-cell>
          <table:table-cell office:value-type="float" office:value="0.657846" calcext:value-type="float">
            <text:p>0.6578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8.771" calcext:value-type="float">
            <text:p>68.771</text:p>
          </table:table-cell>
          <table:table-cell table:formula="of:=[.C22]" office:value-type="float" office:value="23.4554" calcext:value-type="float">
            <text:p>23.4554</text:p>
          </table:table-cell>
          <table:table-cell table:formula="of:=[.D22]" office:value-type="float" office:value="0.657846" calcext:value-type="float">
            <text:p>0.657846</text:p>
          </table:table-cell>
          <table:table-cell table:number-columns-repeated="2"/>
          <table:table-cell office:value-type="float" office:value="41.2626" calcext:value-type="float">
            <text:p>41.2626</text:p>
          </table:table-cell>
          <table:table-cell office:value-type="float" office:value="55.0168" calcext:value-type="float">
            <text:p>55.0168</text:p>
          </table:table-cell>
          <table:table-cell office:value-type="float" office:value="68.771" calcext:value-type="float">
            <text:p>68.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.0072" calcext:value-type="float">
            <text:p>23.0072</text:p>
          </table:table-cell>
          <table:table-cell office:value-type="float" office:value="0.656846" calcext:value-type="float">
            <text:p>0.6568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2.7005" calcext:value-type="float">
            <text:p>72.7005</text:p>
          </table:table-cell>
          <table:table-cell table:formula="of:=[.C23]" office:value-type="float" office:value="23.0072" calcext:value-type="float">
            <text:p>23.0072</text:p>
          </table:table-cell>
          <table:table-cell table:formula="of:=[.D23]" office:value-type="float" office:value="0.656846" calcext:value-type="float">
            <text:p>0.656846</text:p>
          </table:table-cell>
          <table:table-cell table:number-columns-repeated="2"/>
          <table:table-cell office:value-type="float" office:value="43.6203" calcext:value-type="float">
            <text:p>43.6203</text:p>
          </table:table-cell>
          <table:table-cell office:value-type="float" office:value="58.1604" calcext:value-type="float">
            <text:p>58.1604</text:p>
          </table:table-cell>
          <table:table-cell office:value-type="float" office:value="72.7005" calcext:value-type="float">
            <text:p>72.7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.3046" calcext:value-type="float">
            <text:p>23.3046</text:p>
          </table:table-cell>
          <table:table-cell office:value-type="float" office:value="0.66808" calcext:value-type="float">
            <text:p>0.6680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.39" calcext:value-type="float">
            <text:p>69.39</text:p>
          </table:table-cell>
          <table:table-cell table:formula="of:=[.C24]" office:value-type="float" office:value="23.3046" calcext:value-type="float">
            <text:p>23.3046</text:p>
          </table:table-cell>
          <table:table-cell table:formula="of:=[.D24]" office:value-type="float" office:value="0.66808" calcext:value-type="float">
            <text:p>0.66808</text:p>
          </table:table-cell>
          <table:table-cell table:number-columns-repeated="2"/>
          <table:table-cell office:value-type="float" office:value="41.634" calcext:value-type="float">
            <text:p>41.634</text:p>
          </table:table-cell>
          <table:table-cell office:value-type="float" office:value="55.512" calcext:value-type="float">
            <text:p>55.512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1007" calcext:value-type="float">
            <text:p>23.1007</text:p>
          </table:table-cell>
          <table:table-cell office:value-type="float" office:value="0.704115" calcext:value-type="float">
            <text:p>0.7041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6.9385" calcext:value-type="float">
            <text:p>66.9385</text:p>
          </table:table-cell>
          <table:table-cell table:formula="of:=[.C25]" office:value-type="float" office:value="23.1007" calcext:value-type="float">
            <text:p>23.1007</text:p>
          </table:table-cell>
          <table:table-cell table:formula="of:=[.D25]" office:value-type="float" office:value="0.704115" calcext:value-type="float">
            <text:p>0.704115</text:p>
          </table:table-cell>
          <table:table-cell table:number-columns-repeated="2"/>
          <table:table-cell office:value-type="float" office:value="40.1631" calcext:value-type="float">
            <text:p>40.1631</text:p>
          </table:table-cell>
          <table:table-cell office:value-type="float" office:value="53.5508" calcext:value-type="float">
            <text:p>53.5508</text:p>
          </table:table-cell>
          <table:table-cell office:value-type="float" office:value="66.9385" calcext:value-type="float">
            <text:p>66.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.9853" calcext:value-type="float">
            <text:p>22.9853</text:p>
          </table:table-cell>
          <table:table-cell office:value-type="float" office:value="0.653518" calcext:value-type="float">
            <text:p>0.6535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1.297" calcext:value-type="float">
            <text:p>71.297</text:p>
          </table:table-cell>
          <table:table-cell table:formula="of:=[.C26]" office:value-type="float" office:value="22.9853" calcext:value-type="float">
            <text:p>22.9853</text:p>
          </table:table-cell>
          <table:table-cell table:formula="of:=[.D26]" office:value-type="float" office:value="0.653518" calcext:value-type="float">
            <text:p>0.653518</text:p>
          </table:table-cell>
          <table:table-cell table:number-columns-repeated="2"/>
          <table:table-cell office:value-type="float" office:value="42.7782" calcext:value-type="float">
            <text:p>42.7782</text:p>
          </table:table-cell>
          <table:table-cell office:value-type="float" office:value="57.0376" calcext:value-type="float">
            <text:p>57.0376</text:p>
          </table:table-cell>
          <table:table-cell office:value-type="float" office:value="71.297" calcext:value-type="float">
            <text:p>71.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.2239" calcext:value-type="float">
            <text:p>23.2239</text:p>
          </table:table-cell>
          <table:table-cell office:value-type="float" office:value="0.666992" calcext:value-type="float">
            <text:p>0.6669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0.398" calcext:value-type="float">
            <text:p>70.398</text:p>
          </table:table-cell>
          <table:table-cell table:formula="of:=[.C27]" office:value-type="float" office:value="23.2239" calcext:value-type="float">
            <text:p>23.2239</text:p>
          </table:table-cell>
          <table:table-cell table:formula="of:=[.D27]" office:value-type="float" office:value="0.666992" calcext:value-type="float">
            <text:p>0.666992</text:p>
          </table:table-cell>
          <table:table-cell table:number-columns-repeated="2"/>
          <table:table-cell office:value-type="float" office:value="42.2388" calcext:value-type="float">
            <text:p>42.2388</text:p>
          </table:table-cell>
          <table:table-cell office:value-type="float" office:value="56.3184" calcext:value-type="float">
            <text:p>56.3184</text:p>
          </table:table-cell>
          <table:table-cell office:value-type="float" office:value="70.398" calcext:value-type="float">
            <text:p>70.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.2903" calcext:value-type="float">
            <text:p>23.2903</text:p>
          </table:table-cell>
          <table:table-cell office:value-type="float" office:value="0.647725" calcext:value-type="float">
            <text:p>0.6477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3.4445" calcext:value-type="float">
            <text:p>73.4445</text:p>
          </table:table-cell>
          <table:table-cell table:formula="of:=[.C28]" office:value-type="float" office:value="23.2903" calcext:value-type="float">
            <text:p>23.2903</text:p>
          </table:table-cell>
          <table:table-cell table:formula="of:=[.D28]" office:value-type="float" office:value="0.647725" calcext:value-type="float">
            <text:p>0.647725</text:p>
          </table:table-cell>
          <table:table-cell table:number-columns-repeated="2"/>
          <table:table-cell office:value-type="float" office:value="44.0667" calcext:value-type="float">
            <text:p>44.0667</text:p>
          </table:table-cell>
          <table:table-cell office:value-type="float" office:value="58.7556" calcext:value-type="float">
            <text:p>58.7556</text:p>
          </table:table-cell>
          <table:table-cell office:value-type="float" office:value="73.4445" calcext:value-type="float">
            <text:p>73.4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.0344" calcext:value-type="float">
            <text:p>23.0344</text:p>
          </table:table-cell>
          <table:table-cell office:value-type="float" office:value="0.668243" calcext:value-type="float">
            <text:p>0.66824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0.993" calcext:value-type="float">
            <text:p>70.993</text:p>
          </table:table-cell>
          <table:table-cell table:formula="of:=[.C29]" office:value-type="float" office:value="23.0344" calcext:value-type="float">
            <text:p>23.0344</text:p>
          </table:table-cell>
          <table:table-cell table:formula="of:=[.D29]" office:value-type="float" office:value="0.668243" calcext:value-type="float">
            <text:p>0.668243</text:p>
          </table:table-cell>
          <table:table-cell table:number-columns-repeated="2"/>
          <table:table-cell office:value-type="float" office:value="42.5958" calcext:value-type="float">
            <text:p>42.5958</text:p>
          </table:table-cell>
          <table:table-cell office:value-type="float" office:value="56.7944" calcext:value-type="float">
            <text:p>56.7944</text:p>
          </table:table-cell>
          <table:table-cell office:value-type="float" office:value="70.993" calcext:value-type="float">
            <text:p>70.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.4394" calcext:value-type="float">
            <text:p>23.4394</text:p>
          </table:table-cell>
          <table:table-cell office:value-type="float" office:value="0.650972" calcext:value-type="float">
            <text:p>0.6509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2.6955" calcext:value-type="float">
            <text:p>72.6955</text:p>
          </table:table-cell>
          <table:table-cell table:formula="of:=[.C30]" office:value-type="float" office:value="23.4394" calcext:value-type="float">
            <text:p>23.4394</text:p>
          </table:table-cell>
          <table:table-cell table:formula="of:=[.D30]" office:value-type="float" office:value="0.650972" calcext:value-type="float">
            <text:p>0.650972</text:p>
          </table:table-cell>
          <table:table-cell table:number-columns-repeated="2"/>
          <table:table-cell office:value-type="float" office:value="43.6173" calcext:value-type="float">
            <text:p>43.6173</text:p>
          </table:table-cell>
          <table:table-cell office:value-type="float" office:value="58.1564" calcext:value-type="float">
            <text:p>58.1564</text:p>
          </table:table-cell>
          <table:table-cell office:value-type="float" office:value="72.6955" calcext:value-type="float">
            <text:p>72.6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.1261" calcext:value-type="float">
            <text:p>23.1261</text:p>
          </table:table-cell>
          <table:table-cell office:value-type="float" office:value="0.675028" calcext:value-type="float">
            <text:p>0.6750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.5395" calcext:value-type="float">
            <text:p>72.5395</text:p>
          </table:table-cell>
          <table:table-cell table:formula="of:=[.C31]" office:value-type="float" office:value="23.1261" calcext:value-type="float">
            <text:p>23.1261</text:p>
          </table:table-cell>
          <table:table-cell table:formula="of:=[.D31]" office:value-type="float" office:value="0.675028" calcext:value-type="float">
            <text:p>0.675028</text:p>
          </table:table-cell>
          <table:table-cell table:number-columns-repeated="2"/>
          <table:table-cell office:value-type="float" office:value="43.5237" calcext:value-type="float">
            <text:p>43.5237</text:p>
          </table:table-cell>
          <table:table-cell office:value-type="float" office:value="58.0316" calcext:value-type="float">
            <text:p>58.0316</text:p>
          </table:table-cell>
          <table:table-cell office:value-type="float" office:value="72.5395" calcext:value-type="float">
            <text:p>72.5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.5276" calcext:value-type="float">
            <text:p>23.5276</text:p>
          </table:table-cell>
          <table:table-cell office:value-type="float" office:value="0.648246" calcext:value-type="float">
            <text:p>0.64824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2.7075" calcext:value-type="float">
            <text:p>72.7075</text:p>
          </table:table-cell>
          <table:table-cell table:formula="of:=[.C32]" office:value-type="float" office:value="23.5276" calcext:value-type="float">
            <text:p>23.5276</text:p>
          </table:table-cell>
          <table:table-cell table:formula="of:=[.D32]" office:value-type="float" office:value="0.648246" calcext:value-type="float">
            <text:p>0.648246</text:p>
          </table:table-cell>
          <table:table-cell table:number-columns-repeated="2"/>
          <table:table-cell office:value-type="float" office:value="43.6245" calcext:value-type="float">
            <text:p>43.6245</text:p>
          </table:table-cell>
          <table:table-cell office:value-type="float" office:value="58.166" calcext:value-type="float">
            <text:p>58.166</text:p>
          </table:table-cell>
          <table:table-cell office:value-type="float" office:value="72.7075" calcext:value-type="float">
            <text:p>72.7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.2613" calcext:value-type="float">
            <text:p>23.2613</text:p>
          </table:table-cell>
          <table:table-cell office:value-type="float" office:value="0.659373" calcext:value-type="float">
            <text:p>0.6593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.459" calcext:value-type="float">
            <text:p>70.459</text:p>
          </table:table-cell>
          <table:table-cell table:formula="of:=[.C33]" office:value-type="float" office:value="23.2613" calcext:value-type="float">
            <text:p>23.2613</text:p>
          </table:table-cell>
          <table:table-cell table:formula="of:=[.D33]" office:value-type="float" office:value="0.659373" calcext:value-type="float">
            <text:p>0.659373</text:p>
          </table:table-cell>
          <table:table-cell table:number-columns-repeated="2"/>
          <table:table-cell office:value-type="float" office:value="42.2754" calcext:value-type="float">
            <text:p>42.2754</text:p>
          </table:table-cell>
          <table:table-cell office:value-type="float" office:value="56.3672" calcext:value-type="float">
            <text:p>56.3672</text:p>
          </table:table-cell>
          <table:table-cell office:value-type="float" office:value="70.459" calcext:value-type="float">
            <text:p>70.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.3107" calcext:value-type="float">
            <text:p>24.3107</text:p>
          </table:table-cell>
          <table:table-cell office:value-type="float" office:value="0.66144" calcext:value-type="float">
            <text:p>0.6614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3.922" calcext:value-type="float">
            <text:p>73.922</text:p>
          </table:table-cell>
          <table:table-cell table:formula="of:=[.C34]" office:value-type="float" office:value="24.3107" calcext:value-type="float">
            <text:p>24.3107</text:p>
          </table:table-cell>
          <table:table-cell table:formula="of:=[.D34]" office:value-type="float" office:value="0.66144" calcext:value-type="float">
            <text:p>0.66144</text:p>
          </table:table-cell>
          <table:table-cell table:number-columns-repeated="2"/>
          <table:table-cell office:value-type="float" office:value="44.3532" calcext:value-type="float">
            <text:p>44.3532</text:p>
          </table:table-cell>
          <table:table-cell office:value-type="float" office:value="59.1376" calcext:value-type="float">
            <text:p>59.1376</text:p>
          </table:table-cell>
          <table:table-cell office:value-type="float" office:value="73.922" calcext:value-type="float">
            <text:p>73.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2279" calcext:value-type="float">
            <text:p>39.2279</text:p>
          </table:table-cell>
          <table:table-cell office:value-type="float" office:value="0.741402" calcext:value-type="float">
            <text:p>0.7414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.633" calcext:value-type="float">
            <text:p>66.633</text:p>
          </table:table-cell>
          <table:table-cell table:formula="of:=[.C35]" office:value-type="float" office:value="39.2279" calcext:value-type="float">
            <text:p>39.2279</text:p>
          </table:table-cell>
          <table:table-cell table:formula="of:=[.D35]" office:value-type="float" office:value="0.741402" calcext:value-type="float">
            <text:p>0.741402</text:p>
          </table:table-cell>
          <table:table-cell table:number-columns-repeated="2"/>
          <table:table-cell office:value-type="float" office:value="39.9798" calcext:value-type="float">
            <text:p>39.9798</text:p>
          </table:table-cell>
          <table:table-cell office:value-type="float" office:value="53.3064" calcext:value-type="float">
            <text:p>53.3064</text:p>
          </table:table-cell>
          <table:table-cell office:value-type="float" office:value="66.633" calcext:value-type="float">
            <text:p>66.6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.4634" calcext:value-type="float">
            <text:p>43.4634</text:p>
          </table:table-cell>
          <table:table-cell office:value-type="float" office:value="0.690531" calcext:value-type="float">
            <text:p>0.690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.9745" calcext:value-type="float">
            <text:p>69.9745</text:p>
          </table:table-cell>
          <table:table-cell table:formula="of:=[.C36]" office:value-type="float" office:value="43.4634" calcext:value-type="float">
            <text:p>43.4634</text:p>
          </table:table-cell>
          <table:table-cell table:formula="of:=[.D36]" office:value-type="float" office:value="0.690531" calcext:value-type="float">
            <text:p>0.690531</text:p>
          </table:table-cell>
          <table:table-cell table:number-columns-repeated="2"/>
          <table:table-cell office:value-type="float" office:value="41.9847" calcext:value-type="float">
            <text:p>41.9847</text:p>
          </table:table-cell>
          <table:table-cell office:value-type="float" office:value="55.9796" calcext:value-type="float">
            <text:p>55.9796</text:p>
          </table:table-cell>
          <table:table-cell office:value-type="float" office:value="69.9745" calcext:value-type="float">
            <text:p>69.9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8406" calcext:value-type="float">
            <text:p>43.8406</text:p>
          </table:table-cell>
          <table:table-cell office:value-type="float" office:value="0.690916" calcext:value-type="float">
            <text:p>0.6909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0.3555" calcext:value-type="float">
            <text:p>70.3555</text:p>
          </table:table-cell>
          <table:table-cell table:formula="of:=[.C37]" office:value-type="float" office:value="43.8406" calcext:value-type="float">
            <text:p>43.8406</text:p>
          </table:table-cell>
          <table:table-cell table:formula="of:=[.D37]" office:value-type="float" office:value="0.690916" calcext:value-type="float">
            <text:p>0.690916</text:p>
          </table:table-cell>
          <table:table-cell table:number-columns-repeated="2"/>
          <table:table-cell office:value-type="float" office:value="42.2133" calcext:value-type="float">
            <text:p>42.2133</text:p>
          </table:table-cell>
          <table:table-cell office:value-type="float" office:value="56.2844" calcext:value-type="float">
            <text:p>56.2844</text:p>
          </table:table-cell>
          <table:table-cell office:value-type="float" office:value="70.3555" calcext:value-type="float">
            <text:p>70.3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5587" calcext:value-type="float">
            <text:p>43.5587</text:p>
          </table:table-cell>
          <table:table-cell office:value-type="float" office:value="0.690862" calcext:value-type="float">
            <text:p>0.69086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.7785" calcext:value-type="float">
            <text:p>68.7785</text:p>
          </table:table-cell>
          <table:table-cell table:formula="of:=[.C38]" office:value-type="float" office:value="43.5587" calcext:value-type="float">
            <text:p>43.5587</text:p>
          </table:table-cell>
          <table:table-cell table:formula="of:=[.D38]" office:value-type="float" office:value="0.690862" calcext:value-type="float">
            <text:p>0.690862</text:p>
          </table:table-cell>
          <table:table-cell table:number-columns-repeated="2"/>
          <table:table-cell office:value-type="float" office:value="41.2671" calcext:value-type="float">
            <text:p>41.2671</text:p>
          </table:table-cell>
          <table:table-cell office:value-type="float" office:value="55.0228" calcext:value-type="float">
            <text:p>55.0228</text:p>
          </table:table-cell>
          <table:table-cell office:value-type="float" office:value="68.7785" calcext:value-type="float">
            <text:p>68.7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.4122" calcext:value-type="float">
            <text:p>44.4122</text:p>
          </table:table-cell>
          <table:table-cell office:value-type="float" office:value="0.667766" calcext:value-type="float">
            <text:p>0.6677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.442" calcext:value-type="float">
            <text:p>71.442</text:p>
          </table:table-cell>
          <table:table-cell table:formula="of:=[.C39]" office:value-type="float" office:value="44.4122" calcext:value-type="float">
            <text:p>44.4122</text:p>
          </table:table-cell>
          <table:table-cell table:formula="of:=[.D39]" office:value-type="float" office:value="0.667766" calcext:value-type="float">
            <text:p>0.667766</text:p>
          </table:table-cell>
          <table:table-cell table:number-columns-repeated="2"/>
          <table:table-cell office:value-type="float" office:value="42.8652" calcext:value-type="float">
            <text:p>42.8652</text:p>
          </table:table-cell>
          <table:table-cell office:value-type="float" office:value="57.1536" calcext:value-type="float">
            <text:p>57.1536</text:p>
          </table:table-cell>
          <table:table-cell office:value-type="float" office:value="71.442" calcext:value-type="float">
            <text:p>71.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.2871" calcext:value-type="float">
            <text:p>45.2871</text:p>
          </table:table-cell>
          <table:table-cell office:value-type="float" office:value="0.711114" calcext:value-type="float">
            <text:p>0.7111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7.3535" calcext:value-type="float">
            <text:p>67.3535</text:p>
          </table:table-cell>
          <table:table-cell table:formula="of:=[.C40]" office:value-type="float" office:value="45.2871" calcext:value-type="float">
            <text:p>45.2871</text:p>
          </table:table-cell>
          <table:table-cell table:formula="of:=[.D40]" office:value-type="float" office:value="0.711114" calcext:value-type="float">
            <text:p>0.711114</text:p>
          </table:table-cell>
          <table:table-cell table:number-columns-repeated="2"/>
          <table:table-cell office:value-type="float" office:value="40.4121" calcext:value-type="float">
            <text:p>40.4121</text:p>
          </table:table-cell>
          <table:table-cell office:value-type="float" office:value="53.8828" calcext:value-type="float">
            <text:p>53.8828</text:p>
          </table:table-cell>
          <table:table-cell office:value-type="float" office:value="67.3535" calcext:value-type="float">
            <text:p>67.3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.9804" calcext:value-type="float">
            <text:p>44.9804</text:p>
          </table:table-cell>
          <table:table-cell office:value-type="float" office:value="0.695819" calcext:value-type="float">
            <text:p>0.6958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.4985" calcext:value-type="float">
            <text:p>68.4985</text:p>
          </table:table-cell>
          <table:table-cell table:formula="of:=[.C41]" office:value-type="float" office:value="44.9804" calcext:value-type="float">
            <text:p>44.9804</text:p>
          </table:table-cell>
          <table:table-cell table:formula="of:=[.D41]" office:value-type="float" office:value="0.695819" calcext:value-type="float">
            <text:p>0.695819</text:p>
          </table:table-cell>
          <table:table-cell table:number-columns-repeated="2"/>
          <table:table-cell office:value-type="float" office:value="41.0991" calcext:value-type="float">
            <text:p>41.0991</text:p>
          </table:table-cell>
          <table:table-cell office:value-type="float" office:value="54.7988" calcext:value-type="float">
            <text:p>54.7988</text:p>
          </table:table-cell>
          <table:table-cell office:value-type="float" office:value="68.4985" calcext:value-type="float">
            <text:p>68.4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.6562" calcext:value-type="float">
            <text:p>44.6562</text:p>
          </table:table-cell>
          <table:table-cell office:value-type="float" office:value="0.715506" calcext:value-type="float">
            <text:p>0.71550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2535" calcext:value-type="float">
            <text:p>67.2535</text:p>
          </table:table-cell>
          <table:table-cell table:formula="of:=[.C42]" office:value-type="float" office:value="44.6562" calcext:value-type="float">
            <text:p>44.6562</text:p>
          </table:table-cell>
          <table:table-cell table:formula="of:=[.D42]" office:value-type="float" office:value="0.715506" calcext:value-type="float">
            <text:p>0.715506</text:p>
          </table:table-cell>
          <table:table-cell table:number-columns-repeated="2"/>
          <table:table-cell office:value-type="float" office:value="40.3521" calcext:value-type="float">
            <text:p>40.3521</text:p>
          </table:table-cell>
          <table:table-cell office:value-type="float" office:value="53.8028" calcext:value-type="float">
            <text:p>53.8028</text:p>
          </table:table-cell>
          <table:table-cell office:value-type="float" office:value="67.2535" calcext:value-type="float">
            <text:p>67.2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.8786" calcext:value-type="float">
            <text:p>44.8786</text:p>
          </table:table-cell>
          <table:table-cell office:value-type="float" office:value="0.724398" calcext:value-type="float">
            <text:p>0.7243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6.7145" calcext:value-type="float">
            <text:p>66.7145</text:p>
          </table:table-cell>
          <table:table-cell table:formula="of:=[.C43]" office:value-type="float" office:value="44.8786" calcext:value-type="float">
            <text:p>44.8786</text:p>
          </table:table-cell>
          <table:table-cell table:formula="of:=[.D43]" office:value-type="float" office:value="0.724398" calcext:value-type="float">
            <text:p>0.724398</text:p>
          </table:table-cell>
          <table:table-cell table:number-columns-repeated="2"/>
          <table:table-cell office:value-type="float" office:value="40.0287" calcext:value-type="float">
            <text:p>40.0287</text:p>
          </table:table-cell>
          <table:table-cell office:value-type="float" office:value="53.3716" calcext:value-type="float">
            <text:p>53.3716</text:p>
          </table:table-cell>
          <table:table-cell office:value-type="float" office:value="66.7145" calcext:value-type="float">
            <text:p>66.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.2727" calcext:value-type="float">
            <text:p>45.2727</text:p>
          </table:table-cell>
          <table:table-cell office:value-type="float" office:value="0.700104" calcext:value-type="float">
            <text:p>0.70010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0.401" calcext:value-type="float">
            <text:p>70.401</text:p>
          </table:table-cell>
          <table:table-cell table:formula="of:=[.C44]" office:value-type="float" office:value="45.2727" calcext:value-type="float">
            <text:p>45.2727</text:p>
          </table:table-cell>
          <table:table-cell table:formula="of:=[.D44]" office:value-type="float" office:value="0.700104" calcext:value-type="float">
            <text:p>0.700104</text:p>
          </table:table-cell>
          <table:table-cell table:number-columns-repeated="2"/>
          <table:table-cell office:value-type="float" office:value="42.2406" calcext:value-type="float">
            <text:p>42.2406</text:p>
          </table:table-cell>
          <table:table-cell office:value-type="float" office:value="56.3208" calcext:value-type="float">
            <text:p>56.3208</text:p>
          </table:table-cell>
          <table:table-cell office:value-type="float" office:value="70.401" calcext:value-type="float">
            <text:p>70.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574" calcext:value-type="float">
            <text:p>44.574</text:p>
          </table:table-cell>
          <table:table-cell office:value-type="float" office:value="0.729454" calcext:value-type="float">
            <text:p>0.72945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5.566" calcext:value-type="float">
            <text:p>65.566</text:p>
          </table:table-cell>
          <table:table-cell table:formula="of:=[.C45]" office:value-type="float" office:value="44.574" calcext:value-type="float">
            <text:p>44.574</text:p>
          </table:table-cell>
          <table:table-cell table:formula="of:=[.D45]" office:value-type="float" office:value="0.729454" calcext:value-type="float">
            <text:p>0.729454</text:p>
          </table:table-cell>
          <table:table-cell table:number-columns-repeated="2"/>
          <table:table-cell office:value-type="float" office:value="39.3396" calcext:value-type="float">
            <text:p>39.3396</text:p>
          </table:table-cell>
          <table:table-cell office:value-type="float" office:value="52.4528" calcext:value-type="float">
            <text:p>52.4528</text:p>
          </table:table-cell>
          <table:table-cell office:value-type="float" office:value="65.566" calcext:value-type="float">
            <text:p>65.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.8937" calcext:value-type="float">
            <text:p>43.8937</text:p>
          </table:table-cell>
          <table:table-cell office:value-type="float" office:value="0.723688" calcext:value-type="float">
            <text:p>0.72368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6.8365" calcext:value-type="float">
            <text:p>66.8365</text:p>
          </table:table-cell>
          <table:table-cell table:formula="of:=[.C46]" office:value-type="float" office:value="43.8937" calcext:value-type="float">
            <text:p>43.8937</text:p>
          </table:table-cell>
          <table:table-cell table:formula="of:=[.D46]" office:value-type="float" office:value="0.723688" calcext:value-type="float">
            <text:p>0.723688</text:p>
          </table:table-cell>
          <table:table-cell table:number-columns-repeated="2"/>
          <table:table-cell office:value-type="float" office:value="40.1019" calcext:value-type="float">
            <text:p>40.1019</text:p>
          </table:table-cell>
          <table:table-cell office:value-type="float" office:value="53.4692" calcext:value-type="float">
            <text:p>53.4692</text:p>
          </table:table-cell>
          <table:table-cell office:value-type="float" office:value="66.8365" calcext:value-type="float">
            <text:p>66.8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4.23" calcext:value-type="float">
            <text:p>44.23</text:p>
          </table:table-cell>
          <table:table-cell office:value-type="float" office:value="0.716781" calcext:value-type="float">
            <text:p>0.7167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7.747" calcext:value-type="float">
            <text:p>67.747</text:p>
          </table:table-cell>
          <table:table-cell table:formula="of:=[.C47]" office:value-type="float" office:value="44.23" calcext:value-type="float">
            <text:p>44.23</text:p>
          </table:table-cell>
          <table:table-cell table:formula="of:=[.D47]" office:value-type="float" office:value="0.716781" calcext:value-type="float">
            <text:p>0.716781</text:p>
          </table:table-cell>
          <table:table-cell table:number-columns-repeated="2"/>
          <table:table-cell office:value-type="float" office:value="40.6482" calcext:value-type="float">
            <text:p>40.6482</text:p>
          </table:table-cell>
          <table:table-cell office:value-type="float" office:value="54.1976" calcext:value-type="float">
            <text:p>54.1976</text:p>
          </table:table-cell>
          <table:table-cell office:value-type="float" office:value="67.747" calcext:value-type="float">
            <text:p>67.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.6081" calcext:value-type="float">
            <text:p>43.6081</text:p>
          </table:table-cell>
          <table:table-cell office:value-type="float" office:value="0.717783" calcext:value-type="float">
            <text:p>0.71778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7.347" calcext:value-type="float">
            <text:p>67.347</text:p>
          </table:table-cell>
          <table:table-cell table:formula="of:=[.C48]" office:value-type="float" office:value="43.6081" calcext:value-type="float">
            <text:p>43.6081</text:p>
          </table:table-cell>
          <table:table-cell table:formula="of:=[.D48]" office:value-type="float" office:value="0.717783" calcext:value-type="float">
            <text:p>0.717783</text:p>
          </table:table-cell>
          <table:table-cell table:number-columns-repeated="2"/>
          <table:table-cell office:value-type="float" office:value="40.4082" calcext:value-type="float">
            <text:p>40.4082</text:p>
          </table:table-cell>
          <table:table-cell office:value-type="float" office:value="53.8776" calcext:value-type="float">
            <text:p>53.8776</text:p>
          </table:table-cell>
          <table:table-cell office:value-type="float" office:value="67.347" calcext:value-type="float">
            <text:p>67.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.8361" calcext:value-type="float">
            <text:p>43.8361</text:p>
          </table:table-cell>
          <table:table-cell office:value-type="float" office:value="0.693182" calcext:value-type="float">
            <text:p>0.69318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1.226" calcext:value-type="float">
            <text:p>71.226</text:p>
          </table:table-cell>
          <table:table-cell table:formula="of:=[.C49]" office:value-type="float" office:value="43.8361" calcext:value-type="float">
            <text:p>43.8361</text:p>
          </table:table-cell>
          <table:table-cell table:formula="of:=[.D49]" office:value-type="float" office:value="0.693182" calcext:value-type="float">
            <text:p>0.693182</text:p>
          </table:table-cell>
          <table:table-cell table:number-columns-repeated="2"/>
          <table:table-cell office:value-type="float" office:value="42.7356" calcext:value-type="float">
            <text:p>42.7356</text:p>
          </table:table-cell>
          <table:table-cell office:value-type="float" office:value="56.9808" calcext:value-type="float">
            <text:p>56.9808</text:p>
          </table:table-cell>
          <table:table-cell office:value-type="float" office:value="71.226" calcext:value-type="float">
            <text:p>71.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.7456" calcext:value-type="float">
            <text:p>41.7456</text:p>
          </table:table-cell>
          <table:table-cell office:value-type="float" office:value="0.6849" calcext:value-type="float">
            <text:p>0.68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3.98" calcext:value-type="float">
            <text:p>73.98</text:p>
          </table:table-cell>
          <table:table-cell table:formula="of:=[.C50]" office:value-type="float" office:value="41.7456" calcext:value-type="float">
            <text:p>41.7456</text:p>
          </table:table-cell>
          <table:table-cell table:formula="of:=[.D50]" office:value-type="float" office:value="0.6849" calcext:value-type="float">
            <text:p>0.6849</text:p>
          </table:table-cell>
          <table:table-cell table:number-columns-repeated="2"/>
          <table:table-cell office:value-type="float" office:value="44.388" calcext:value-type="float">
            <text:p>44.388</text:p>
          </table:table-cell>
          <table:table-cell office:value-type="float" office:value="59.184" calcext:value-type="float">
            <text:p>59.184</text:p>
          </table:table-cell>
          <table:table-cell office:value-type="float" office:value="73.98" calcext:value-type="float">
            <text:p>73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.8667" calcext:value-type="float">
            <text:p>38.8667</text:p>
          </table:table-cell>
          <table:table-cell office:value-type="float" office:value="0.76382" calcext:value-type="float">
            <text:p>0.7638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70.596" calcext:value-type="float">
            <text:p>70.596</text:p>
          </table:table-cell>
          <table:table-cell table:formula="of:=[.C51]" office:value-type="float" office:value="38.8667" calcext:value-type="float">
            <text:p>38.8667</text:p>
          </table:table-cell>
          <table:table-cell table:formula="of:=[.D51]" office:value-type="float" office:value="0.76382" calcext:value-type="float">
            <text:p>0.76382</text:p>
          </table:table-cell>
          <table:table-cell table:number-columns-repeated="2"/>
          <table:table-cell office:value-type="float" office:value="42.3576" calcext:value-type="float">
            <text:p>42.3576</text:p>
          </table:table-cell>
          <table:table-cell office:value-type="float" office:value="56.4768" calcext:value-type="float">
            <text:p>56.4768</text:p>
          </table:table-cell>
          <table:table-cell office:value-type="float" office:value="70.596" calcext:value-type="float">
            <text:p>70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.6759" calcext:value-type="float">
            <text:p>36.6759</text:p>
          </table:table-cell>
          <table:table-cell office:value-type="float" office:value="0.789197" calcext:value-type="float">
            <text:p>0.78919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5.7575" calcext:value-type="float">
            <text:p>65.7575</text:p>
          </table:table-cell>
          <table:table-cell table:formula="of:=[.C52]" office:value-type="float" office:value="36.6759" calcext:value-type="float">
            <text:p>36.6759</text:p>
          </table:table-cell>
          <table:table-cell table:formula="of:=[.D52]" office:value-type="float" office:value="0.789197" calcext:value-type="float">
            <text:p>0.789197</text:p>
          </table:table-cell>
          <table:table-cell table:number-columns-repeated="2"/>
          <table:table-cell office:value-type="float" office:value="39.4545" calcext:value-type="float">
            <text:p>39.4545</text:p>
          </table:table-cell>
          <table:table-cell office:value-type="float" office:value="52.606" calcext:value-type="float">
            <text:p>52.606</text:p>
          </table:table-cell>
          <table:table-cell office:value-type="float" office:value="65.7575" calcext:value-type="float">
            <text:p>65.7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6.9093" calcext:value-type="float">
            <text:p>36.9093</text:p>
          </table:table-cell>
          <table:table-cell office:value-type="float" office:value="0.796902" calcext:value-type="float">
            <text:p>0.7969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.19" calcext:value-type="float">
            <text:p>64.19</text:p>
          </table:table-cell>
          <table:table-cell table:formula="of:=[.C53]" office:value-type="float" office:value="36.9093" calcext:value-type="float">
            <text:p>36.9093</text:p>
          </table:table-cell>
          <table:table-cell table:formula="of:=[.D53]" office:value-type="float" office:value="0.796902" calcext:value-type="float">
            <text:p>0.796902</text:p>
          </table:table-cell>
          <table:table-cell table:number-columns-repeated="2"/>
          <table:table-cell office:value-type="float" office:value="38.514" calcext:value-type="float">
            <text:p>38.514</text:p>
          </table:table-cell>
          <table:table-cell office:value-type="float" office:value="51.352" calcext:value-type="float">
            <text:p>51.352</text:p>
          </table:table-cell>
          <table:table-cell office:value-type="float" office:value="64.19" calcext:value-type="float">
            <text:p>64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.5438" calcext:value-type="float">
            <text:p>36.5438</text:p>
          </table:table-cell>
          <table:table-cell office:value-type="float" office:value="0.786106" calcext:value-type="float">
            <text:p>0.78610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5.0555" calcext:value-type="float">
            <text:p>65.0555</text:p>
          </table:table-cell>
          <table:table-cell table:formula="of:=[.C54]" office:value-type="float" office:value="36.5438" calcext:value-type="float">
            <text:p>36.5438</text:p>
          </table:table-cell>
          <table:table-cell table:formula="of:=[.D54]" office:value-type="float" office:value="0.786106" calcext:value-type="float">
            <text:p>0.786106</text:p>
          </table:table-cell>
          <table:table-cell table:number-columns-repeated="2"/>
          <table:table-cell office:value-type="float" office:value="39.0333" calcext:value-type="float">
            <text:p>39.0333</text:p>
          </table:table-cell>
          <table:table-cell office:value-type="float" office:value="52.0444" calcext:value-type="float">
            <text:p>52.0444</text:p>
          </table:table-cell>
          <table:table-cell office:value-type="float" office:value="65.0555" calcext:value-type="float">
            <text:p>65.0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.2636" calcext:value-type="float">
            <text:p>36.2636</text:p>
          </table:table-cell>
          <table:table-cell office:value-type="float" office:value="0.793007" calcext:value-type="float">
            <text:p>0.79300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5.288" calcext:value-type="float">
            <text:p>65.288</text:p>
          </table:table-cell>
          <table:table-cell table:formula="of:=[.C55]" office:value-type="float" office:value="36.2636" calcext:value-type="float">
            <text:p>36.2636</text:p>
          </table:table-cell>
          <table:table-cell table:formula="of:=[.D55]" office:value-type="float" office:value="0.793007" calcext:value-type="float">
            <text:p>0.793007</text:p>
          </table:table-cell>
          <table:table-cell table:number-columns-repeated="2"/>
          <table:table-cell office:value-type="float" office:value="39.1728" calcext:value-type="float">
            <text:p>39.1728</text:p>
          </table:table-cell>
          <table:table-cell office:value-type="float" office:value="52.2304" calcext:value-type="float">
            <text:p>52.2304</text:p>
          </table:table-cell>
          <table:table-cell office:value-type="float" office:value="65.288" calcext:value-type="float">
            <text:p>65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.2706" calcext:value-type="float">
            <text:p>36.2706</text:p>
          </table:table-cell>
          <table:table-cell office:value-type="float" office:value="0.769895" calcext:value-type="float">
            <text:p>0.76989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8165" calcext:value-type="float">
            <text:p>66.8165</text:p>
          </table:table-cell>
          <table:table-cell table:formula="of:=[.C56]" office:value-type="float" office:value="36.2706" calcext:value-type="float">
            <text:p>36.2706</text:p>
          </table:table-cell>
          <table:table-cell table:formula="of:=[.D56]" office:value-type="float" office:value="0.769895" calcext:value-type="float">
            <text:p>0.769895</text:p>
          </table:table-cell>
          <table:table-cell table:number-columns-repeated="2"/>
          <table:table-cell office:value-type="float" office:value="40.0899" calcext:value-type="float">
            <text:p>40.0899</text:p>
          </table:table-cell>
          <table:table-cell office:value-type="float" office:value="53.4532" calcext:value-type="float">
            <text:p>53.4532</text:p>
          </table:table-cell>
          <table:table-cell office:value-type="float" office:value="66.8165" calcext:value-type="float">
            <text:p>66.8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.2628" calcext:value-type="float">
            <text:p>35.2628</text:p>
          </table:table-cell>
          <table:table-cell office:value-type="float" office:value="0.809889" calcext:value-type="float">
            <text:p>0.80988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4.212" calcext:value-type="float">
            <text:p>64.212</text:p>
          </table:table-cell>
          <table:table-cell table:formula="of:=[.C57]" office:value-type="float" office:value="35.2628" calcext:value-type="float">
            <text:p>35.2628</text:p>
          </table:table-cell>
          <table:table-cell table:formula="of:=[.D57]" office:value-type="float" office:value="0.809889" calcext:value-type="float">
            <text:p>0.809889</text:p>
          </table:table-cell>
          <table:table-cell table:number-columns-repeated="2"/>
          <table:table-cell office:value-type="float" office:value="38.5272" calcext:value-type="float">
            <text:p>38.5272</text:p>
          </table:table-cell>
          <table:table-cell office:value-type="float" office:value="51.3696" calcext:value-type="float">
            <text:p>51.3696</text:p>
          </table:table-cell>
          <table:table-cell office:value-type="float" office:value="64.212" calcext:value-type="float">
            <text:p>6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.523" calcext:value-type="float">
            <text:p>35.523</text:p>
          </table:table-cell>
          <table:table-cell office:value-type="float" office:value="0.774912" calcext:value-type="float">
            <text:p>0.77491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919" calcext:value-type="float">
            <text:p>65.919</text:p>
          </table:table-cell>
          <table:table-cell table:formula="of:=[.C58]" office:value-type="float" office:value="35.523" calcext:value-type="float">
            <text:p>35.523</text:p>
          </table:table-cell>
          <table:table-cell table:formula="of:=[.D58]" office:value-type="float" office:value="0.774912" calcext:value-type="float">
            <text:p>0.774912</text:p>
          </table:table-cell>
          <table:table-cell table:number-columns-repeated="2"/>
          <table:table-cell office:value-type="float" office:value="39.5514" calcext:value-type="float">
            <text:p>39.5514</text:p>
          </table:table-cell>
          <table:table-cell office:value-type="float" office:value="52.7352" calcext:value-type="float">
            <text:p>52.7352</text:p>
          </table:table-cell>
          <table:table-cell office:value-type="float" office:value="65.919" calcext:value-type="float">
            <text:p>65.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.1637" calcext:value-type="float">
            <text:p>34.1637</text:p>
          </table:table-cell>
          <table:table-cell office:value-type="float" office:value="0.798983" calcext:value-type="float">
            <text:p>0.79898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5.82" calcext:value-type="float">
            <text:p>65.82</text:p>
          </table:table-cell>
          <table:table-cell table:formula="of:=[.C59]" office:value-type="float" office:value="34.1637" calcext:value-type="float">
            <text:p>34.1637</text:p>
          </table:table-cell>
          <table:table-cell table:formula="of:=[.D59]" office:value-type="float" office:value="0.798983" calcext:value-type="float">
            <text:p>0.798983</text:p>
          </table:table-cell>
          <table:table-cell table:number-columns-repeated="2"/>
          <table:table-cell office:value-type="float" office:value="39.492" calcext:value-type="float">
            <text:p>39.492</text:p>
          </table:table-cell>
          <table:table-cell office:value-type="float" office:value="52.656" calcext:value-type="float">
            <text:p>52.656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4.5933" calcext:value-type="float">
            <text:p>34.5933</text:p>
          </table:table-cell>
          <table:table-cell office:value-type="float" office:value="0.807072" calcext:value-type="float">
            <text:p>0.80707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4.2365" calcext:value-type="float">
            <text:p>64.2365</text:p>
          </table:table-cell>
          <table:table-cell table:formula="of:=[.C60]" office:value-type="float" office:value="34.5933" calcext:value-type="float">
            <text:p>34.5933</text:p>
          </table:table-cell>
          <table:table-cell table:formula="of:=[.D60]" office:value-type="float" office:value="0.807072" calcext:value-type="float">
            <text:p>0.807072</text:p>
          </table:table-cell>
          <table:table-cell table:number-columns-repeated="2"/>
          <table:table-cell office:value-type="float" office:value="38.5419" calcext:value-type="float">
            <text:p>38.5419</text:p>
          </table:table-cell>
          <table:table-cell office:value-type="float" office:value="51.3892" calcext:value-type="float">
            <text:p>51.3892</text:p>
          </table:table-cell>
          <table:table-cell office:value-type="float" office:value="64.2365" calcext:value-type="float">
            <text:p>64.2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.0486" calcext:value-type="float">
            <text:p>34.0486</text:p>
          </table:table-cell>
          <table:table-cell office:value-type="float" office:value="0.793762" calcext:value-type="float">
            <text:p>0.79376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6.4355" calcext:value-type="float">
            <text:p>66.4355</text:p>
          </table:table-cell>
          <table:table-cell table:formula="of:=[.C61]" office:value-type="float" office:value="34.0486" calcext:value-type="float">
            <text:p>34.0486</text:p>
          </table:table-cell>
          <table:table-cell table:formula="of:=[.D61]" office:value-type="float" office:value="0.793762" calcext:value-type="float">
            <text:p>0.793762</text:p>
          </table:table-cell>
          <table:table-cell table:number-columns-repeated="2"/>
          <table:table-cell office:value-type="float" office:value="39.8613" calcext:value-type="float">
            <text:p>39.8613</text:p>
          </table:table-cell>
          <table:table-cell office:value-type="float" office:value="53.1484" calcext:value-type="float">
            <text:p>53.1484</text:p>
          </table:table-cell>
          <table:table-cell office:value-type="float" office:value="66.4355" calcext:value-type="float">
            <text:p>66.4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4.1717" calcext:value-type="float">
            <text:p>34.1717</text:p>
          </table:table-cell>
          <table:table-cell office:value-type="float" office:value="0.78037" calcext:value-type="float">
            <text:p>0.7803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71" calcext:value-type="float">
            <text:p>66.71</text:p>
          </table:table-cell>
          <table:table-cell table:formula="of:=[.C62]" office:value-type="float" office:value="34.1717" calcext:value-type="float">
            <text:p>34.1717</text:p>
          </table:table-cell>
          <table:table-cell table:formula="of:=[.D62]" office:value-type="float" office:value="0.78037" calcext:value-type="float">
            <text:p>0.78037</text:p>
          </table:table-cell>
          <table:table-cell table:number-columns-repeated="2"/>
          <table:table-cell office:value-type="float" office:value="40.026" calcext:value-type="float">
            <text:p>40.026</text:p>
          </table:table-cell>
          <table:table-cell office:value-type="float" office:value="53.368" calcext:value-type="float">
            <text:p>53.368</text:p>
          </table:table-cell>
          <table:table-cell office:value-type="float" office:value="66.71" calcext:value-type="float">
            <text:p>66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.9399" calcext:value-type="float">
            <text:p>34.9399</text:p>
          </table:table-cell>
          <table:table-cell office:value-type="float" office:value="0.801171" calcext:value-type="float">
            <text:p>0.8011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816" calcext:value-type="float">
            <text:p>63.816</text:p>
          </table:table-cell>
          <table:table-cell table:formula="of:=[.C63]" office:value-type="float" office:value="34.9399" calcext:value-type="float">
            <text:p>34.9399</text:p>
          </table:table-cell>
          <table:table-cell table:formula="of:=[.D63]" office:value-type="float" office:value="0.801171" calcext:value-type="float">
            <text:p>0.801171</text:p>
          </table:table-cell>
          <table:table-cell table:number-columns-repeated="2"/>
          <table:table-cell office:value-type="float" office:value="38.2896" calcext:value-type="float">
            <text:p>38.2896</text:p>
          </table:table-cell>
          <table:table-cell office:value-type="float" office:value="51.0528" calcext:value-type="float">
            <text:p>51.0528</text:p>
          </table:table-cell>
          <table:table-cell office:value-type="float" office:value="63.816" calcext:value-type="float">
            <text:p>63.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.1539" calcext:value-type="float">
            <text:p>35.1539</text:p>
          </table:table-cell>
          <table:table-cell office:value-type="float" office:value="0.791958" calcext:value-type="float">
            <text:p>0.79195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5.062" calcext:value-type="float">
            <text:p>65.062</text:p>
          </table:table-cell>
          <table:table-cell table:formula="of:=[.C64]" office:value-type="float" office:value="35.1539" calcext:value-type="float">
            <text:p>35.1539</text:p>
          </table:table-cell>
          <table:table-cell table:formula="of:=[.D64]" office:value-type="float" office:value="0.791958" calcext:value-type="float">
            <text:p>0.791958</text:p>
          </table:table-cell>
          <table:table-cell table:number-columns-repeated="2"/>
          <table:table-cell office:value-type="float" office:value="39.0372" calcext:value-type="float">
            <text:p>39.0372</text:p>
          </table:table-cell>
          <table:table-cell office:value-type="float" office:value="52.0496" calcext:value-type="float">
            <text:p>52.0496</text:p>
          </table:table-cell>
          <table:table-cell office:value-type="float" office:value="65.062" calcext:value-type="float">
            <text:p>65.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.309" calcext:value-type="float">
            <text:p>35.309</text:p>
          </table:table-cell>
          <table:table-cell office:value-type="float" office:value="0.765636" calcext:value-type="float">
            <text:p>0.76563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8.105" calcext:value-type="float">
            <text:p>68.105</text:p>
          </table:table-cell>
          <table:table-cell table:formula="of:=[.C65]" office:value-type="float" office:value="35.309" calcext:value-type="float">
            <text:p>35.309</text:p>
          </table:table-cell>
          <table:table-cell table:formula="of:=[.D65]" office:value-type="float" office:value="0.765636" calcext:value-type="float">
            <text:p>0.765636</text:p>
          </table:table-cell>
          <table:table-cell table:number-columns-repeated="2"/>
          <table:table-cell office:value-type="float" office:value="40.863" calcext:value-type="float">
            <text:p>40.863</text:p>
          </table:table-cell>
          <table:table-cell office:value-type="float" office:value="54.484" calcext:value-type="float">
            <text:p>54.484</text:p>
          </table:table-cell>
          <table:table-cell office:value-type="float" office:value="68.105" calcext:value-type="float">
            <text:p>68.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6.0291" calcext:value-type="float">
            <text:p>36.0291</text:p>
          </table:table-cell>
          <table:table-cell office:value-type="float" office:value="0.785455" calcext:value-type="float">
            <text:p>0.78545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9.2585" calcext:value-type="float">
            <text:p>69.2585</text:p>
          </table:table-cell>
          <table:table-cell table:formula="of:=[.C66]" office:value-type="float" office:value="36.0291" calcext:value-type="float">
            <text:p>36.0291</text:p>
          </table:table-cell>
          <table:table-cell table:formula="of:=[.D66]" office:value-type="float" office:value="0.785455" calcext:value-type="float">
            <text:p>0.785455</text:p>
          </table:table-cell>
          <table:table-cell table:number-columns-repeated="2"/>
          <table:table-cell office:value-type="float" office:value="41.5551" calcext:value-type="float">
            <text:p>41.5551</text:p>
          </table:table-cell>
          <table:table-cell office:value-type="float" office:value="55.4068" calcext:value-type="float">
            <text:p>55.4068</text:p>
          </table:table-cell>
          <table:table-cell office:value-type="float" office:value="69.2585" calcext:value-type="float">
            <text:p>69.2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8653" calcext:value-type="float">
            <text:p>50.8653</text:p>
          </table:table-cell>
          <table:table-cell office:value-type="float" office:value="0.584984" calcext:value-type="float">
            <text:p>0.58498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.887" calcext:value-type="float">
            <text:p>92.887</text:p>
          </table:table-cell>
          <table:table-cell table:formula="of:=[.C67]" office:value-type="float" office:value="50.8653" calcext:value-type="float">
            <text:p>50.8653</text:p>
          </table:table-cell>
          <table:table-cell table:formula="of:=[.D67]" office:value-type="float" office:value="0.584984" calcext:value-type="float">
            <text:p>0.584984</text:p>
          </table:table-cell>
          <table:table-cell table:number-columns-repeated="2"/>
          <table:table-cell office:value-type="float" office:value="55.7322" calcext:value-type="float">
            <text:p>55.7322</text:p>
          </table:table-cell>
          <table:table-cell office:value-type="float" office:value="74.3096" calcext:value-type="float">
            <text:p>74.3096</text:p>
          </table:table-cell>
          <table:table-cell office:value-type="float" office:value="92.887" calcext:value-type="float">
            <text:p>92.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0.566549" calcext:value-type="float">
            <text:p>0.56654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5.783" calcext:value-type="float">
            <text:p>85.783</text:p>
          </table:table-cell>
          <table:table-cell table:formula="of:=[.C68]" office:value-type="float" office:value="53.0125" calcext:value-type="float">
            <text:p>53.0125</text:p>
          </table:table-cell>
          <table:table-cell table:formula="of:=[.D68]" office:value-type="float" office:value="0.566549" calcext:value-type="float">
            <text:p>0.566549</text:p>
          </table:table-cell>
          <table:table-cell table:number-columns-repeated="2"/>
          <table:table-cell office:value-type="float" office:value="51.4698" calcext:value-type="float">
            <text:p>51.4698</text:p>
          </table:table-cell>
          <table:table-cell office:value-type="float" office:value="68.6264" calcext:value-type="float">
            <text:p>68.6264</text:p>
          </table:table-cell>
          <table:table-cell office:value-type="float" office:value="85.783" calcext:value-type="float">
            <text:p>85.78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3.0699" calcext:value-type="float">
            <text:p>53.0699</text:p>
          </table:table-cell>
          <table:table-cell office:value-type="float" office:value="0.593798" calcext:value-type="float">
            <text:p>0.59379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.8915" calcext:value-type="float">
            <text:p>81.8915</text:p>
          </table:table-cell>
          <table:table-cell table:formula="of:=[.C69]" office:value-type="float" office:value="53.0699" calcext:value-type="float">
            <text:p>53.0699</text:p>
          </table:table-cell>
          <table:table-cell table:formula="of:=[.D69]" office:value-type="float" office:value="0.593798" calcext:value-type="float">
            <text:p>0.593798</text:p>
          </table:table-cell>
          <table:table-cell table:number-columns-repeated="2"/>
          <table:table-cell office:value-type="float" office:value="49.1349" calcext:value-type="float">
            <text:p>49.1349</text:p>
          </table:table-cell>
          <table:table-cell office:value-type="float" office:value="65.5132" calcext:value-type="float">
            <text:p>65.5132</text:p>
          </table:table-cell>
          <table:table-cell office:value-type="float" office:value="81.8915" calcext:value-type="float">
            <text:p>81.8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.8593" calcext:value-type="float">
            <text:p>53.8593</text:p>
          </table:table-cell>
          <table:table-cell office:value-type="float" office:value="0.570007" calcext:value-type="float">
            <text:p>0.57000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3.5635" calcext:value-type="float">
            <text:p>83.5635</text:p>
          </table:table-cell>
          <table:table-cell table:formula="of:=[.C70]" office:value-type="float" office:value="53.8593" calcext:value-type="float">
            <text:p>53.8593</text:p>
          </table:table-cell>
          <table:table-cell table:formula="of:=[.D70]" office:value-type="float" office:value="0.570007" calcext:value-type="float">
            <text:p>0.570007</text:p>
          </table:table-cell>
          <table:table-cell table:number-columns-repeated="2"/>
          <table:table-cell office:value-type="float" office:value="50.1381" calcext:value-type="float">
            <text:p>50.1381</text:p>
          </table:table-cell>
          <table:table-cell office:value-type="float" office:value="66.8508" calcext:value-type="float">
            <text:p>66.8508</text:p>
          </table:table-cell>
          <table:table-cell office:value-type="float" office:value="83.5635" calcext:value-type="float">
            <text:p>83.5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.6755" calcext:value-type="float">
            <text:p>53.6755</text:p>
          </table:table-cell>
          <table:table-cell office:value-type="float" office:value="0.58658" calcext:value-type="float">
            <text:p>0.5865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1.8125" calcext:value-type="float">
            <text:p>81.8125</text:p>
          </table:table-cell>
          <table:table-cell table:formula="of:=[.C71]" office:value-type="float" office:value="53.6755" calcext:value-type="float">
            <text:p>53.6755</text:p>
          </table:table-cell>
          <table:table-cell table:formula="of:=[.D71]" office:value-type="float" office:value="0.58658" calcext:value-type="float">
            <text:p>0.58658</text:p>
          </table:table-cell>
          <table:table-cell table:number-columns-repeated="2"/>
          <table:table-cell office:value-type="float" office:value="49.0875" calcext:value-type="float">
            <text:p>49.0875</text:p>
          </table:table-cell>
          <table:table-cell office:value-type="float" office:value="65.45" calcext:value-type="float">
            <text:p>65.45</text:p>
          </table:table-cell>
          <table:table-cell office:value-type="float" office:value="81.8125" calcext:value-type="float">
            <text:p>81.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.9782" calcext:value-type="float">
            <text:p>53.9782</text:p>
          </table:table-cell>
          <table:table-cell office:value-type="float" office:value="0.575877" calcext:value-type="float">
            <text:p>0.57587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2.909" calcext:value-type="float">
            <text:p>82.909</text:p>
          </table:table-cell>
          <table:table-cell table:formula="of:=[.C72]" office:value-type="float" office:value="53.9782" calcext:value-type="float">
            <text:p>53.9782</text:p>
          </table:table-cell>
          <table:table-cell table:formula="of:=[.D72]" office:value-type="float" office:value="0.575877" calcext:value-type="float">
            <text:p>0.575877</text:p>
          </table:table-cell>
          <table:table-cell table:number-columns-repeated="2"/>
          <table:table-cell office:value-type="float" office:value="49.7454" calcext:value-type="float">
            <text:p>49.7454</text:p>
          </table:table-cell>
          <table:table-cell office:value-type="float" office:value="66.3272" calcext:value-type="float">
            <text:p>66.3272</text:p>
          </table:table-cell>
          <table:table-cell office:value-type="float" office:value="82.909" calcext:value-type="float">
            <text:p>82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.2752" calcext:value-type="float">
            <text:p>54.2752</text:p>
          </table:table-cell>
          <table:table-cell office:value-type="float" office:value="0.596312" calcext:value-type="float">
            <text:p>0.5963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1.448" calcext:value-type="float">
            <text:p>81.448</text:p>
          </table:table-cell>
          <table:table-cell table:formula="of:=[.C73]" office:value-type="float" office:value="54.2752" calcext:value-type="float">
            <text:p>54.2752</text:p>
          </table:table-cell>
          <table:table-cell table:formula="of:=[.D73]" office:value-type="float" office:value="0.596312" calcext:value-type="float">
            <text:p>0.596312</text:p>
          </table:table-cell>
          <table:table-cell table:number-columns-repeated="2"/>
          <table:table-cell office:value-type="float" office:value="48.8688" calcext:value-type="float">
            <text:p>48.8688</text:p>
          </table:table-cell>
          <table:table-cell office:value-type="float" office:value="65.1584" calcext:value-type="float">
            <text:p>65.1584</text:p>
          </table:table-cell>
          <table:table-cell office:value-type="float" office:value="81.448" calcext:value-type="float">
            <text:p>81.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.8712" calcext:value-type="float">
            <text:p>54.8712</text:p>
          </table:table-cell>
          <table:table-cell office:value-type="float" office:value="0.58202" calcext:value-type="float">
            <text:p>0.5820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0.5565" calcext:value-type="float">
            <text:p>80.5565</text:p>
          </table:table-cell>
          <table:table-cell table:formula="of:=[.C74]" office:value-type="float" office:value="54.8712" calcext:value-type="float">
            <text:p>54.8712</text:p>
          </table:table-cell>
          <table:table-cell table:formula="of:=[.D74]" office:value-type="float" office:value="0.58202" calcext:value-type="float">
            <text:p>0.58202</text:p>
          </table:table-cell>
          <table:table-cell table:number-columns-repeated="2"/>
          <table:table-cell office:value-type="float" office:value="48.3339" calcext:value-type="float">
            <text:p>48.3339</text:p>
          </table:table-cell>
          <table:table-cell office:value-type="float" office:value="64.4452" calcext:value-type="float">
            <text:p>64.4452</text:p>
          </table:table-cell>
          <table:table-cell office:value-type="float" office:value="80.5565" calcext:value-type="float">
            <text:p>80.5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.3526" calcext:value-type="float">
            <text:p>54.3526</text:p>
          </table:table-cell>
          <table:table-cell office:value-type="float" office:value="0.582987" calcext:value-type="float">
            <text:p>0.58298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.4295" calcext:value-type="float">
            <text:p>79.4295</text:p>
          </table:table-cell>
          <table:table-cell table:formula="of:=[.C75]" office:value-type="float" office:value="54.3526" calcext:value-type="float">
            <text:p>54.3526</text:p>
          </table:table-cell>
          <table:table-cell table:formula="of:=[.D75]" office:value-type="float" office:value="0.582987" calcext:value-type="float">
            <text:p>0.582987</text:p>
          </table:table-cell>
          <table:table-cell table:number-columns-repeated="2"/>
          <table:table-cell office:value-type="float" office:value="47.6577" calcext:value-type="float">
            <text:p>47.6577</text:p>
          </table:table-cell>
          <table:table-cell office:value-type="float" office:value="63.5436" calcext:value-type="float">
            <text:p>63.5436</text:p>
          </table:table-cell>
          <table:table-cell office:value-type="float" office:value="79.4295" calcext:value-type="float">
            <text:p>79.4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4.7652" calcext:value-type="float">
            <text:p>54.7652</text:p>
          </table:table-cell>
          <table:table-cell office:value-type="float" office:value="0.572099" calcext:value-type="float">
            <text:p>0.57209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3.2555" calcext:value-type="float">
            <text:p>83.2555</text:p>
          </table:table-cell>
          <table:table-cell table:formula="of:=[.C76]" office:value-type="float" office:value="54.7652" calcext:value-type="float">
            <text:p>54.7652</text:p>
          </table:table-cell>
          <table:table-cell table:formula="of:=[.D76]" office:value-type="float" office:value="0.572099" calcext:value-type="float">
            <text:p>0.572099</text:p>
          </table:table-cell>
          <table:table-cell table:number-columns-repeated="2"/>
          <table:table-cell office:value-type="float" office:value="49.9533" calcext:value-type="float">
            <text:p>49.9533</text:p>
          </table:table-cell>
          <table:table-cell office:value-type="float" office:value="66.6044" calcext:value-type="float">
            <text:p>66.6044</text:p>
          </table:table-cell>
          <table:table-cell office:value-type="float" office:value="83.2555" calcext:value-type="float">
            <text:p>83.2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.4203" calcext:value-type="float">
            <text:p>54.4203</text:p>
          </table:table-cell>
          <table:table-cell office:value-type="float" office:value="0.583585" calcext:value-type="float">
            <text:p>0.58358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1.6895" calcext:value-type="float">
            <text:p>81.6895</text:p>
          </table:table-cell>
          <table:table-cell table:formula="of:=[.C77]" office:value-type="float" office:value="54.4203" calcext:value-type="float">
            <text:p>54.4203</text:p>
          </table:table-cell>
          <table:table-cell table:formula="of:=[.D77]" office:value-type="float" office:value="0.583585" calcext:value-type="float">
            <text:p>0.583585</text:p>
          </table:table-cell>
          <table:table-cell table:number-columns-repeated="2"/>
          <table:table-cell office:value-type="float" office:value="49.0137" calcext:value-type="float">
            <text:p>49.0137</text:p>
          </table:table-cell>
          <table:table-cell office:value-type="float" office:value="65.3516" calcext:value-type="float">
            <text:p>65.3516</text:p>
          </table:table-cell>
          <table:table-cell office:value-type="float" office:value="81.6895" calcext:value-type="float">
            <text:p>81.6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.2076" calcext:value-type="float">
            <text:p>54.2076</text:p>
          </table:table-cell>
          <table:table-cell office:value-type="float" office:value="0.602534" calcext:value-type="float">
            <text:p>0.6025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8.035" calcext:value-type="float">
            <text:p>78.035</text:p>
          </table:table-cell>
          <table:table-cell table:formula="of:=[.C78]" office:value-type="float" office:value="54.2076" calcext:value-type="float">
            <text:p>54.2076</text:p>
          </table:table-cell>
          <table:table-cell table:formula="of:=[.D78]" office:value-type="float" office:value="0.602534" calcext:value-type="float">
            <text:p>0.602534</text:p>
          </table:table-cell>
          <table:table-cell table:number-columns-repeated="2"/>
          <table:table-cell office:value-type="float" office:value="46.821" calcext:value-type="float">
            <text:p>46.821</text:p>
          </table:table-cell>
          <table:table-cell office:value-type="float" office:value="62.428" calcext:value-type="float">
            <text:p>62.428</text:p>
          </table:table-cell>
          <table:table-cell office:value-type="float" office:value="78.035" calcext:value-type="float">
            <text:p>78.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3.9918" calcext:value-type="float">
            <text:p>53.9918</text:p>
          </table:table-cell>
          <table:table-cell office:value-type="float" office:value="0.57711" calcext:value-type="float">
            <text:p>0.577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.9585" calcext:value-type="float">
            <text:p>85.9585</text:p>
          </table:table-cell>
          <table:table-cell table:formula="of:=[.C79]" office:value-type="float" office:value="53.9918" calcext:value-type="float">
            <text:p>53.9918</text:p>
          </table:table-cell>
          <table:table-cell table:formula="of:=[.D79]" office:value-type="float" office:value="0.57711" calcext:value-type="float">
            <text:p>0.57711</text:p>
          </table:table-cell>
          <table:table-cell table:number-columns-repeated="2"/>
          <table:table-cell office:value-type="float" office:value="51.5751" calcext:value-type="float">
            <text:p>51.5751</text:p>
          </table:table-cell>
          <table:table-cell office:value-type="float" office:value="68.7668" calcext:value-type="float">
            <text:p>68.7668</text:p>
          </table:table-cell>
          <table:table-cell office:value-type="float" office:value="85.9585" calcext:value-type="float">
            <text:p>85.9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3.5188" calcext:value-type="float">
            <text:p>53.5188</text:p>
          </table:table-cell>
          <table:table-cell office:value-type="float" office:value="0.58112" calcext:value-type="float">
            <text:p>0.5811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.593" calcext:value-type="float">
            <text:p>83.593</text:p>
          </table:table-cell>
          <table:table-cell table:formula="of:=[.C80]" office:value-type="float" office:value="53.5188" calcext:value-type="float">
            <text:p>53.5188</text:p>
          </table:table-cell>
          <table:table-cell table:formula="of:=[.D80]" office:value-type="float" office:value="0.58112" calcext:value-type="float">
            <text:p>0.58112</text:p>
          </table:table-cell>
          <table:table-cell table:number-columns-repeated="2"/>
          <table:table-cell office:value-type="float" office:value="50.1558" calcext:value-type="float">
            <text:p>50.1558</text:p>
          </table:table-cell>
          <table:table-cell office:value-type="float" office:value="66.8744" calcext:value-type="float">
            <text:p>66.8744</text:p>
          </table:table-cell>
          <table:table-cell office:value-type="float" office:value="83.593" calcext:value-type="float">
            <text:p>83.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.3573" calcext:value-type="float">
            <text:p>54.3573</text:p>
          </table:table-cell>
          <table:table-cell office:value-type="float" office:value="0.577909" calcext:value-type="float">
            <text:p>0.57790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3.4105" calcext:value-type="float">
            <text:p>83.4105</text:p>
          </table:table-cell>
          <table:table-cell table:formula="of:=[.C81]" office:value-type="float" office:value="54.3573" calcext:value-type="float">
            <text:p>54.3573</text:p>
          </table:table-cell>
          <table:table-cell table:formula="of:=[.D81]" office:value-type="float" office:value="0.577909" calcext:value-type="float">
            <text:p>0.577909</text:p>
          </table:table-cell>
          <table:table-cell table:number-columns-repeated="2"/>
          <table:table-cell office:value-type="float" office:value="50.0463" calcext:value-type="float">
            <text:p>50.0463</text:p>
          </table:table-cell>
          <table:table-cell office:value-type="float" office:value="66.7284" calcext:value-type="float">
            <text:p>66.7284</text:p>
          </table:table-cell>
          <table:table-cell office:value-type="float" office:value="83.4105" calcext:value-type="float">
            <text:p>83.4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6.053" calcext:value-type="float">
            <text:p>46.053</text:p>
          </table:table-cell>
          <table:table-cell office:value-type="float" office:value="0.91763" calcext:value-type="float">
            <text:p>0.9176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8.308" calcext:value-type="float">
            <text:p>128.308</text:p>
          </table:table-cell>
          <table:table-cell table:formula="of:=[.C82]" office:value-type="float" office:value="46.053" calcext:value-type="float">
            <text:p>46.053</text:p>
          </table:table-cell>
          <table:table-cell table:formula="of:=[.D82]" office:value-type="float" office:value="0.91763" calcext:value-type="float">
            <text:p>0.91763</text:p>
          </table:table-cell>
          <table:table-cell table:number-columns-repeated="2"/>
          <table:table-cell office:value-type="float" office:value="76.9848" calcext:value-type="float">
            <text:p>76.9848</text:p>
          </table:table-cell>
          <table:table-cell office:value-type="float" office:value="102.6464" calcext:value-type="float">
            <text:p>102.6464</text:p>
          </table:table-cell>
          <table:table-cell office:value-type="float" office:value="128.308" calcext:value-type="float">
            <text:p>128.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.4995" calcext:value-type="float">
            <text:p>48.4995</text:p>
          </table:table-cell>
          <table:table-cell office:value-type="float" office:value="0.605861" calcext:value-type="float">
            <text:p>0.60586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76.2055" calcext:value-type="float">
            <text:p>76.2055</text:p>
          </table:table-cell>
          <table:table-cell table:formula="of:=[.C83]" office:value-type="float" office:value="48.4995" calcext:value-type="float">
            <text:p>48.4995</text:p>
          </table:table-cell>
          <table:table-cell table:formula="of:=[.D83]" office:value-type="float" office:value="0.605861" calcext:value-type="float">
            <text:p>0.605861</text:p>
          </table:table-cell>
          <table:table-cell table:number-columns-repeated="2"/>
          <table:table-cell office:value-type="float" office:value="45.7233" calcext:value-type="float">
            <text:p>45.7233</text:p>
          </table:table-cell>
          <table:table-cell office:value-type="float" office:value="60.9644" calcext:value-type="float">
            <text:p>60.9644</text:p>
          </table:table-cell>
          <table:table-cell office:value-type="float" office:value="76.2055" calcext:value-type="float">
            <text:p>76.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593182" calcext:value-type="float">
            <text:p>0.59318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7.344" calcext:value-type="float">
            <text:p>67.344</text:p>
          </table:table-cell>
          <table:table-cell table:formula="of:=[.C84]" office:value-type="float" office:value="48.7237" calcext:value-type="float">
            <text:p>48.7237</text:p>
          </table:table-cell>
          <table:table-cell table:formula="of:=[.D84]" office:value-type="float" office:value="0.593182" calcext:value-type="float">
            <text:p>0.593182</text:p>
          </table:table-cell>
          <table:table-cell table:number-columns-repeated="2"/>
          <table:table-cell office:value-type="float" office:value="40.4064" calcext:value-type="float">
            <text:p>40.4064</text:p>
          </table:table-cell>
          <table:table-cell office:value-type="float" office:value="53.8752" calcext:value-type="float">
            <text:p>53.8752</text:p>
          </table:table-cell>
          <table:table-cell office:value-type="float" office:value="67.344" calcext:value-type="float">
            <text:p>67.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.2103" calcext:value-type="float">
            <text:p>48.2103</text:p>
          </table:table-cell>
          <table:table-cell office:value-type="float" office:value="0.579948" calcext:value-type="float">
            <text:p>0.57994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7.0625" calcext:value-type="float">
            <text:p>67.0625</text:p>
          </table:table-cell>
          <table:table-cell table:formula="of:=[.C85]" office:value-type="float" office:value="48.2103" calcext:value-type="float">
            <text:p>48.2103</text:p>
          </table:table-cell>
          <table:table-cell table:formula="of:=[.D85]" office:value-type="float" office:value="0.579948" calcext:value-type="float">
            <text:p>0.579948</text:p>
          </table:table-cell>
          <table:table-cell table:number-columns-repeated="2"/>
          <table:table-cell office:value-type="float" office:value="40.2375" calcext:value-type="float">
            <text:p>40.2375</text:p>
          </table:table-cell>
          <table:table-cell office:value-type="float" office:value="53.65" calcext:value-type="float">
            <text:p>53.65</text:p>
          </table:table-cell>
          <table:table-cell office:value-type="float" office:value="67.0625" calcext:value-type="float">
            <text:p>67.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.7745" calcext:value-type="float">
            <text:p>47.7745</text:p>
          </table:table-cell>
          <table:table-cell office:value-type="float" office:value="0.598804" calcext:value-type="float">
            <text:p>0.59880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5.0235" calcext:value-type="float">
            <text:p>65.0235</text:p>
          </table:table-cell>
          <table:table-cell table:formula="of:=[.C86]" office:value-type="float" office:value="47.7745" calcext:value-type="float">
            <text:p>47.7745</text:p>
          </table:table-cell>
          <table:table-cell table:formula="of:=[.D86]" office:value-type="float" office:value="0.598804" calcext:value-type="float">
            <text:p>0.598804</text:p>
          </table:table-cell>
          <table:table-cell table:number-columns-repeated="2"/>
          <table:table-cell office:value-type="float" office:value="39.0141" calcext:value-type="float">
            <text:p>39.0141</text:p>
          </table:table-cell>
          <table:table-cell office:value-type="float" office:value="52.0188" calcext:value-type="float">
            <text:p>52.0188</text:p>
          </table:table-cell>
          <table:table-cell office:value-type="float" office:value="65.0235" calcext:value-type="float">
            <text:p>65.0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7.0314" calcext:value-type="float">
            <text:p>47.0314</text:p>
          </table:table-cell>
          <table:table-cell office:value-type="float" office:value="0.591417" calcext:value-type="float">
            <text:p>0.59141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7.881" calcext:value-type="float">
            <text:p>67.881</text:p>
          </table:table-cell>
          <table:table-cell table:formula="of:=[.C87]" office:value-type="float" office:value="47.0314" calcext:value-type="float">
            <text:p>47.0314</text:p>
          </table:table-cell>
          <table:table-cell table:formula="of:=[.D87]" office:value-type="float" office:value="0.591417" calcext:value-type="float">
            <text:p>0.591417</text:p>
          </table:table-cell>
          <table:table-cell table:number-columns-repeated="2"/>
          <table:table-cell office:value-type="float" office:value="40.7286" calcext:value-type="float">
            <text:p>40.7286</text:p>
          </table:table-cell>
          <table:table-cell office:value-type="float" office:value="54.3048" calcext:value-type="float">
            <text:p>54.3048</text:p>
          </table:table-cell>
          <table:table-cell office:value-type="float" office:value="67.881" calcext:value-type="float">
            <text:p>67.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6.9457" calcext:value-type="float">
            <text:p>46.9457</text:p>
          </table:table-cell>
          <table:table-cell office:value-type="float" office:value="0.585623" calcext:value-type="float">
            <text:p>0.58562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6.5455" calcext:value-type="float">
            <text:p>66.5455</text:p>
          </table:table-cell>
          <table:table-cell table:formula="of:=[.C88]" office:value-type="float" office:value="46.9457" calcext:value-type="float">
            <text:p>46.9457</text:p>
          </table:table-cell>
          <table:table-cell table:formula="of:=[.D88]" office:value-type="float" office:value="0.585623" calcext:value-type="float">
            <text:p>0.585623</text:p>
          </table:table-cell>
          <table:table-cell table:number-columns-repeated="2"/>
          <table:table-cell office:value-type="float" office:value="39.9273" calcext:value-type="float">
            <text:p>39.9273</text:p>
          </table:table-cell>
          <table:table-cell office:value-type="float" office:value="53.2364" calcext:value-type="float">
            <text:p>53.2364</text:p>
          </table:table-cell>
          <table:table-cell office:value-type="float" office:value="66.5455" calcext:value-type="float">
            <text:p>66.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6.1165" calcext:value-type="float">
            <text:p>46.1165</text:p>
          </table:table-cell>
          <table:table-cell office:value-type="float" office:value="0.586166" calcext:value-type="float">
            <text:p>0.58616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6.9055" calcext:value-type="float">
            <text:p>66.9055</text:p>
          </table:table-cell>
          <table:table-cell table:formula="of:=[.C89]" office:value-type="float" office:value="46.1165" calcext:value-type="float">
            <text:p>46.1165</text:p>
          </table:table-cell>
          <table:table-cell table:formula="of:=[.D89]" office:value-type="float" office:value="0.586166" calcext:value-type="float">
            <text:p>0.586166</text:p>
          </table:table-cell>
          <table:table-cell table:number-columns-repeated="2"/>
          <table:table-cell office:value-type="float" office:value="40.1433" calcext:value-type="float">
            <text:p>40.1433</text:p>
          </table:table-cell>
          <table:table-cell office:value-type="float" office:value="53.5244" calcext:value-type="float">
            <text:p>53.5244</text:p>
          </table:table-cell>
          <table:table-cell office:value-type="float" office:value="66.9055" calcext:value-type="float">
            <text:p>66.9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6.645" calcext:value-type="float">
            <text:p>46.645</text:p>
          </table:table-cell>
          <table:table-cell office:value-type="float" office:value="0.562872" calcext:value-type="float">
            <text:p>0.5628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9.38" calcext:value-type="float">
            <text:p>69.38</text:p>
          </table:table-cell>
          <table:table-cell table:formula="of:=[.C90]" office:value-type="float" office:value="46.645" calcext:value-type="float">
            <text:p>46.645</text:p>
          </table:table-cell>
          <table:table-cell table:formula="of:=[.D90]" office:value-type="float" office:value="0.562872" calcext:value-type="float">
            <text:p>0.562872</text:p>
          </table:table-cell>
          <table:table-cell table:number-columns-repeated="2"/>
          <table:table-cell office:value-type="float" office:value="41.628" calcext:value-type="float">
            <text:p>41.628</text:p>
          </table:table-cell>
          <table:table-cell office:value-type="float" office:value="55.504" calcext:value-type="float">
            <text:p>55.504</text:p>
          </table:table-cell>
          <table:table-cell office:value-type="float" office:value="69.38" calcext:value-type="float">
            <text:p>69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.3498" calcext:value-type="float">
            <text:p>45.3498</text:p>
          </table:table-cell>
          <table:table-cell office:value-type="float" office:value="0.58494" calcext:value-type="float">
            <text:p>0.5849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8.414" calcext:value-type="float">
            <text:p>68.414</text:p>
          </table:table-cell>
          <table:table-cell table:formula="of:=[.C91]" office:value-type="float" office:value="45.3498" calcext:value-type="float">
            <text:p>45.3498</text:p>
          </table:table-cell>
          <table:table-cell table:formula="of:=[.D91]" office:value-type="float" office:value="0.58494" calcext:value-type="float">
            <text:p>0.58494</text:p>
          </table:table-cell>
          <table:table-cell table:number-columns-repeated="2"/>
          <table:table-cell office:value-type="float" office:value="41.0484" calcext:value-type="float">
            <text:p>41.0484</text:p>
          </table:table-cell>
          <table:table-cell office:value-type="float" office:value="54.7312" calcext:value-type="float">
            <text:p>54.7312</text:p>
          </table:table-cell>
          <table:table-cell office:value-type="float" office:value="68.414" calcext:value-type="float">
            <text:p>68.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5.451" calcext:value-type="float">
            <text:p>45.451</text:p>
          </table:table-cell>
          <table:table-cell office:value-type="float" office:value="0.579546" calcext:value-type="float">
            <text:p>0.57954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8.9985" calcext:value-type="float">
            <text:p>68.9985</text:p>
          </table:table-cell>
          <table:table-cell table:formula="of:=[.C92]" office:value-type="float" office:value="45.451" calcext:value-type="float">
            <text:p>45.451</text:p>
          </table:table-cell>
          <table:table-cell table:formula="of:=[.D92]" office:value-type="float" office:value="0.579546" calcext:value-type="float">
            <text:p>0.579546</text:p>
          </table:table-cell>
          <table:table-cell table:number-columns-repeated="2"/>
          <table:table-cell office:value-type="float" office:value="41.3991" calcext:value-type="float">
            <text:p>41.3991</text:p>
          </table:table-cell>
          <table:table-cell office:value-type="float" office:value="55.1988" calcext:value-type="float">
            <text:p>55.1988</text:p>
          </table:table-cell>
          <table:table-cell office:value-type="float" office:value="68.9985" calcext:value-type="float">
            <text:p>68.9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.7888" calcext:value-type="float">
            <text:p>44.7888</text:p>
          </table:table-cell>
          <table:table-cell office:value-type="float" office:value="0.611854" calcext:value-type="float">
            <text:p>0.6118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5.195" calcext:value-type="float">
            <text:p>65.195</text:p>
          </table:table-cell>
          <table:table-cell table:formula="of:=[.C93]" office:value-type="float" office:value="44.7888" calcext:value-type="float">
            <text:p>44.7888</text:p>
          </table:table-cell>
          <table:table-cell table:formula="of:=[.D93]" office:value-type="float" office:value="0.611854" calcext:value-type="float">
            <text:p>0.611854</text:p>
          </table:table-cell>
          <table:table-cell table:number-columns-repeated="2"/>
          <table:table-cell office:value-type="float" office:value="39.117" calcext:value-type="float">
            <text:p>39.117</text:p>
          </table:table-cell>
          <table:table-cell office:value-type="float" office:value="52.156" calcext:value-type="float">
            <text:p>52.156</text:p>
          </table:table-cell>
          <table:table-cell office:value-type="float" office:value="65.195" calcext:value-type="float">
            <text:p>65.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5.7742" calcext:value-type="float">
            <text:p>45.7742</text:p>
          </table:table-cell>
          <table:table-cell office:value-type="float" office:value="0.561417" calcext:value-type="float">
            <text:p>0.5614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0.6625" calcext:value-type="float">
            <text:p>70.6625</text:p>
          </table:table-cell>
          <table:table-cell table:formula="of:=[.C94]" office:value-type="float" office:value="45.7742" calcext:value-type="float">
            <text:p>45.7742</text:p>
          </table:table-cell>
          <table:table-cell table:formula="of:=[.D94]" office:value-type="float" office:value="0.561417" calcext:value-type="float">
            <text:p>0.561417</text:p>
          </table:table-cell>
          <table:table-cell table:number-columns-repeated="2"/>
          <table:table-cell office:value-type="float" office:value="42.3975" calcext:value-type="float">
            <text:p>42.3975</text:p>
          </table:table-cell>
          <table:table-cell office:value-type="float" office:value="56.53" calcext:value-type="float">
            <text:p>56.53</text:p>
          </table:table-cell>
          <table:table-cell office:value-type="float" office:value="70.6625" calcext:value-type="float">
            <text:p>70.6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6.2399" calcext:value-type="float">
            <text:p>46.2399</text:p>
          </table:table-cell>
          <table:table-cell office:value-type="float" office:value="0.529972" calcext:value-type="float">
            <text:p>0.52997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6.4665" calcext:value-type="float">
            <text:p>76.4665</text:p>
          </table:table-cell>
          <table:table-cell table:formula="of:=[.C95]" office:value-type="float" office:value="46.2399" calcext:value-type="float">
            <text:p>46.2399</text:p>
          </table:table-cell>
          <table:table-cell table:formula="of:=[.D95]" office:value-type="float" office:value="0.529972" calcext:value-type="float">
            <text:p>0.529972</text:p>
          </table:table-cell>
          <table:table-cell table:number-columns-repeated="2"/>
          <table:table-cell office:value-type="float" office:value="45.8799" calcext:value-type="float">
            <text:p>45.8799</text:p>
          </table:table-cell>
          <table:table-cell office:value-type="float" office:value="61.1732" calcext:value-type="float">
            <text:p>61.1732</text:p>
          </table:table-cell>
          <table:table-cell office:value-type="float" office:value="76.4665" calcext:value-type="float">
            <text:p>76.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6.1145" calcext:value-type="float">
            <text:p>46.1145</text:p>
          </table:table-cell>
          <table:table-cell office:value-type="float" office:value="0.569286" calcext:value-type="float">
            <text:p>0.56928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70.8705" calcext:value-type="float">
            <text:p>70.8705</text:p>
          </table:table-cell>
          <table:table-cell table:formula="of:=[.C96]" office:value-type="float" office:value="46.1145" calcext:value-type="float">
            <text:p>46.1145</text:p>
          </table:table-cell>
          <table:table-cell table:formula="of:=[.D96]" office:value-type="float" office:value="0.569286" calcext:value-type="float">
            <text:p>0.569286</text:p>
          </table:table-cell>
          <table:table-cell table:number-columns-repeated="2"/>
          <table:table-cell office:value-type="float" office:value="42.5223" calcext:value-type="float">
            <text:p>42.5223</text:p>
          </table:table-cell>
          <table:table-cell office:value-type="float" office:value="56.6964" calcext:value-type="float">
            <text:p>56.6964</text:p>
          </table:table-cell>
          <table:table-cell office:value-type="float" office:value="70.8705" calcext:value-type="float">
            <text:p>70.8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.9042" calcext:value-type="float">
            <text:p>45.9042</text:p>
          </table:table-cell>
          <table:table-cell office:value-type="float" office:value="0.591381" calcext:value-type="float">
            <text:p>0.59138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8.2985" calcext:value-type="float">
            <text:p>68.2985</text:p>
          </table:table-cell>
          <table:table-cell table:formula="of:=[.C97]" office:value-type="float" office:value="45.9042" calcext:value-type="float">
            <text:p>45.9042</text:p>
          </table:table-cell>
          <table:table-cell table:formula="of:=[.D97]" office:value-type="float" office:value="0.591381" calcext:value-type="float">
            <text:p>0.591381</text:p>
          </table:table-cell>
          <table:table-cell table:number-columns-repeated="2"/>
          <table:table-cell office:value-type="float" office:value="40.9791" calcext:value-type="float">
            <text:p>40.9791</text:p>
          </table:table-cell>
          <table:table-cell office:value-type="float" office:value="54.6388" calcext:value-type="float">
            <text:p>54.6388</text:p>
          </table:table-cell>
          <table:table-cell office:value-type="float" office:value="68.2985" calcext:value-type="float">
            <text:p>68.2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6.1442" calcext:value-type="float">
            <text:p>46.1442</text:p>
          </table:table-cell>
          <table:table-cell office:value-type="float" office:value="0.572387" calcext:value-type="float">
            <text:p>0.57238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74.8465" calcext:value-type="float">
            <text:p>74.8465</text:p>
          </table:table-cell>
          <table:table-cell table:formula="of:=[.C98]" office:value-type="float" office:value="46.1442" calcext:value-type="float">
            <text:p>46.1442</text:p>
          </table:table-cell>
          <table:table-cell table:formula="of:=[.D98]" office:value-type="float" office:value="0.572387" calcext:value-type="float">
            <text:p>0.572387</text:p>
          </table:table-cell>
          <table:table-cell table:number-columns-repeated="2"/>
          <table:table-cell office:value-type="float" office:value="44.9079" calcext:value-type="float">
            <text:p>44.9079</text:p>
          </table:table-cell>
          <table:table-cell office:value-type="float" office:value="59.8772" calcext:value-type="float">
            <text:p>59.8772</text:p>
          </table:table-cell>
          <table:table-cell office:value-type="float" office:value="74.8465" calcext:value-type="float">
            <text:p>74.8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9281" calcext:value-type="float">
            <text:p>19.9281</text:p>
          </table:table-cell>
          <table:table-cell office:value-type="float" office:value="0.807201" calcext:value-type="float">
            <text:p>0.80720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.177" calcext:value-type="float">
            <text:p>56.177</text:p>
          </table:table-cell>
          <table:table-cell table:formula="of:=[.C99]" office:value-type="float" office:value="19.9281" calcext:value-type="float">
            <text:p>19.9281</text:p>
          </table:table-cell>
          <table:table-cell table:formula="of:=[.D99]" office:value-type="float" office:value="0.807201" calcext:value-type="float">
            <text:p>0.807201</text:p>
          </table:table-cell>
          <table:table-cell table:number-columns-repeated="2"/>
          <table:table-cell office:value-type="float" office:value="33.7062" calcext:value-type="float">
            <text:p>33.7062</text:p>
          </table:table-cell>
          <table:table-cell office:value-type="float" office:value="44.9416" calcext:value-type="float">
            <text:p>44.9416</text:p>
          </table:table-cell>
          <table:table-cell office:value-type="float" office:value="56.177" calcext:value-type="float">
            <text:p>56.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6117" calcext:value-type="float">
            <text:p>32.6117</text:p>
          </table:table-cell>
          <table:table-cell office:value-type="float" office:value="1.4094" calcext:value-type="float">
            <text:p>1.409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7.888" calcext:value-type="float">
            <text:p>77.888</text:p>
          </table:table-cell>
          <table:table-cell table:formula="of:=[.C100]" office:value-type="float" office:value="32.6117" calcext:value-type="float">
            <text:p>32.6117</text:p>
          </table:table-cell>
          <table:table-cell table:formula="of:=[.D100]" office:value-type="float" office:value="1.4094" calcext:value-type="float">
            <text:p>1.4094</text:p>
          </table:table-cell>
          <table:table-cell table:number-columns-repeated="2"/>
          <table:table-cell office:value-type="float" office:value="46.7328" calcext:value-type="float">
            <text:p>46.7328</text:p>
          </table:table-cell>
          <table:table-cell office:value-type="float" office:value="62.3104" calcext:value-type="float">
            <text:p>62.3104</text:p>
          </table:table-cell>
          <table:table-cell office:value-type="float" office:value="77.888" calcext:value-type="float">
            <text:p>77.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0.817975" calcext:value-type="float">
            <text:p>0.81797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.6955" calcext:value-type="float">
            <text:p>71.6955</text:p>
          </table:table-cell>
          <table:table-cell table:formula="of:=[.C101]" office:value-type="float" office:value="12.1128" calcext:value-type="float">
            <text:p>12.1128</text:p>
          </table:table-cell>
          <table:table-cell table:formula="of:=[.D101]" office:value-type="float" office:value="0.817975" calcext:value-type="float">
            <text:p>0.817975</text:p>
          </table:table-cell>
          <table:table-cell table:number-columns-repeated="2"/>
          <table:table-cell office:value-type="float" office:value="43.0173" calcext:value-type="float">
            <text:p>43.0173</text:p>
          </table:table-cell>
          <table:table-cell office:value-type="float" office:value="57.3564" calcext:value-type="float">
            <text:p>57.3564</text:p>
          </table:table-cell>
          <table:table-cell office:value-type="float" office:value="71.6955" calcext:value-type="float">
            <text:p>71.695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.434" calcext:value-type="float">
            <text:p>18.434</text:p>
          </table:table-cell>
          <table:table-cell office:value-type="float" office:value="0.796711" calcext:value-type="float">
            <text:p>0.79671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1.1885" calcext:value-type="float">
            <text:p>71.1885</text:p>
          </table:table-cell>
          <table:table-cell table:formula="of:=[.C102]" office:value-type="float" office:value="18.434" calcext:value-type="float">
            <text:p>18.434</text:p>
          </table:table-cell>
          <table:table-cell table:formula="of:=[.D102]" office:value-type="float" office:value="0.796711" calcext:value-type="float">
            <text:p>0.796711</text:p>
          </table:table-cell>
          <table:table-cell table:number-columns-repeated="2"/>
          <table:table-cell office:value-type="float" office:value="42.7131" calcext:value-type="float">
            <text:p>42.7131</text:p>
          </table:table-cell>
          <table:table-cell office:value-type="float" office:value="56.9508" calcext:value-type="float">
            <text:p>56.9508</text:p>
          </table:table-cell>
          <table:table-cell office:value-type="float" office:value="71.1885" calcext:value-type="float">
            <text:p>71.1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1547" calcext:value-type="float">
            <text:p>21.1547</text:p>
          </table:table-cell>
          <table:table-cell office:value-type="float" office:value="0.788303" calcext:value-type="float">
            <text:p>0.7883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5.6635" calcext:value-type="float">
            <text:p>75.6635</text:p>
          </table:table-cell>
          <table:table-cell table:formula="of:=[.C103]" office:value-type="float" office:value="21.1547" calcext:value-type="float">
            <text:p>21.1547</text:p>
          </table:table-cell>
          <table:table-cell table:formula="of:=[.D103]" office:value-type="float" office:value="0.788303" calcext:value-type="float">
            <text:p>0.788303</text:p>
          </table:table-cell>
          <table:table-cell table:number-columns-repeated="2"/>
          <table:table-cell office:value-type="float" office:value="45.3981" calcext:value-type="float">
            <text:p>45.3981</text:p>
          </table:table-cell>
          <table:table-cell office:value-type="float" office:value="60.5308" calcext:value-type="float">
            <text:p>60.5308</text:p>
          </table:table-cell>
          <table:table-cell office:value-type="float" office:value="75.6635" calcext:value-type="float">
            <text:p>75.6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0.817808" calcext:value-type="float">
            <text:p>0.81780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.9065" calcext:value-type="float">
            <text:p>77.9065</text:p>
          </table:table-cell>
          <table:table-cell table:formula="of:=[.C104]" office:value-type="float" office:value="13.5598" calcext:value-type="float">
            <text:p>13.5598</text:p>
          </table:table-cell>
          <table:table-cell table:formula="of:=[.D104]" office:value-type="float" office:value="0.817808" calcext:value-type="float">
            <text:p>0.817808</text:p>
          </table:table-cell>
          <table:table-cell table:number-columns-repeated="2"/>
          <table:table-cell office:value-type="float" office:value="46.7439" calcext:value-type="float">
            <text:p>46.7439</text:p>
          </table:table-cell>
          <table:table-cell office:value-type="float" office:value="62.3252" calcext:value-type="float">
            <text:p>62.3252</text:p>
          </table:table-cell>
          <table:table-cell office:value-type="float" office:value="77.9065" calcext:value-type="float">
            <text:p>77.9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808551" calcext:value-type="float">
            <text:p>0.80855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9.3915" calcext:value-type="float">
            <text:p>79.3915</text:p>
          </table:table-cell>
          <table:table-cell table:formula="of:=[.C105]" office:value-type="float" office:value="14.679" calcext:value-type="float">
            <text:p>14.679</text:p>
          </table:table-cell>
          <table:table-cell table:formula="of:=[.D105]" office:value-type="float" office:value="0.808551" calcext:value-type="float">
            <text:p>0.808551</text:p>
          </table:table-cell>
          <table:table-cell table:number-columns-repeated="2"/>
          <table:table-cell office:value-type="float" office:value="47.6349" calcext:value-type="float">
            <text:p>47.6349</text:p>
          </table:table-cell>
          <table:table-cell office:value-type="float" office:value="63.5132" calcext:value-type="float">
            <text:p>63.5132</text:p>
          </table:table-cell>
          <table:table-cell office:value-type="float" office:value="79.3915" calcext:value-type="float">
            <text:p>79.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9834" calcext:value-type="float">
            <text:p>19.9834</text:p>
          </table:table-cell>
          <table:table-cell office:value-type="float" office:value="0.764435" calcext:value-type="float">
            <text:p>0.76443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2.1835" calcext:value-type="float">
            <text:p>82.1835</text:p>
          </table:table-cell>
          <table:table-cell table:formula="of:=[.C106]" office:value-type="float" office:value="19.9834" calcext:value-type="float">
            <text:p>19.9834</text:p>
          </table:table-cell>
          <table:table-cell table:formula="of:=[.D106]" office:value-type="float" office:value="0.764435" calcext:value-type="float">
            <text:p>0.764435</text:p>
          </table:table-cell>
          <table:table-cell table:number-columns-repeated="2"/>
          <table:table-cell office:value-type="float" office:value="49.3101" calcext:value-type="float">
            <text:p>49.3101</text:p>
          </table:table-cell>
          <table:table-cell office:value-type="float" office:value="65.7468" calcext:value-type="float">
            <text:p>65.7468</text:p>
          </table:table-cell>
          <table:table-cell office:value-type="float" office:value="82.1835" calcext:value-type="float">
            <text:p>82.1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392" calcext:value-type="float">
            <text:p>17.5392</text:p>
          </table:table-cell>
          <table:table-cell office:value-type="float" office:value="0.801976" calcext:value-type="float">
            <text:p>0.80197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9.4225" calcext:value-type="float">
            <text:p>79.4225</text:p>
          </table:table-cell>
          <table:table-cell table:formula="of:=[.C107]" office:value-type="float" office:value="17.5392" calcext:value-type="float">
            <text:p>17.5392</text:p>
          </table:table-cell>
          <table:table-cell table:formula="of:=[.D107]" office:value-type="float" office:value="0.801976" calcext:value-type="float">
            <text:p>0.801976</text:p>
          </table:table-cell>
          <table:table-cell table:number-columns-repeated="2"/>
          <table:table-cell office:value-type="float" office:value="47.6535" calcext:value-type="float">
            <text:p>47.6535</text:p>
          </table:table-cell>
          <table:table-cell office:value-type="float" office:value="63.538" calcext:value-type="float">
            <text:p>63.538</text:p>
          </table:table-cell>
          <table:table-cell office:value-type="float" office:value="79.4225" calcext:value-type="float">
            <text:p>79.4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55297" calcext:value-type="float">
            <text:p>8.55297</text:p>
          </table:table-cell>
          <table:table-cell office:value-type="float" office:value="0.781123" calcext:value-type="float">
            <text:p>0.78112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1.4585" calcext:value-type="float">
            <text:p>81.4585</text:p>
          </table:table-cell>
          <table:table-cell table:formula="of:=[.C108]" office:value-type="float" office:value="8.55297" calcext:value-type="float">
            <text:p>8.55297</text:p>
          </table:table-cell>
          <table:table-cell table:formula="of:=[.D108]" office:value-type="float" office:value="0.781123" calcext:value-type="float">
            <text:p>0.781123</text:p>
          </table:table-cell>
          <table:table-cell table:number-columns-repeated="2"/>
          <table:table-cell office:value-type="float" office:value="48.8751" calcext:value-type="float">
            <text:p>48.8751</text:p>
          </table:table-cell>
          <table:table-cell office:value-type="float" office:value="65.1668" calcext:value-type="float">
            <text:p>65.1668</text:p>
          </table:table-cell>
          <table:table-cell office:value-type="float" office:value="81.4585" calcext:value-type="float">
            <text:p>81.4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3147" calcext:value-type="float">
            <text:p>20.3147</text:p>
          </table:table-cell>
          <table:table-cell office:value-type="float" office:value="0.786864" calcext:value-type="float">
            <text:p>0.78686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8.2855" calcext:value-type="float">
            <text:p>78.2855</text:p>
          </table:table-cell>
          <table:table-cell table:formula="of:=[.C109]" office:value-type="float" office:value="20.3147" calcext:value-type="float">
            <text:p>20.3147</text:p>
          </table:table-cell>
          <table:table-cell table:formula="of:=[.D109]" office:value-type="float" office:value="0.786864" calcext:value-type="float">
            <text:p>0.786864</text:p>
          </table:table-cell>
          <table:table-cell table:number-columns-repeated="2"/>
          <table:table-cell office:value-type="float" office:value="46.9713" calcext:value-type="float">
            <text:p>46.9713</text:p>
          </table:table-cell>
          <table:table-cell office:value-type="float" office:value="62.6284" calcext:value-type="float">
            <text:p>62.6284</text:p>
          </table:table-cell>
          <table:table-cell office:value-type="float" office:value="78.2855" calcext:value-type="float">
            <text:p>78.2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.1722" calcext:value-type="float">
            <text:p>20.1722</text:p>
          </table:table-cell>
          <table:table-cell office:value-type="float" office:value="0.810409" calcext:value-type="float">
            <text:p>0.81040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75.317" calcext:value-type="float">
            <text:p>75.317</text:p>
          </table:table-cell>
          <table:table-cell table:formula="of:=[.C110]" office:value-type="float" office:value="20.1722" calcext:value-type="float">
            <text:p>20.1722</text:p>
          </table:table-cell>
          <table:table-cell table:formula="of:=[.D110]" office:value-type="float" office:value="0.810409" calcext:value-type="float">
            <text:p>0.810409</text:p>
          </table:table-cell>
          <table:table-cell table:number-columns-repeated="2"/>
          <table:table-cell office:value-type="float" office:value="45.1902" calcext:value-type="float">
            <text:p>45.1902</text:p>
          </table:table-cell>
          <table:table-cell office:value-type="float" office:value="60.2536" calcext:value-type="float">
            <text:p>60.2536</text:p>
          </table:table-cell>
          <table:table-cell office:value-type="float" office:value="75.317" calcext:value-type="float">
            <text:p>75.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.6576" calcext:value-type="float">
            <text:p>18.6576</text:p>
          </table:table-cell>
          <table:table-cell office:value-type="float" office:value="0.781995" calcext:value-type="float">
            <text:p>0.78199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7.153" calcext:value-type="float">
            <text:p>77.153</text:p>
          </table:table-cell>
          <table:table-cell table:formula="of:=[.C111]" office:value-type="float" office:value="18.6576" calcext:value-type="float">
            <text:p>18.6576</text:p>
          </table:table-cell>
          <table:table-cell table:formula="of:=[.D111]" office:value-type="float" office:value="0.781995" calcext:value-type="float">
            <text:p>0.781995</text:p>
          </table:table-cell>
          <table:table-cell table:number-columns-repeated="2"/>
          <table:table-cell office:value-type="float" office:value="46.2918" calcext:value-type="float">
            <text:p>46.2918</text:p>
          </table:table-cell>
          <table:table-cell office:value-type="float" office:value="61.7224" calcext:value-type="float">
            <text:p>61.7224</text:p>
          </table:table-cell>
          <table:table-cell office:value-type="float" office:value="77.153" calcext:value-type="float">
            <text:p>77.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.7776" calcext:value-type="float">
            <text:p>24.7776</text:p>
          </table:table-cell>
          <table:table-cell office:value-type="float" office:value="0.762087" calcext:value-type="float">
            <text:p>0.76208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.407" calcext:value-type="float">
            <text:p>76.407</text:p>
          </table:table-cell>
          <table:table-cell table:formula="of:=[.C112]" office:value-type="float" office:value="24.7776" calcext:value-type="float">
            <text:p>24.7776</text:p>
          </table:table-cell>
          <table:table-cell table:formula="of:=[.D112]" office:value-type="float" office:value="0.762087" calcext:value-type="float">
            <text:p>0.762087</text:p>
          </table:table-cell>
          <table:table-cell table:number-columns-repeated="2"/>
          <table:table-cell office:value-type="float" office:value="45.8442" calcext:value-type="float">
            <text:p>45.8442</text:p>
          </table:table-cell>
          <table:table-cell office:value-type="float" office:value="61.1256" calcext:value-type="float">
            <text:p>61.1256</text:p>
          </table:table-cell>
          <table:table-cell office:value-type="float" office:value="76.407" calcext:value-type="float">
            <text:p>76.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0.7888" calcext:value-type="float">
            <text:p>0.788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81.428" calcext:value-type="float">
            <text:p>81.428</text:p>
          </table:table-cell>
          <table:table-cell table:formula="of:=[.C113]" office:value-type="float" office:value="18.8779" calcext:value-type="float">
            <text:p>18.8779</text:p>
          </table:table-cell>
          <table:table-cell table:formula="of:=[.D113]" office:value-type="float" office:value="0.7888" calcext:value-type="float">
            <text:p>0.7888</text:p>
          </table:table-cell>
          <table:table-cell table:number-columns-repeated="2"/>
          <table:table-cell office:value-type="float" office:value="48.8568" calcext:value-type="float">
            <text:p>48.8568</text:p>
          </table:table-cell>
          <table:table-cell office:value-type="float" office:value="65.1424" calcext:value-type="float">
            <text:p>65.1424</text:p>
          </table:table-cell>
          <table:table-cell office:value-type="float" office:value="81.428" calcext:value-type="float">
            <text:p>81.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2.4468" calcext:value-type="float">
            <text:p>32.4468</text:p>
          </table:table-cell>
          <table:table-cell office:value-type="float" office:value="0.798532" calcext:value-type="float">
            <text:p>0.79853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7.121" calcext:value-type="float">
            <text:p>77.121</text:p>
          </table:table-cell>
          <table:table-cell table:formula="of:=[.C114]" office:value-type="float" office:value="32.4468" calcext:value-type="float">
            <text:p>32.4468</text:p>
          </table:table-cell>
          <table:table-cell table:formula="of:=[.D114]" office:value-type="float" office:value="0.798532" calcext:value-type="float">
            <text:p>0.798532</text:p>
          </table:table-cell>
          <table:table-cell table:number-columns-repeated="2"/>
          <table:table-cell office:value-type="float" office:value="46.2726" calcext:value-type="float">
            <text:p>46.2726</text:p>
          </table:table-cell>
          <table:table-cell office:value-type="float" office:value="61.6968" calcext:value-type="float">
            <text:p>61.6968</text:p>
          </table:table-cell>
          <table:table-cell office:value-type="float" office:value="77.121" calcext:value-type="float">
            <text:p>77.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.5865" calcext:value-type="float">
            <text:p>50.5865</text:p>
          </table:table-cell>
          <table:table-cell office:value-type="float" office:value="0.714792" calcext:value-type="float">
            <text:p>0.71479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82.4735" calcext:value-type="float">
            <text:p>82.4735</text:p>
          </table:table-cell>
          <table:table-cell table:formula="of:=[.C115]" office:value-type="float" office:value="50.5865" calcext:value-type="float">
            <text:p>50.5865</text:p>
          </table:table-cell>
          <table:table-cell table:formula="of:=[.D115]" office:value-type="float" office:value="0.714792" calcext:value-type="float">
            <text:p>0.714792</text:p>
          </table:table-cell>
          <table:table-cell table:number-columns-repeated="2"/>
          <table:table-cell office:value-type="float" office:value="49.4841" calcext:value-type="float">
            <text:p>49.4841</text:p>
          </table:table-cell>
          <table:table-cell office:value-type="float" office:value="65.9788" calcext:value-type="float">
            <text:p>65.9788</text:p>
          </table:table-cell>
          <table:table-cell office:value-type="float" office:value="82.4735" calcext:value-type="float">
            <text:p>82.4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.5897" calcext:value-type="float">
            <text:p>53.5897</text:p>
          </table:table-cell>
          <table:table-cell office:value-type="float" office:value="0.720808" calcext:value-type="float">
            <text:p>0.72080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80.3895" calcext:value-type="float">
            <text:p>80.3895</text:p>
          </table:table-cell>
          <table:table-cell table:formula="of:=[.C116]" office:value-type="float" office:value="53.5897" calcext:value-type="float">
            <text:p>53.5897</text:p>
          </table:table-cell>
          <table:table-cell table:formula="of:=[.D116]" office:value-type="float" office:value="0.720808" calcext:value-type="float">
            <text:p>0.720808</text:p>
          </table:table-cell>
          <table:table-cell table:number-columns-repeated="2"/>
          <table:table-cell office:value-type="float" office:value="48.2337" calcext:value-type="float">
            <text:p>48.2337</text:p>
          </table:table-cell>
          <table:table-cell office:value-type="float" office:value="64.3116" calcext:value-type="float">
            <text:p>64.3116</text:p>
          </table:table-cell>
          <table:table-cell office:value-type="float" office:value="80.3895" calcext:value-type="float">
            <text:p>80.3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0.708531" calcext:value-type="float">
            <text:p>0.70853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88.16" calcext:value-type="float">
            <text:p>88.16</text:p>
          </table:table-cell>
          <table:table-cell table:formula="of:=[.C117]" office:value-type="float" office:value="16.2327" calcext:value-type="float">
            <text:p>16.2327</text:p>
          </table:table-cell>
          <table:table-cell table:formula="of:=[.D117]" office:value-type="float" office:value="0.708531" calcext:value-type="float">
            <text:p>0.708531</text:p>
          </table:table-cell>
          <table:table-cell table:number-columns-repeated="2"/>
          <table:table-cell office:value-type="float" office:value="52.896" calcext:value-type="float">
            <text:p>52.896</text:p>
          </table:table-cell>
          <table:table-cell office:value-type="float" office:value="70.528" calcext:value-type="float">
            <text:p>70.5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.3006" calcext:value-type="float">
            <text:p>32.3006</text:p>
          </table:table-cell>
          <table:table-cell office:value-type="float" office:value="0.704989" calcext:value-type="float">
            <text:p>0.70498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80.5465" calcext:value-type="float">
            <text:p>80.5465</text:p>
          </table:table-cell>
          <table:table-cell table:formula="of:=[.C118]" office:value-type="float" office:value="32.3006" calcext:value-type="float">
            <text:p>32.3006</text:p>
          </table:table-cell>
          <table:table-cell table:formula="of:=[.D118]" office:value-type="float" office:value="0.704989" calcext:value-type="float">
            <text:p>0.704989</text:p>
          </table:table-cell>
          <table:table-cell table:number-columns-repeated="2"/>
          <table:table-cell office:value-type="float" office:value="48.3279" calcext:value-type="float">
            <text:p>48.3279</text:p>
          </table:table-cell>
          <table:table-cell office:value-type="float" office:value="64.4372" calcext:value-type="float">
            <text:p>64.4372</text:p>
          </table:table-cell>
          <table:table-cell office:value-type="float" office:value="80.5465" calcext:value-type="float">
            <text:p>80.5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.2739" calcext:value-type="float">
            <text:p>21.2739</text:p>
          </table:table-cell>
          <table:table-cell office:value-type="float" office:value="0.706488" calcext:value-type="float">
            <text:p>0.70648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83.489" calcext:value-type="float">
            <text:p>83.489</text:p>
          </table:table-cell>
          <table:table-cell table:formula="of:=[.C119]" office:value-type="float" office:value="21.2739" calcext:value-type="float">
            <text:p>21.2739</text:p>
          </table:table-cell>
          <table:table-cell table:formula="of:=[.D119]" office:value-type="float" office:value="0.706488" calcext:value-type="float">
            <text:p>0.706488</text:p>
          </table:table-cell>
          <table:table-cell table:number-columns-repeated="2"/>
          <table:table-cell office:value-type="float" office:value="50.0934" calcext:value-type="float">
            <text:p>50.0934</text:p>
          </table:table-cell>
          <table:table-cell office:value-type="float" office:value="66.7912" calcext:value-type="float">
            <text:p>66.7912</text:p>
          </table:table-cell>
          <table:table-cell office:value-type="float" office:value="83.489" calcext:value-type="float">
            <text:p>83.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.9395" calcext:value-type="float">
            <text:p>24.9395</text:p>
          </table:table-cell>
          <table:table-cell office:value-type="float" office:value="0.725148" calcext:value-type="float">
            <text:p>0.72514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8.6175" calcext:value-type="float">
            <text:p>78.6175</text:p>
          </table:table-cell>
          <table:table-cell table:formula="of:=[.C120]" office:value-type="float" office:value="24.9395" calcext:value-type="float">
            <text:p>24.9395</text:p>
          </table:table-cell>
          <table:table-cell table:formula="of:=[.D120]" office:value-type="float" office:value="0.725148" calcext:value-type="float">
            <text:p>0.725148</text:p>
          </table:table-cell>
          <table:table-cell table:number-columns-repeated="2"/>
          <table:table-cell office:value-type="float" office:value="47.1705" calcext:value-type="float">
            <text:p>47.1705</text:p>
          </table:table-cell>
          <table:table-cell office:value-type="float" office:value="62.894" calcext:value-type="float">
            <text:p>62.894</text:p>
          </table:table-cell>
          <table:table-cell office:value-type="float" office:value="78.6175" calcext:value-type="float">
            <text:p>78.6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.8577" calcext:value-type="float">
            <text:p>21.8577</text:p>
          </table:table-cell>
          <table:table-cell office:value-type="float" office:value="0.702041" calcext:value-type="float">
            <text:p>0.70204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83.765" calcext:value-type="float">
            <text:p>83.765</text:p>
          </table:table-cell>
          <table:table-cell table:formula="of:=[.C121]" office:value-type="float" office:value="21.8577" calcext:value-type="float">
            <text:p>21.8577</text:p>
          </table:table-cell>
          <table:table-cell table:formula="of:=[.D121]" office:value-type="float" office:value="0.702041" calcext:value-type="float">
            <text:p>0.702041</text:p>
          </table:table-cell>
          <table:table-cell table:number-columns-repeated="2"/>
          <table:table-cell office:value-type="float" office:value="50.259" calcext:value-type="float">
            <text:p>50.259</text:p>
          </table:table-cell>
          <table:table-cell office:value-type="float" office:value="67.012" calcext:value-type="float">
            <text:p>67.012</text:p>
          </table:table-cell>
          <table:table-cell office:value-type="float" office:value="83.765" calcext:value-type="float">
            <text:p>83.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.8911" calcext:value-type="float">
            <text:p>24.8911</text:p>
          </table:table-cell>
          <table:table-cell office:value-type="float" office:value="0.702244" calcext:value-type="float">
            <text:p>0.70224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7.371" calcext:value-type="float">
            <text:p>87.371</text:p>
          </table:table-cell>
          <table:table-cell table:formula="of:=[.C122]" office:value-type="float" office:value="24.8911" calcext:value-type="float">
            <text:p>24.8911</text:p>
          </table:table-cell>
          <table:table-cell table:formula="of:=[.D122]" office:value-type="float" office:value="0.702244" calcext:value-type="float">
            <text:p>0.702244</text:p>
          </table:table-cell>
          <table:table-cell table:number-columns-repeated="2"/>
          <table:table-cell office:value-type="float" office:value="52.4226" calcext:value-type="float">
            <text:p>52.4226</text:p>
          </table:table-cell>
          <table:table-cell office:value-type="float" office:value="69.8968" calcext:value-type="float">
            <text:p>69.8968</text:p>
          </table:table-cell>
          <table:table-cell office:value-type="float" office:value="87.371" calcext:value-type="float">
            <text:p>87.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.116" calcext:value-type="float">
            <text:p>23.116</text:p>
          </table:table-cell>
          <table:table-cell office:value-type="float" office:value="0.701847" calcext:value-type="float">
            <text:p>0.70184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5.0125" calcext:value-type="float">
            <text:p>85.0125</text:p>
          </table:table-cell>
          <table:table-cell table:formula="of:=[.C123]" office:value-type="float" office:value="23.116" calcext:value-type="float">
            <text:p>23.116</text:p>
          </table:table-cell>
          <table:table-cell table:formula="of:=[.D123]" office:value-type="float" office:value="0.701847" calcext:value-type="float">
            <text:p>0.701847</text:p>
          </table:table-cell>
          <table:table-cell table:number-columns-repeated="2"/>
          <table:table-cell office:value-type="float" office:value="51.0075" calcext:value-type="float">
            <text:p>51.0075</text:p>
          </table:table-cell>
          <table:table-cell office:value-type="float" office:value="68.01" calcext:value-type="float">
            <text:p>68.01</text:p>
          </table:table-cell>
          <table:table-cell office:value-type="float" office:value="85.0125" calcext:value-type="float">
            <text:p>85.0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3.6289" calcext:value-type="float">
            <text:p>23.6289</text:p>
          </table:table-cell>
          <table:table-cell office:value-type="float" office:value="0.69839" calcext:value-type="float">
            <text:p>0.6983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85.817" calcext:value-type="float">
            <text:p>85.817</text:p>
          </table:table-cell>
          <table:table-cell table:formula="of:=[.C124]" office:value-type="float" office:value="23.6289" calcext:value-type="float">
            <text:p>23.6289</text:p>
          </table:table-cell>
          <table:table-cell table:formula="of:=[.D124]" office:value-type="float" office:value="0.69839" calcext:value-type="float">
            <text:p>0.69839</text:p>
          </table:table-cell>
          <table:table-cell table:number-columns-repeated="2"/>
          <table:table-cell office:value-type="float" office:value="51.4902" calcext:value-type="float">
            <text:p>51.4902</text:p>
          </table:table-cell>
          <table:table-cell office:value-type="float" office:value="68.6536" calcext:value-type="float">
            <text:p>68.6536</text:p>
          </table:table-cell>
          <table:table-cell office:value-type="float" office:value="85.817" calcext:value-type="float">
            <text:p>85.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.348" calcext:value-type="float">
            <text:p>27.348</text:p>
          </table:table-cell>
          <table:table-cell office:value-type="float" office:value="0.742319" calcext:value-type="float">
            <text:p>0.74231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75.9805" calcext:value-type="float">
            <text:p>75.9805</text:p>
          </table:table-cell>
          <table:table-cell table:formula="of:=[.C125]" office:value-type="float" office:value="27.348" calcext:value-type="float">
            <text:p>27.348</text:p>
          </table:table-cell>
          <table:table-cell table:formula="of:=[.D125]" office:value-type="float" office:value="0.742319" calcext:value-type="float">
            <text:p>0.742319</text:p>
          </table:table-cell>
          <table:table-cell table:number-columns-repeated="2"/>
          <table:table-cell office:value-type="float" office:value="45.5883" calcext:value-type="float">
            <text:p>45.5883</text:p>
          </table:table-cell>
          <table:table-cell office:value-type="float" office:value="60.7844" calcext:value-type="float">
            <text:p>60.7844</text:p>
          </table:table-cell>
          <table:table-cell office:value-type="float" office:value="75.9805" calcext:value-type="float">
            <text:p>75.9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.8551" calcext:value-type="float">
            <text:p>22.8551</text:p>
          </table:table-cell>
          <table:table-cell office:value-type="float" office:value="0.725238" calcext:value-type="float">
            <text:p>0.72523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78.49" calcext:value-type="float">
            <text:p>78.49</text:p>
          </table:table-cell>
          <table:table-cell table:formula="of:=[.C126]" office:value-type="float" office:value="22.8551" calcext:value-type="float">
            <text:p>22.8551</text:p>
          </table:table-cell>
          <table:table-cell table:formula="of:=[.D126]" office:value-type="float" office:value="0.725238" calcext:value-type="float">
            <text:p>0.725238</text:p>
          </table:table-cell>
          <table:table-cell table:number-columns-repeated="2"/>
          <table:table-cell office:value-type="float" office:value="47.094" calcext:value-type="float">
            <text:p>47.094</text:p>
          </table:table-cell>
          <table:table-cell office:value-type="float" office:value="62.792" calcext:value-type="float">
            <text:p>62.792</text:p>
          </table:table-cell>
          <table:table-cell office:value-type="float" office:value="78.49" calcext:value-type="float">
            <text:p>78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0.727344" calcext:value-type="float">
            <text:p>0.72734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81.0295" calcext:value-type="float">
            <text:p>81.0295</text:p>
          </table:table-cell>
          <table:table-cell table:formula="of:=[.C127]" office:value-type="float" office:value="15.5213" calcext:value-type="float">
            <text:p>15.5213</text:p>
          </table:table-cell>
          <table:table-cell table:formula="of:=[.D127]" office:value-type="float" office:value="0.727344" calcext:value-type="float">
            <text:p>0.727344</text:p>
          </table:table-cell>
          <table:table-cell table:number-columns-repeated="2"/>
          <table:table-cell office:value-type="float" office:value="48.6177" calcext:value-type="float">
            <text:p>48.6177</text:p>
          </table:table-cell>
          <table:table-cell office:value-type="float" office:value="64.8236" calcext:value-type="float">
            <text:p>64.8236</text:p>
          </table:table-cell>
          <table:table-cell office:value-type="float" office:value="81.0295" calcext:value-type="float">
            <text:p>81.0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0.741908" calcext:value-type="float">
            <text:p>0.74190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8.9445" calcext:value-type="float">
            <text:p>78.9445</text:p>
          </table:table-cell>
          <table:table-cell table:formula="of:=[.C128]" office:value-type="float" office:value="26.1671" calcext:value-type="float">
            <text:p>26.1671</text:p>
          </table:table-cell>
          <table:table-cell table:formula="of:=[.D128]" office:value-type="float" office:value="0.741908" calcext:value-type="float">
            <text:p>0.741908</text:p>
          </table:table-cell>
          <table:table-cell table:number-columns-repeated="2"/>
          <table:table-cell office:value-type="float" office:value="47.3667" calcext:value-type="float">
            <text:p>47.3667</text:p>
          </table:table-cell>
          <table:table-cell office:value-type="float" office:value="63.1556" calcext:value-type="float">
            <text:p>63.1556</text:p>
          </table:table-cell>
          <table:table-cell office:value-type="float" office:value="78.9445" calcext:value-type="float">
            <text:p>78.9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.7846" calcext:value-type="float">
            <text:p>24.7846</text:p>
          </table:table-cell>
          <table:table-cell office:value-type="float" office:value="0.696161" calcext:value-type="float">
            <text:p>0.69616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5.299" calcext:value-type="float">
            <text:p>85.299</text:p>
          </table:table-cell>
          <table:table-cell table:formula="of:=[.C129]" office:value-type="float" office:value="24.7846" calcext:value-type="float">
            <text:p>24.7846</text:p>
          </table:table-cell>
          <table:table-cell table:formula="of:=[.D129]" office:value-type="float" office:value="0.696161" calcext:value-type="float">
            <text:p>0.696161</text:p>
          </table:table-cell>
          <table:table-cell table:number-columns-repeated="2"/>
          <table:table-cell office:value-type="float" office:value="51.1794" calcext:value-type="float">
            <text:p>51.1794</text:p>
          </table:table-cell>
          <table:table-cell office:value-type="float" office:value="68.2392" calcext:value-type="float">
            <text:p>68.2392</text:p>
          </table:table-cell>
          <table:table-cell office:value-type="float" office:value="85.299" calcext:value-type="float">
            <text:p>85.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.2893" calcext:value-type="float">
            <text:p>24.2893</text:p>
          </table:table-cell>
          <table:table-cell office:value-type="float" office:value="0.727387" calcext:value-type="float">
            <text:p>0.72738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86.267" calcext:value-type="float">
            <text:p>86.267</text:p>
          </table:table-cell>
          <table:table-cell table:formula="of:=[.C130]" office:value-type="float" office:value="24.2893" calcext:value-type="float">
            <text:p>24.2893</text:p>
          </table:table-cell>
          <table:table-cell table:formula="of:=[.D130]" office:value-type="float" office:value="0.727387" calcext:value-type="float">
            <text:p>0.727387</text:p>
          </table:table-cell>
          <table:table-cell table:number-columns-repeated="2"/>
          <table:table-cell office:value-type="float" office:value="51.7602" calcext:value-type="float">
            <text:p>51.7602</text:p>
          </table:table-cell>
          <table:table-cell office:value-type="float" office:value="69.0136" calcext:value-type="float">
            <text:p>69.0136</text:p>
          </table:table-cell>
          <table:table-cell office:value-type="float" office:value="86.267" calcext:value-type="float">
            <text:p>86.267</text:p>
          </table:table-cell>
        </table:table-row>
      </table:table>
      <table:table table:name="Calib_result_allDSSD_ion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Common threshol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478" calcext:value-type="float">
            <text:p>80.478</text:p>
          </table:table-cell>
          <table:table-cell office:value-type="float" office:value="1.62306" calcext:value-type="float">
            <text:p>1.6230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0.478" calcext:value-type="float">
            <text:p>80.478</text:p>
          </table:table-cell>
          <table:table-cell office:value-type="float" office:value="1.62306" calcext:value-type="float">
            <text:p>1.62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5297" calcext:value-type="float">
            <text:p>92.5297</text:p>
          </table:table-cell>
          <table:table-cell office:value-type="float" office:value="1.67025" calcext:value-type="float">
            <text:p>1.67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2.5297" calcext:value-type="float">
            <text:p>92.5297</text:p>
          </table:table-cell>
          <table:table-cell office:value-type="float" office:value="1.67025" calcext:value-type="float">
            <text:p>1.67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2392" calcext:value-type="float">
            <text:p>98.2392</text:p>
          </table:table-cell>
          <table:table-cell office:value-type="float" office:value="1.61101" calcext:value-type="float">
            <text:p>1.61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.2392" calcext:value-type="float">
            <text:p>98.2392</text:p>
          </table:table-cell>
          <table:table-cell office:value-type="float" office:value="1.61101" calcext:value-type="float">
            <text:p>1.6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.4197" calcext:value-type="float">
            <text:p>94.4197</text:p>
          </table:table-cell>
          <table:table-cell office:value-type="float" office:value="1.60644" calcext:value-type="float">
            <text:p>1.606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4.4197" calcext:value-type="float">
            <text:p>94.4197</text:p>
          </table:table-cell>
          <table:table-cell office:value-type="float" office:value="1.60644" calcext:value-type="float">
            <text:p>1.6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.2947" calcext:value-type="float">
            <text:p>97.2947</text:p>
          </table:table-cell>
          <table:table-cell office:value-type="float" office:value="1.67402" calcext:value-type="float">
            <text:p>1.67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7.2947" calcext:value-type="float">
            <text:p>97.2947</text:p>
          </table:table-cell>
          <table:table-cell office:value-type="float" office:value="1.67402" calcext:value-type="float">
            <text:p>1.6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.348" calcext:value-type="float">
            <text:p>99.348</text:p>
          </table:table-cell>
          <table:table-cell office:value-type="float" office:value="1.65544" calcext:value-type="float">
            <text:p>1.65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9.348" calcext:value-type="float">
            <text:p>99.348</text:p>
          </table:table-cell>
          <table:table-cell office:value-type="float" office:value="1.65544" calcext:value-type="float">
            <text:p>1.65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7.8411" calcext:value-type="float">
            <text:p>97.8411</text:p>
          </table:table-cell>
          <table:table-cell office:value-type="float" office:value="1.50111" calcext:value-type="float">
            <text:p>1.50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7.8411" calcext:value-type="float">
            <text:p>97.8411</text:p>
          </table:table-cell>
          <table:table-cell office:value-type="float" office:value="1.50111" calcext:value-type="float">
            <text:p>1.5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.5898" calcext:value-type="float">
            <text:p>98.5898</text:p>
          </table:table-cell>
          <table:table-cell office:value-type="float" office:value="1.57753" calcext:value-type="float">
            <text:p>1.577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8.5898" calcext:value-type="float">
            <text:p>98.5898</text:p>
          </table:table-cell>
          <table:table-cell office:value-type="float" office:value="1.57753" calcext:value-type="float">
            <text:p>1.57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.837" calcext:value-type="float">
            <text:p>87.837</text:p>
          </table:table-cell>
          <table:table-cell office:value-type="float" office:value="1.59319" calcext:value-type="float">
            <text:p>1.593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7.837" calcext:value-type="float">
            <text:p>87.837</text:p>
          </table:table-cell>
          <table:table-cell office:value-type="float" office:value="1.59319" calcext:value-type="float">
            <text:p>1.59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.4814" calcext:value-type="float">
            <text:p>96.4814</text:p>
          </table:table-cell>
          <table:table-cell office:value-type="float" office:value="1.53945" calcext:value-type="float">
            <text:p>1.539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6.4814" calcext:value-type="float">
            <text:p>96.4814</text:p>
          </table:table-cell>
          <table:table-cell office:value-type="float" office:value="1.53945" calcext:value-type="float">
            <text:p>1.5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8.5207" calcext:value-type="float">
            <text:p>88.5207</text:p>
          </table:table-cell>
          <table:table-cell office:value-type="float" office:value="1.63919" calcext:value-type="float">
            <text:p>1.639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8.5207" calcext:value-type="float">
            <text:p>88.5207</text:p>
          </table:table-cell>
          <table:table-cell office:value-type="float" office:value="1.63919" calcext:value-type="float">
            <text:p>1.63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.7625" calcext:value-type="float">
            <text:p>93.7625</text:p>
          </table:table-cell>
          <table:table-cell office:value-type="float" office:value="1.68784" calcext:value-type="float">
            <text:p>1.68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3.7625" calcext:value-type="float">
            <text:p>93.7625</text:p>
          </table:table-cell>
          <table:table-cell office:value-type="float" office:value="1.68784" calcext:value-type="float">
            <text:p>1.68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1.4368" calcext:value-type="float">
            <text:p>91.4368</text:p>
          </table:table-cell>
          <table:table-cell office:value-type="float" office:value="1.7335" calcext:value-type="float">
            <text:p>1.73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1.4368" calcext:value-type="float">
            <text:p>91.4368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.269" calcext:value-type="float">
            <text:p>96.269</text:p>
          </table:table-cell>
          <table:table-cell office:value-type="float" office:value="1.65499" calcext:value-type="float">
            <text:p>1.654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6.269" calcext:value-type="float">
            <text:p>96.269</text:p>
          </table:table-cell>
          <table:table-cell office:value-type="float" office:value="1.65499" calcext:value-type="float">
            <text:p>1.65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.7606" calcext:value-type="float">
            <text:p>81.7606</text:p>
          </table:table-cell>
          <table:table-cell office:value-type="float" office:value="1.97784" calcext:value-type="float">
            <text:p>1.977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1.7606" calcext:value-type="float">
            <text:p>81.7606</text:p>
          </table:table-cell>
          <table:table-cell office:value-type="float" office:value="1.97784" calcext:value-type="float">
            <text:p>1.97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0279" calcext:value-type="float">
            <text:p>83.0279</text:p>
          </table:table-cell>
          <table:table-cell office:value-type="float" office:value="1.5943" calcext:value-type="float">
            <text:p>1.59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.0279" calcext:value-type="float">
            <text:p>83.0279</text:p>
          </table:table-cell>
          <table:table-cell office:value-type="float" office:value="1.5943" calcext:value-type="float">
            <text:p>1.5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.1231" calcext:value-type="float">
            <text:p>39.1231</text:p>
          </table:table-cell>
          <table:table-cell office:value-type="float" office:value="1.05405" calcext:value-type="float">
            <text:p>1.054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9.1231" calcext:value-type="float">
            <text:p>39.1231</text:p>
          </table:table-cell>
          <table:table-cell office:value-type="float" office:value="1.05405" calcext:value-type="float">
            <text:p>1.05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.4866" calcext:value-type="float">
            <text:p>14.4866</text:p>
          </table:table-cell>
          <table:table-cell office:value-type="float" office:value="1.23142" calcext:value-type="float">
            <text:p>1.231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.4866" calcext:value-type="float">
            <text:p>14.4866</text:p>
          </table:table-cell>
          <table:table-cell office:value-type="float" office:value="1.23142" calcext:value-type="float">
            <text:p>1.23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6721" calcext:value-type="float">
            <text:p>21.6721</text:p>
          </table:table-cell>
          <table:table-cell office:value-type="float" office:value="1.24142" calcext:value-type="float">
            <text:p>1.241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1.6721" calcext:value-type="float">
            <text:p>21.6721</text:p>
          </table:table-cell>
          <table:table-cell office:value-type="float" office:value="1.24142" calcext:value-type="float">
            <text:p>1.24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.5074" calcext:value-type="float">
            <text:p>32.5074</text:p>
          </table:table-cell>
          <table:table-cell office:value-type="float" office:value="1.17026" calcext:value-type="float">
            <text:p>1.170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2.5074" calcext:value-type="float">
            <text:p>32.5074</text:p>
          </table:table-cell>
          <table:table-cell office:value-type="float" office:value="1.17026" calcext:value-type="float">
            <text:p>1.17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.5284" calcext:value-type="float">
            <text:p>36.5284</text:p>
          </table:table-cell>
          <table:table-cell office:value-type="float" office:value="1.27488" calcext:value-type="float">
            <text:p>1.274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6.5284" calcext:value-type="float">
            <text:p>36.5284</text:p>
          </table:table-cell>
          <table:table-cell office:value-type="float" office:value="1.27488" calcext:value-type="float">
            <text:p>1.27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.6062" calcext:value-type="float">
            <text:p>36.6062</text:p>
          </table:table-cell>
          <table:table-cell office:value-type="float" office:value="1.11887" calcext:value-type="float">
            <text:p>1.118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6.6062" calcext:value-type="float">
            <text:p>36.6062</text:p>
          </table:table-cell>
          <table:table-cell office:value-type="float" office:value="1.11887" calcext:value-type="float">
            <text:p>1.11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.2945" calcext:value-type="float">
            <text:p>19.2945</text:p>
          </table:table-cell>
          <table:table-cell office:value-type="float" office:value="1.23092" calcext:value-type="float">
            <text:p>1.230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9.2945" calcext:value-type="float">
            <text:p>19.2945</text:p>
          </table:table-cell>
          <table:table-cell office:value-type="float" office:value="1.23092" calcext:value-type="float">
            <text:p>1.23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1499" calcext:value-type="float">
            <text:p>25.1499</text:p>
          </table:table-cell>
          <table:table-cell office:value-type="float" office:value="1.10779" calcext:value-type="float">
            <text:p>1.107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5.1499" calcext:value-type="float">
            <text:p>25.1499</text:p>
          </table:table-cell>
          <table:table-cell office:value-type="float" office:value="1.10779" calcext:value-type="float">
            <text:p>1.10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.50982" calcext:value-type="float">
            <text:p>9.50982</text:p>
          </table:table-cell>
          <table:table-cell office:value-type="float" office:value="1.30256" calcext:value-type="float">
            <text:p>1.302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.50982" calcext:value-type="float">
            <text:p>9.50982</text:p>
          </table:table-cell>
          <table:table-cell office:value-type="float" office:value="1.30256" calcext:value-type="float">
            <text:p>1.3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637" calcext:value-type="float">
            <text:p>10.3637</text:p>
          </table:table-cell>
          <table:table-cell office:value-type="float" office:value="1.40999" calcext:value-type="float">
            <text:p>1.40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0.3637" calcext:value-type="float">
            <text:p>10.3637</text:p>
          </table:table-cell>
          <table:table-cell office:value-type="float" office:value="1.40999" calcext:value-type="float">
            <text:p>1.40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10405" calcext:value-type="float">
            <text:p>4.10405</text:p>
          </table:table-cell>
          <table:table-cell office:value-type="float" office:value="1.34172" calcext:value-type="float">
            <text:p>1.341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.10405" calcext:value-type="float">
            <text:p>4.10405</text:p>
          </table:table-cell>
          <table:table-cell office:value-type="float" office:value="1.34172" calcext:value-type="float">
            <text:p>1.34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.2599" calcext:value-type="float">
            <text:p>12.2599</text:p>
          </table:table-cell>
          <table:table-cell office:value-type="float" office:value="1.39973" calcext:value-type="float">
            <text:p>1.399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2.2599" calcext:value-type="float">
            <text:p>12.2599</text:p>
          </table:table-cell>
          <table:table-cell office:value-type="float" office:value="1.39973" calcext:value-type="float">
            <text:p>1.39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93608" calcext:value-type="float">
            <text:p>5.93608</text:p>
          </table:table-cell>
          <table:table-cell office:value-type="float" office:value="1.3655" calcext:value-type="float">
            <text:p>1.36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5.93608" calcext:value-type="float">
            <text:p>5.93608</text:p>
          </table:table-cell>
          <table:table-cell office:value-type="float" office:value="1.3655" calcext:value-type="float">
            <text:p>1.3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.56374" calcext:value-type="float">
            <text:p>8.56374</text:p>
          </table:table-cell>
          <table:table-cell office:value-type="float" office:value="1.36961" calcext:value-type="float">
            <text:p>1.369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8.56374" calcext:value-type="float">
            <text:p>8.56374</text:p>
          </table:table-cell>
          <table:table-cell office:value-type="float" office:value="1.36961" calcext:value-type="float">
            <text:p>1.3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.44239" calcext:value-type="float">
            <text:p>1.442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.44239" calcext:value-type="float">
            <text:p>1.44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3.93557" calcext:value-type="float">
            <text:p>-3.93557</text:p>
          </table:table-cell>
          <table:table-cell office:value-type="float" office:value="1.38784" calcext:value-type="float">
            <text:p>1.3878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-3.93557" calcext:value-type="float">
            <text:p>-3.93557</text:p>
          </table:table-cell>
          <table:table-cell office:value-type="float" office:value="1.38784" calcext:value-type="float">
            <text:p>1.38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3023" calcext:value-type="float">
            <text:p>55.3023</text:p>
          </table:table-cell>
          <table:table-cell office:value-type="float" office:value="1.2739" calcext:value-type="float">
            <text:p>1.27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5.3023" calcext:value-type="float">
            <text:p>55.3023</text:p>
          </table:table-cell>
          <table:table-cell office:value-type="float" office:value="1.2739" calcext:value-type="float">
            <text:p>1.27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.924" calcext:value-type="float">
            <text:p>64.924</text:p>
          </table:table-cell>
          <table:table-cell office:value-type="float" office:value="1.44287" calcext:value-type="float">
            <text:p>1.4428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4.924" calcext:value-type="float">
            <text:p>64.924</text:p>
          </table:table-cell>
          <table:table-cell office:value-type="float" office:value="1.44287" calcext:value-type="float">
            <text:p>1.44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.8315" calcext:value-type="float">
            <text:p>63.8315</text:p>
          </table:table-cell>
          <table:table-cell office:value-type="float" office:value="1.25856" calcext:value-type="float">
            <text:p>1.2585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3.8315" calcext:value-type="float">
            <text:p>63.8315</text:p>
          </table:table-cell>
          <table:table-cell office:value-type="float" office:value="1.25856" calcext:value-type="float">
            <text:p>1.25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.2095" calcext:value-type="float">
            <text:p>72.2095</text:p>
          </table:table-cell>
          <table:table-cell office:value-type="float" office:value="1.35197" calcext:value-type="float">
            <text:p>1.351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2.2095" calcext:value-type="float">
            <text:p>72.2095</text:p>
          </table:table-cell>
          <table:table-cell office:value-type="float" office:value="1.35197" calcext:value-type="float">
            <text:p>1.35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.5695" calcext:value-type="float">
            <text:p>47.5695</text:p>
          </table:table-cell>
          <table:table-cell office:value-type="float" office:value="1.3911" calcext:value-type="float">
            <text:p>1.39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7.5695" calcext:value-type="float">
            <text:p>47.5695</text:p>
          </table:table-cell>
          <table:table-cell office:value-type="float" office:value="1.3911" calcext:value-type="float">
            <text:p>1.3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.3185" calcext:value-type="float">
            <text:p>81.3185</text:p>
          </table:table-cell>
          <table:table-cell office:value-type="float" office:value="1.29326" calcext:value-type="float">
            <text:p>1.2932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1.3185" calcext:value-type="float">
            <text:p>81.3185</text:p>
          </table:table-cell>
          <table:table-cell office:value-type="float" office:value="1.29326" calcext:value-type="float">
            <text:p>1.29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.993" calcext:value-type="float">
            <text:p>79.993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9.993" calcext:value-type="float">
            <text:p>79.99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.428" calcext:value-type="float">
            <text:p>71.428</text:p>
          </table:table-cell>
          <table:table-cell office:value-type="float" office:value="1.30735" calcext:value-type="float">
            <text:p>1.307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1.428" calcext:value-type="float">
            <text:p>71.428</text:p>
          </table:table-cell>
          <table:table-cell office:value-type="float" office:value="1.30735" calcext:value-type="float">
            <text:p>1.30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.3505" calcext:value-type="float">
            <text:p>77.3505</text:p>
          </table:table-cell>
          <table:table-cell office:value-type="float" office:value="1.32963" calcext:value-type="float">
            <text:p>1.329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77.3505" calcext:value-type="float">
            <text:p>77.3505</text:p>
          </table:table-cell>
          <table:table-cell office:value-type="float" office:value="1.32963" calcext:value-type="float">
            <text:p>1.3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.5432" calcext:value-type="float">
            <text:p>71.5432</text:p>
          </table:table-cell>
          <table:table-cell office:value-type="float" office:value="1.31804" calcext:value-type="float">
            <text:p>1.318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1.5432" calcext:value-type="float">
            <text:p>71.5432</text:p>
          </table:table-cell>
          <table:table-cell office:value-type="float" office:value="1.31804" calcext:value-type="float">
            <text:p>1.31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3.9012" calcext:value-type="float">
            <text:p>73.9012</text:p>
          </table:table-cell>
          <table:table-cell office:value-type="float" office:value="1.29056" calcext:value-type="float">
            <text:p>1.290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3.9012" calcext:value-type="float">
            <text:p>73.9012</text:p>
          </table:table-cell>
          <table:table-cell office:value-type="float" office:value="1.29056" calcext:value-type="float">
            <text:p>1.29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1.33061" calcext:value-type="float">
            <text:p>1.3306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1.33061" calcext:value-type="float">
            <text:p>1.33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.1541" calcext:value-type="float">
            <text:p>78.1541</text:p>
          </table:table-cell>
          <table:table-cell office:value-type="float" office:value="1.3988" calcext:value-type="float">
            <text:p>1.39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.1541" calcext:value-type="float">
            <text:p>78.1541</text:p>
          </table:table-cell>
          <table:table-cell office:value-type="float" office:value="1.3988" calcext:value-type="float">
            <text:p>1.3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9.7831" calcext:value-type="float">
            <text:p>79.7831</text:p>
          </table:table-cell>
          <table:table-cell office:value-type="float" office:value="1.40921" calcext:value-type="float">
            <text:p>1.409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9.7831" calcext:value-type="float">
            <text:p>79.7831</text:p>
          </table:table-cell>
          <table:table-cell office:value-type="float" office:value="1.40921" calcext:value-type="float">
            <text:p>1.40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9.5493" calcext:value-type="float">
            <text:p>89.5493</text:p>
          </table:table-cell>
          <table:table-cell office:value-type="float" office:value="1.28822" calcext:value-type="float">
            <text:p>1.288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9.5493" calcext:value-type="float">
            <text:p>89.5493</text:p>
          </table:table-cell>
          <table:table-cell office:value-type="float" office:value="1.28822" calcext:value-type="float">
            <text:p>1.28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.6954" calcext:value-type="float">
            <text:p>71.6954</text:p>
          </table:table-cell>
          <table:table-cell office:value-type="float" office:value="1.37984" calcext:value-type="float">
            <text:p>1.379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1.6954" calcext:value-type="float">
            <text:p>71.6954</text:p>
          </table:table-cell>
          <table:table-cell office:value-type="float" office:value="1.37984" calcext:value-type="float">
            <text:p>1.37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.2401" calcext:value-type="float">
            <text:p>16.2401</text:p>
          </table:table-cell>
          <table:table-cell office:value-type="float" office:value="1.15968" calcext:value-type="float">
            <text:p>1.159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6.2401" calcext:value-type="float">
            <text:p>16.2401</text:p>
          </table:table-cell>
          <table:table-cell office:value-type="float" office:value="1.15968" calcext:value-type="float">
            <text:p>1.15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.50592" calcext:value-type="float">
            <text:p>5.50592</text:p>
          </table:table-cell>
          <table:table-cell office:value-type="float" office:value="1.29435" calcext:value-type="float">
            <text:p>1.294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.50592" calcext:value-type="float">
            <text:p>5.50592</text:p>
          </table:table-cell>
          <table:table-cell office:value-type="float" office:value="1.29435" calcext:value-type="float">
            <text:p>1.29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1.32322" calcext:value-type="float">
            <text:p>1.323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1.26146" calcext:value-type="float">
            <text:p>1.2614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1.26146" calcext:value-type="float">
            <text:p>1.26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1.33805" calcext:value-type="float">
            <text:p>1.3380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1.33805" calcext:value-type="float">
            <text:p>1.33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.0836" calcext:value-type="float">
            <text:p>20.0836</text:p>
          </table:table-cell>
          <table:table-cell office:value-type="float" office:value="1.22623" calcext:value-type="float">
            <text:p>1.226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0.0836" calcext:value-type="float">
            <text:p>20.0836</text:p>
          </table:table-cell>
          <table:table-cell office:value-type="float" office:value="1.22623" calcext:value-type="float">
            <text:p>1.22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.1046" calcext:value-type="float">
            <text:p>18.1046</text:p>
          </table:table-cell>
          <table:table-cell office:value-type="float" office:value="1.26999" calcext:value-type="float">
            <text:p>1.269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8.1046" calcext:value-type="float">
            <text:p>18.1046</text:p>
          </table:table-cell>
          <table:table-cell office:value-type="float" office:value="1.26999" calcext:value-type="float">
            <text:p>1.26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.086" calcext:value-type="float">
            <text:p>16.086</text:p>
          </table:table-cell>
          <table:table-cell office:value-type="float" office:value="1.34729" calcext:value-type="float">
            <text:p>1.347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6.086" calcext:value-type="float">
            <text:p>16.086</text:p>
          </table:table-cell>
          <table:table-cell office:value-type="float" office:value="1.34729" calcext:value-type="float">
            <text:p>1.34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.8599" calcext:value-type="float">
            <text:p>15.8599</text:p>
          </table:table-cell>
          <table:table-cell office:value-type="float" office:value="1.27154" calcext:value-type="float">
            <text:p>1.271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.8599" calcext:value-type="float">
            <text:p>15.8599</text:p>
          </table:table-cell>
          <table:table-cell office:value-type="float" office:value="1.27154" calcext:value-type="float">
            <text:p>1.27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.2111" calcext:value-type="float">
            <text:p>17.2111</text:p>
          </table:table-cell>
          <table:table-cell office:value-type="float" office:value="1.28478" calcext:value-type="float">
            <text:p>1.2847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7.2111" calcext:value-type="float">
            <text:p>17.2111</text:p>
          </table:table-cell>
          <table:table-cell office:value-type="float" office:value="1.28478" calcext:value-type="float">
            <text:p>1.28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.566" calcext:value-type="float">
            <text:p>14.566</text:p>
          </table:table-cell>
          <table:table-cell office:value-type="float" office:value="1.28459" calcext:value-type="float">
            <text:p>1.284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4.566" calcext:value-type="float">
            <text:p>14.566</text:p>
          </table:table-cell>
          <table:table-cell office:value-type="float" office:value="1.28459" calcext:value-type="float">
            <text:p>1.28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.8226" calcext:value-type="float">
            <text:p>16.8226</text:p>
          </table:table-cell>
          <table:table-cell office:value-type="float" office:value="1.31099" calcext:value-type="float">
            <text:p>1.310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6.8226" calcext:value-type="float">
            <text:p>16.8226</text:p>
          </table:table-cell>
          <table:table-cell office:value-type="float" office:value="1.31099" calcext:value-type="float">
            <text:p>1.31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.67652" calcext:value-type="float">
            <text:p>7.67652</text:p>
          </table:table-cell>
          <table:table-cell office:value-type="float" office:value="1.26319" calcext:value-type="float">
            <text:p>1.263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.67652" calcext:value-type="float">
            <text:p>7.67652</text:p>
          </table:table-cell>
          <table:table-cell office:value-type="float" office:value="1.26319" calcext:value-type="float">
            <text:p>1.26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1.26784" calcext:value-type="float">
            <text:p>1.2678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1.26784" calcext:value-type="float">
            <text:p>1.26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7.2147" calcext:value-type="float">
            <text:p>-17.2147</text:p>
          </table:table-cell>
          <table:table-cell office:value-type="float" office:value="1.29036" calcext:value-type="float">
            <text:p>1.2903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-17.2147" calcext:value-type="float">
            <text:p>-17.2147</text:p>
          </table:table-cell>
          <table:table-cell office:value-type="float" office:value="1.29036" calcext:value-type="float">
            <text:p>1.29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.5103" calcext:value-type="float">
            <text:p>13.5103</text:p>
          </table:table-cell>
          <table:table-cell office:value-type="float" office:value="1.27961" calcext:value-type="float">
            <text:p>1.279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3.5103" calcext:value-type="float">
            <text:p>13.5103</text:p>
          </table:table-cell>
          <table:table-cell office:value-type="float" office:value="1.27961" calcext:value-type="float">
            <text:p>1.27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.02838" calcext:value-type="float">
            <text:p>-9.02838</text:p>
          </table:table-cell>
          <table:table-cell office:value-type="float" office:value="0.84974" calcext:value-type="float">
            <text:p>0.849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-9.02838" calcext:value-type="float">
            <text:p>-9.02838</text:p>
          </table:table-cell>
          <table:table-cell office:value-type="float" office:value="0.84974" calcext:value-type="float">
            <text:p>0.84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.72856" calcext:value-type="float">
            <text:p>-3.72856</text:p>
          </table:table-cell>
          <table:table-cell office:value-type="float" office:value="0.870073" calcext:value-type="float">
            <text:p>0.8700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-3.72856" calcext:value-type="float">
            <text:p>-3.72856</text:p>
          </table:table-cell>
          <table:table-cell office:value-type="float" office:value="0.870073" calcext:value-type="float">
            <text:p>0.8700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0922" calcext:value-type="float">
            <text:p>-9.00922</text:p>
          </table:table-cell>
          <table:table-cell office:value-type="float" office:value="0.901598" calcext:value-type="float">
            <text:p>0.90159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9.00922" calcext:value-type="float">
            <text:p>-9.00922</text:p>
          </table:table-cell>
          <table:table-cell office:value-type="float" office:value="0.901598" calcext:value-type="float">
            <text:p>0.901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.18132" calcext:value-type="float">
            <text:p>-2.18132</text:p>
          </table:table-cell>
          <table:table-cell office:value-type="float" office:value="0.889264" calcext:value-type="float">
            <text:p>0.88926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-2.18132" calcext:value-type="float">
            <text:p>-2.18132</text:p>
          </table:table-cell>
          <table:table-cell office:value-type="float" office:value="0.889264" calcext:value-type="float">
            <text:p>0.889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.98865" calcext:value-type="float">
            <text:p>-4.98865</text:p>
          </table:table-cell>
          <table:table-cell office:value-type="float" office:value="0.955198" calcext:value-type="float">
            <text:p>0.9551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4.98865" calcext:value-type="float">
            <text:p>-4.98865</text:p>
          </table:table-cell>
          <table:table-cell office:value-type="float" office:value="0.955198" calcext:value-type="float">
            <text:p>0.95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.28529" calcext:value-type="float">
            <text:p>-2.28529</text:p>
          </table:table-cell>
          <table:table-cell office:value-type="float" office:value="0.929633" calcext:value-type="float">
            <text:p>0.92963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-2.28529" calcext:value-type="float">
            <text:p>-2.28529</text:p>
          </table:table-cell>
          <table:table-cell office:value-type="float" office:value="0.929633" calcext:value-type="float">
            <text:p>0.929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98039" calcext:value-type="float">
            <text:p>4.98039</text:p>
          </table:table-cell>
          <table:table-cell office:value-type="float" office:value="0.910007" calcext:value-type="float">
            <text:p>0.91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.98039" calcext:value-type="float">
            <text:p>4.98039</text:p>
          </table:table-cell>
          <table:table-cell office:value-type="float" office:value="0.910007" calcext:value-type="float">
            <text:p>0.910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931231" calcext:value-type="float">
            <text:p>0.93123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931231" calcext:value-type="float">
            <text:p>0.931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53576" calcext:value-type="float">
            <text:p>5.53576</text:p>
          </table:table-cell>
          <table:table-cell office:value-type="float" office:value="1.05431" calcext:value-type="float">
            <text:p>1.054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.53576" calcext:value-type="float">
            <text:p>5.53576</text:p>
          </table:table-cell>
          <table:table-cell office:value-type="float" office:value="1.05431" calcext:value-type="float">
            <text:p>1.05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53247" calcext:value-type="float">
            <text:p>3.53247</text:p>
          </table:table-cell>
          <table:table-cell office:value-type="float" office:value="1.00603" calcext:value-type="float">
            <text:p>1.0060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.53247" calcext:value-type="float">
            <text:p>3.53247</text:p>
          </table:table-cell>
          <table:table-cell office:value-type="float" office:value="1.00603" calcext:value-type="float">
            <text:p>1.0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47797" calcext:value-type="float">
            <text:p>7.47797</text:p>
          </table:table-cell>
          <table:table-cell office:value-type="float" office:value="1.0057" calcext:value-type="float">
            <text:p>1.005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.47797" calcext:value-type="float">
            <text:p>7.47797</text:p>
          </table:table-cell>
          <table:table-cell office:value-type="float" office:value="1.0057" calcext:value-type="float">
            <text:p>1.0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.02306" calcext:value-type="float">
            <text:p>1.023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.02306" calcext:value-type="float">
            <text:p>1.02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.2958" calcext:value-type="float">
            <text:p>15.2958</text:p>
          </table:table-cell>
          <table:table-cell office:value-type="float" office:value="1.07487" calcext:value-type="float">
            <text:p>1.074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.2958" calcext:value-type="float">
            <text:p>15.2958</text:p>
          </table:table-cell>
          <table:table-cell office:value-type="float" office:value="1.07487" calcext:value-type="float">
            <text:p>1.07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18067" calcext:value-type="float">
            <text:p>9.18067</text:p>
          </table:table-cell>
          <table:table-cell office:value-type="float" office:value="1.00779" calcext:value-type="float">
            <text:p>1.0077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.18067" calcext:value-type="float">
            <text:p>9.18067</text:p>
          </table:table-cell>
          <table:table-cell office:value-type="float" office:value="1.00779" calcext:value-type="float">
            <text:p>1.0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.4054" calcext:value-type="float">
            <text:p>15.4054</text:p>
          </table:table-cell>
          <table:table-cell office:value-type="float" office:value="1.06518" calcext:value-type="float">
            <text:p>1.065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5.4054" calcext:value-type="float">
            <text:p>15.4054</text:p>
          </table:table-cell>
          <table:table-cell office:value-type="float" office:value="1.06518" calcext:value-type="float">
            <text:p>1.06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35648" calcext:value-type="float">
            <text:p>8.35648</text:p>
          </table:table-cell>
          <table:table-cell office:value-type="float" office:value="0.996271" calcext:value-type="float">
            <text:p>0.9962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.35648" calcext:value-type="float">
            <text:p>8.35648</text:p>
          </table:table-cell>
          <table:table-cell office:value-type="float" office:value="0.996271" calcext:value-type="float">
            <text:p>0.99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05" calcext:value-type="float">
            <text:p>1.05</text:p>
          </table:table-cell>
          <table:table-cell office:value-type="float" office:value="0.999311" calcext:value-type="float">
            <text:p>0.9993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999311" calcext:value-type="float">
            <text:p>0.999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.56735" calcext:value-type="float">
            <text:p>2.56735</text:p>
          </table:table-cell>
          <table:table-cell office:value-type="float" office:value="1.05397" calcext:value-type="float">
            <text:p>1.053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.56735" calcext:value-type="float">
            <text:p>2.56735</text:p>
          </table:table-cell>
          <table:table-cell office:value-type="float" office:value="1.05397" calcext:value-type="float">
            <text:p>1.05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34015" calcext:value-type="float">
            <text:p>6.34015</text:p>
          </table:table-cell>
          <table:table-cell office:value-type="float" office:value="1.0697" calcext:value-type="float">
            <text:p>1.06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.34015" calcext:value-type="float">
            <text:p>6.34015</text:p>
          </table:table-cell>
          <table:table-cell office:value-type="float" office:value="1.0697" calcext:value-type="float">
            <text:p>1.0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23984" calcext:value-type="float">
            <text:p>1.23984</text:p>
          </table:table-cell>
          <table:table-cell office:value-type="float" office:value="1.00182" calcext:value-type="float">
            <text:p>1.001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.23984" calcext:value-type="float">
            <text:p>1.23984</text:p>
          </table:table-cell>
          <table:table-cell office:value-type="float" office:value="1.00182" calcext:value-type="float">
            <text:p>1.00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3.3756" calcext:value-type="float">
            <text:p>-3.3756</text:p>
          </table:table-cell>
          <table:table-cell office:value-type="float" office:value="1.02534" calcext:value-type="float">
            <text:p>1.025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-3.3756" calcext:value-type="float">
            <text:p>-3.3756</text:p>
          </table:table-cell>
          <table:table-cell office:value-type="float" office:value="1.02534" calcext:value-type="float">
            <text:p>1.02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2.23666" calcext:value-type="float">
            <text:p>-2.23666</text:p>
          </table:table-cell>
          <table:table-cell office:value-type="float" office:value="1.0056" calcext:value-type="float">
            <text:p>1.005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-2.23666" calcext:value-type="float">
            <text:p>-2.23666</text:p>
          </table:table-cell>
          <table:table-cell office:value-type="float" office:value="1.0056" calcext:value-type="float">
            <text:p>1.0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.14173" calcext:value-type="float">
            <text:p>3.14173</text:p>
          </table:table-cell>
          <table:table-cell office:value-type="float" office:value="0.909642" calcext:value-type="float">
            <text:p>0.9096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3.14173" calcext:value-type="float">
            <text:p>3.14173</text:p>
          </table:table-cell>
          <table:table-cell office:value-type="float" office:value="0.909642" calcext:value-type="float">
            <text:p>0.909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5.47692" calcext:value-type="float">
            <text:p>-5.47692</text:p>
          </table:table-cell>
          <table:table-cell office:value-type="float" office:value="1.24946" calcext:value-type="float">
            <text:p>1.2494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-5.47692" calcext:value-type="float">
            <text:p>-5.47692</text:p>
          </table:table-cell>
          <table:table-cell office:value-type="float" office:value="1.24946" calcext:value-type="float">
            <text:p>1.24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.62795" calcext:value-type="float">
            <text:p>-9.62795</text:p>
          </table:table-cell>
          <table:table-cell office:value-type="float" office:value="0.94379" calcext:value-type="float">
            <text:p>0.943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-9.62795" calcext:value-type="float">
            <text:p>-9.62795</text:p>
          </table:table-cell>
          <table:table-cell office:value-type="float" office:value="0.94379" calcext:value-type="float">
            <text:p>0.9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6.31068" calcext:value-type="float">
            <text:p>-6.31068</text:p>
          </table:table-cell>
          <table:table-cell office:value-type="float" office:value="0.900852" calcext:value-type="float">
            <text:p>0.90085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-6.31068" calcext:value-type="float">
            <text:p>-6.31068</text:p>
          </table:table-cell>
          <table:table-cell office:value-type="float" office:value="0.900852" calcext:value-type="float">
            <text:p>0.900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3.43416" calcext:value-type="float">
            <text:p>-3.43416</text:p>
          </table:table-cell>
          <table:table-cell office:value-type="float" office:value="0.906951" calcext:value-type="float">
            <text:p>0.9069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-3.43416" calcext:value-type="float">
            <text:p>-3.43416</text:p>
          </table:table-cell>
          <table:table-cell office:value-type="float" office:value="0.906951" calcext:value-type="float">
            <text:p>0.906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10465" calcext:value-type="float">
            <text:p>0.210465</text:p>
          </table:table-cell>
          <table:table-cell office:value-type="float" office:value="0.860554" calcext:value-type="float">
            <text:p>0.86055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0.210465" calcext:value-type="float">
            <text:p>0.210465</text:p>
          </table:table-cell>
          <table:table-cell office:value-type="float" office:value="0.860554" calcext:value-type="float">
            <text:p>0.860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5.32874" calcext:value-type="float">
            <text:p>-5.32874</text:p>
          </table:table-cell>
          <table:table-cell office:value-type="float" office:value="0.940338" calcext:value-type="float">
            <text:p>0.9403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-5.32874" calcext:value-type="float">
            <text:p>-5.32874</text:p>
          </table:table-cell>
          <table:table-cell office:value-type="float" office:value="0.940338" calcext:value-type="float">
            <text:p>0.940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7.2918" calcext:value-type="float">
            <text:p>-7.2918</text:p>
          </table:table-cell>
          <table:table-cell office:value-type="float" office:value="0.917209" calcext:value-type="float">
            <text:p>0.9172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-7.2918" calcext:value-type="float">
            <text:p>-7.2918</text:p>
          </table:table-cell>
          <table:table-cell office:value-type="float" office:value="0.917209" calcext:value-type="float">
            <text:p>0.917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.27475" calcext:value-type="float">
            <text:p>-1.27475</text:p>
          </table:table-cell>
          <table:table-cell office:value-type="float" office:value="0.874776" calcext:value-type="float">
            <text:p>0.87477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-1.27475" calcext:value-type="float">
            <text:p>-1.27475</text:p>
          </table:table-cell>
          <table:table-cell office:value-type="float" office:value="0.874776" calcext:value-type="float">
            <text:p>0.874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9.09109" calcext:value-type="float">
            <text:p>-9.09109</text:p>
          </table:table-cell>
          <table:table-cell office:value-type="float" office:value="0.874597" calcext:value-type="float">
            <text:p>0.8745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-9.09109" calcext:value-type="float">
            <text:p>-9.09109</text:p>
          </table:table-cell>
          <table:table-cell office:value-type="float" office:value="0.874597" calcext:value-type="float">
            <text:p>0.874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.9344" calcext:value-type="float">
            <text:p>27.9344</text:p>
          </table:table-cell>
          <table:table-cell office:value-type="float" office:value="1.0759" calcext:value-type="float">
            <text:p>1.0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7.9344" calcext:value-type="float">
            <text:p>27.9344</text:p>
          </table:table-cell>
          <table:table-cell office:value-type="float" office:value="1.0759" calcext:value-type="float">
            <text:p>1.0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3.3873" calcext:value-type="float">
            <text:p>-33.3873</text:p>
          </table:table-cell>
          <table:table-cell office:value-type="float" office:value="1.21493" calcext:value-type="float">
            <text:p>1.2149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-33.3873" calcext:value-type="float">
            <text:p>-33.3873</text:p>
          </table:table-cell>
          <table:table-cell office:value-type="float" office:value="1.21493" calcext:value-type="float">
            <text:p>1.21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1.14262" calcext:value-type="float">
            <text:p>1.1426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1.14262" calcext:value-type="float">
            <text:p>1.142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.5692" calcext:value-type="float">
            <text:p>34.5692</text:p>
          </table:table-cell>
          <table:table-cell office:value-type="float" office:value="1.08127" calcext:value-type="float">
            <text:p>1.08127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4.5692" calcext:value-type="float">
            <text:p>34.5692</text:p>
          </table:table-cell>
          <table:table-cell office:value-type="float" office:value="1.08127" calcext:value-type="float">
            <text:p>1.08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.5729" calcext:value-type="float">
            <text:p>34.5729</text:p>
          </table:table-cell>
          <table:table-cell office:value-type="float" office:value="1.13095" calcext:value-type="float">
            <text:p>1.130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4.5729" calcext:value-type="float">
            <text:p>34.5729</text:p>
          </table:table-cell>
          <table:table-cell office:value-type="float" office:value="1.13095" calcext:value-type="float">
            <text:p>1.13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5455" calcext:value-type="float">
            <text:p>29.5455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9.5455" calcext:value-type="float">
            <text:p>29.5455</text:p>
          </table:table-cell>
          <table:table-cell office:value-type="float" office:value="1.0978" calcext:value-type="float">
            <text:p>1.0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.0509" calcext:value-type="float">
            <text:p>36.0509</text:p>
          </table:table-cell>
          <table:table-cell office:value-type="float" office:value="1.06778" calcext:value-type="float">
            <text:p>1.0677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6.0509" calcext:value-type="float">
            <text:p>36.0509</text:p>
          </table:table-cell>
          <table:table-cell office:value-type="float" office:value="1.06778" calcext:value-type="float">
            <text:p>1.06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.9136" calcext:value-type="float">
            <text:p>23.9136</text:p>
          </table:table-cell>
          <table:table-cell office:value-type="float" office:value="1.02379" calcext:value-type="float">
            <text:p>1.0237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3.9136" calcext:value-type="float">
            <text:p>23.9136</text:p>
          </table:table-cell>
          <table:table-cell office:value-type="float" office:value="1.02379" calcext:value-type="float">
            <text:p>1.02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0.984713" calcext:value-type="float">
            <text:p>0.9847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0.984713" calcext:value-type="float">
            <text:p>0.984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0.993321" calcext:value-type="float">
            <text:p>0.99332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0.993321" calcext:value-type="float">
            <text:p>0.99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.7529" calcext:value-type="float">
            <text:p>30.7529</text:p>
          </table:table-cell>
          <table:table-cell office:value-type="float" office:value="1.04993" calcext:value-type="float">
            <text:p>1.049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0.7529" calcext:value-type="float">
            <text:p>30.7529</text:p>
          </table:table-cell>
          <table:table-cell office:value-type="float" office:value="1.04993" calcext:value-type="float">
            <text:p>1.04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.8679" calcext:value-type="float">
            <text:p>24.8679</text:p>
          </table:table-cell>
          <table:table-cell office:value-type="float" office:value="0.995307" calcext:value-type="float">
            <text:p>0.99530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4.8679" calcext:value-type="float">
            <text:p>24.8679</text:p>
          </table:table-cell>
          <table:table-cell office:value-type="float" office:value="0.995307" calcext:value-type="float">
            <text:p>0.995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.681" calcext:value-type="float">
            <text:p>22.681</text:p>
          </table:table-cell>
          <table:table-cell office:value-type="float" office:value="0.982982" calcext:value-type="float">
            <text:p>0.982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2.681" calcext:value-type="float">
            <text:p>22.681</text:p>
          </table:table-cell>
          <table:table-cell office:value-type="float" office:value="0.982982" calcext:value-type="float">
            <text:p>0.982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943" calcext:value-type="float">
            <text:p>18.943</text:p>
          </table:table-cell>
          <table:table-cell office:value-type="float" office:value="0.95791" calcext:value-type="float">
            <text:p>0.9579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8.943" calcext:value-type="float">
            <text:p>18.943</text:p>
          </table:table-cell>
          <table:table-cell office:value-type="float" office:value="0.95791" calcext:value-type="float">
            <text:p>0.95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.6431" calcext:value-type="float">
            <text:p>17.6431</text:p>
          </table:table-cell>
          <table:table-cell office:value-type="float" office:value="0.977263" calcext:value-type="float">
            <text:p>0.97726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7.6431" calcext:value-type="float">
            <text:p>17.6431</text:p>
          </table:table-cell>
          <table:table-cell office:value-type="float" office:value="0.977263" calcext:value-type="float">
            <text:p>0.977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5.13895" calcext:value-type="float">
            <text:p>-5.13895</text:p>
          </table:table-cell>
          <table:table-cell office:value-type="float" office:value="0.718328" calcext:value-type="float">
            <text:p>0.71832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-5.13895" calcext:value-type="float">
            <text:p>-5.13895</text:p>
          </table:table-cell>
          <table:table-cell office:value-type="float" office:value="0.718328" calcext:value-type="float">
            <text:p>0.718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12.5061" calcext:value-type="float">
            <text:p>-12.5061</text:p>
          </table:table-cell>
          <table:table-cell office:value-type="float" office:value="0.737993" calcext:value-type="float">
            <text:p>0.73799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-12.5061" calcext:value-type="float">
            <text:p>-12.5061</text:p>
          </table:table-cell>
          <table:table-cell office:value-type="float" office:value="0.737993" calcext:value-type="float">
            <text:p>0.737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9.88958" calcext:value-type="float">
            <text:p>-9.88958</text:p>
          </table:table-cell>
          <table:table-cell office:value-type="float" office:value="0.73221" calcext:value-type="float">
            <text:p>0.7322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-9.88958" calcext:value-type="float">
            <text:p>-9.88958</text:p>
          </table:table-cell>
          <table:table-cell office:value-type="float" office:value="0.73221" calcext:value-type="float">
            <text:p>0.73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8.67029" calcext:value-type="float">
            <text:p>-8.67029</text:p>
          </table:table-cell>
          <table:table-cell office:value-type="float" office:value="0.644782" calcext:value-type="float">
            <text:p>0.6447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-8.67029" calcext:value-type="float">
            <text:p>-8.67029</text:p>
          </table:table-cell>
          <table:table-cell office:value-type="float" office:value="0.644782" calcext:value-type="float">
            <text:p>0.644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10.8833" calcext:value-type="float">
            <text:p>-10.8833</text:p>
          </table:table-cell>
          <table:table-cell office:value-type="float" office:value="0.635031" calcext:value-type="float">
            <text:p>0.63503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-10.8833" calcext:value-type="float">
            <text:p>-10.8833</text:p>
          </table:table-cell>
          <table:table-cell office:value-type="float" office:value="0.635031" calcext:value-type="float">
            <text:p>0.635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2.8138" calcext:value-type="float">
            <text:p>-12.8138</text:p>
          </table:table-cell>
          <table:table-cell office:value-type="float" office:value="0.6646" calcext:value-type="float">
            <text:p>0.664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-12.8138" calcext:value-type="float">
            <text:p>-12.8138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10.1535" calcext:value-type="float">
            <text:p>-10.1535</text:p>
          </table:table-cell>
          <table:table-cell office:value-type="float" office:value="0.642582" calcext:value-type="float">
            <text:p>0.6425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-10.1535" calcext:value-type="float">
            <text:p>-10.1535</text:p>
          </table:table-cell>
          <table:table-cell office:value-type="float" office:value="0.642582" calcext:value-type="float">
            <text:p>0.642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4.2968" calcext:value-type="float">
            <text:p>-14.2968</text:p>
          </table:table-cell>
          <table:table-cell office:value-type="float" office:value="0.684759" calcext:value-type="float">
            <text:p>0.68475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-14.2968" calcext:value-type="float">
            <text:p>-14.2968</text:p>
          </table:table-cell>
          <table:table-cell office:value-type="float" office:value="0.684759" calcext:value-type="float">
            <text:p>0.684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16.2998" calcext:value-type="float">
            <text:p>-16.2998</text:p>
          </table:table-cell>
          <table:table-cell office:value-type="float" office:value="0.672134" calcext:value-type="float">
            <text:p>0.672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-16.2998" calcext:value-type="float">
            <text:p>-16.2998</text:p>
          </table:table-cell>
          <table:table-cell office:value-type="float" office:value="0.672134" calcext:value-type="float">
            <text:p>0.672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5865" calcext:value-type="float">
            <text:p>1.5865</text:p>
          </table:table-cell>
          <table:table-cell office:value-type="float" office:value="0.661465" calcext:value-type="float">
            <text:p>0.66146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.5865" calcext:value-type="float">
            <text:p>1.5865</text:p>
          </table:table-cell>
          <table:table-cell office:value-type="float" office:value="0.661465" calcext:value-type="float">
            <text:p>0.661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4.566" calcext:value-type="float">
            <text:p>-14.566</text:p>
          </table:table-cell>
          <table:table-cell office:value-type="float" office:value="0.630948" calcext:value-type="float">
            <text:p>0.63094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-14.566" calcext:value-type="float">
            <text:p>-14.566</text:p>
          </table:table-cell>
          <table:table-cell office:value-type="float" office:value="0.630948" calcext:value-type="float">
            <text:p>0.630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13.0344" calcext:value-type="float">
            <text:p>-13.0344</text:p>
          </table:table-cell>
          <table:table-cell office:value-type="float" office:value="0.673394" calcext:value-type="float">
            <text:p>0.67339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-13.0344" calcext:value-type="float">
            <text:p>-13.0344</text:p>
          </table:table-cell>
          <table:table-cell office:value-type="float" office:value="0.673394" calcext:value-type="float">
            <text:p>0.673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14.0713" calcext:value-type="float">
            <text:p>-14.0713</text:p>
          </table:table-cell>
          <table:table-cell office:value-type="float" office:value="0.677144" calcext:value-type="float">
            <text:p>0.6771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-14.0713" calcext:value-type="float">
            <text:p>-14.0713</text:p>
          </table:table-cell>
          <table:table-cell office:value-type="float" office:value="0.677144" calcext:value-type="float">
            <text:p>0.677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8.36595" calcext:value-type="float">
            <text:p>-8.36595</text:p>
          </table:table-cell>
          <table:table-cell office:value-type="float" office:value="0.648955" calcext:value-type="float">
            <text:p>0.6489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-8.36595" calcext:value-type="float">
            <text:p>-8.36595</text:p>
          </table:table-cell>
          <table:table-cell office:value-type="float" office:value="0.648955" calcext:value-type="float">
            <text:p>0.648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3.2007" calcext:value-type="float">
            <text:p>-13.2007</text:p>
          </table:table-cell>
          <table:table-cell office:value-type="float" office:value="0.655002" calcext:value-type="float">
            <text:p>0.6550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-13.2007" calcext:value-type="float">
            <text:p>-13.2007</text:p>
          </table:table-cell>
          <table:table-cell office:value-type="float" office:value="0.655002" calcext:value-type="float">
            <text:p>0.655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-7.77974" calcext:value-type="float">
            <text:p>-7.77974</text:p>
          </table:table-cell>
          <table:table-cell office:value-type="float" office:value="0.664916" calcext:value-type="float">
            <text:p>0.66491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-7.77974" calcext:value-type="float">
            <text:p>-7.77974</text:p>
          </table:table-cell>
          <table:table-cell office:value-type="float" office:value="0.664916" calcext:value-type="float">
            <text:p>0.664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19:16:45.942193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5:53.380619169</meta:creation-date>
    <meta:generator>LibreOffice/5.0.6.2$Linux_X86_64 LibreOffice_project/00$Build-2</meta:generator>
    <dc:date>2020-02-26T19:18:06.073888242</dc:date>
    <meta:editing-duration>P2DT10H46M46S</meta:editing-duration>
    <meta:editing-cycles>69</meta:editing-cycles>
    <meta:document-statistic meta:table-count="3" meta:cell-count="5323" meta:object-count="0"/>
    <meta:user-defined meta:name="qrichtext">1</meta:user-defined>
  </office:meta>
</office:document-meta>
</file>